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cecec"/>
    </style:style>
    <style:style style:name="P3" style:family="paragraph" style:parent-style-name="Standard">
      <style:paragraph-properties fo:margin-bottom="0.1667in"/>
      <style:text-properties style:font-name="Heiti TC Light" fo:font-size="12.0pt" fo:background-color="#e0e0e0"/>
    </style:style>
    <style:style style:name="P4" style:family="paragraph" style:parent-style-name="Standard">
      <style:paragraph-properties>
        <style:tab-stops>
          <style:tab-stop style:position="0.3937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18.09.28 09:30   |   <text:a xlink:type="simple" xlink:href="http://palinfo.habago.org/Entry?Command=Information_PrintForum&amp;iPage=56#FORUM36965"><text:span text:style-name="T1">#</text:span></text:a></text:p>
      <text:p text:style-name="P2">歐洲廢核3國皆有後路 王明鉅：台灣要被孤注一擲嗎？ <text:line-break/><text:line-break/>聯合新聞網 <text:line-break/><text:line-break/>2018年9月27日 <text:line-break/><text:line-break/>蔡政府主張2025廢核家園，台大醫院前副院長王明鉅認為太躁進，會毀了台灣的競爭力和未來，最近他分析歐洲廢核3國，發現德國仍然靠著煤電與法國的核電，瑞士根本是不斷延長核電使用期限，比利時就算要廢核，留了但書，何況它還有其他電網可買電，王明鉅說，能源是國家經濟發展如此重要政策，台灣怎能被孤注一擲？ <text:line-break/><text:line-break/>王明鉅在臉書PO文指出，到2017年7月為止，全世界共有31個國家在使用核能發電，其中只有3個國家宣佈要廢核，分別是德國、瑞士、比利時。 <text:line-break/><text:line-break/>德國預定要在2022年之後完全廢核，日後電不夠， 可靠著法國的核電與自己的煤電在以核養綠、以煤養綠。 <text:line-break/><text:line-break/>瑞士有5部核能發電機組，發電量佔全部電力供應的34.4%，經公投，2018年起不再發放新的核電廠執照。既有的5部核能機組可以延役到50年，甚至可以使用60年或更久。瑞士版的廢核其實完全是緩和的減核。 <text:line-break/><text:line-break/>比利時有7部核能機組總裝置容量590萬瓩，核能電力占比仍高達51%，比利時其實只是自己不燃煤，自己宣稱要廢核，但是仍然靠著政治上的國界外的法國的核電廠與荷蘭的燃煤與燃天然氣電廠在供電啊。 <text:line-break/><text:line-break/>王明鉅再指鄰近的日本，2011年福島核災之後，關閉了全部的核子反應爐。卻得大量進口燃煤與液化天然氣，電費也跟著上漲。 <text:line-break/><text:line-break/>日本今年中也重新確認了2030年的能源計畫。其中綠能占比 22%~24%，核能發電占比要從現在的少量提升至 20%~22%，燃煤發電占 26%、總體火力發電比率則高達 56%。 <text:line-break/><text:line-break/>日本從2015年8月開始已經重啟了9座核反爐，目前還有17座核反應爐的重啟計畫在審核中。如果要達到2030年核能要佔20-22%，大約要重啟30座的核反應爐。 <text:line-break/><text:line-break/>王明鉅說，看看人家，想想台灣，2025年廢核後，每天3000萬瓩以上的電力，全部靠燃煤、燃氣，以及一年只有14%的時間能發電的太陽能，還有夏天發不了電的離岸風力，台灣有這個本錢走上非核家園嗎? <text:line-break/><text:line-break/>能源是國家穩定經濟，發展人民生活如此重要政策，真的要把所有台灣人民的幸福，用這種孤注一擲式的作法來賭嗎？</text:p>
      <text:p text:style-name="P1">陳真   |  2018.09.26 20:02   |   <text:a xlink:type="simple" xlink:href="http://palinfo.habago.org/Entry?Command=Information_PrintForum&amp;iPage=56#FORUM36964"><text:span text:style-name="T1">#</text:span></text:a></text:p>
      <text:p text:style-name="P3">不好意思，因為時間零碎，上一則留言沒寫完；關於人渣黨徒們的日常生活，我又做了點補充。</text:p>
      <text:p text:style-name="P1">陳真   |  2018.09.26 09:36   |   <text:a xlink:type="simple" xlink:href="http://palinfo.habago.org/Entry?Command=Information_PrintForum&amp;iPage=56#FORUM36963"><text:span text:style-name="T1">#</text:span></text:a></text:p>
      <text:p text:style-name="P2">被騙一次是正常，兩次算是忠厚古意，三次是腦殘，但是如果被騙三百次呢？到底是什麼樣的一種智商，才會把票投給人渣黨？ <text:line-break/><text:line-break/>這個黨，這群人渣，每天的工作就是： <text:line-break/><text:line-break/>1. 喝酒賭博玩女人。 <text:line-break/>2. 貪污、分贓、卡位、近親繁殖結黨營私、搞交易、喬事情。 <text:line-break/>3. 討論如何傷害異己，如何造謠抹黑搞選舉。 <text:line-break/>4. 研議如何進一步掌控權位與洗腦下一代。 <text:line-break/><text:line-break/>至於在陽光下，他們幹些什麼呢？ <text:line-break/><text:line-break/>1. 發表仇中反華救台灣國、捍衛台灣主權、清廉勤政愛民的感人言論，並發動爪牙們發起所謂社運、學運，打擊異己，圖謀一己暴利與權位。 <text:line-break/><text:line-break/>2. 發表捍衛民主自由與人權的感人言論，並發動爪牙們發起所謂社運、學運，打擊異己，圖謀一己暴利與權位。 <text:line-break/><text:line-break/>3. 發表各種有關公平正義的感人言論，並發動爪牙們發起所謂社運、學運，打擊異己，圖謀一己暴利與權位。 <text:line-break/><text:line-break/>這個黨，哪個人是乾淨正直的？我還真的想不出來。 <text:line-break/><text:line-break/>陳真 2018. 09. 26. <text:line-break/><text:line-break/>=============== <text:line-break/>【酒女迎阿中】早告急夜奔招待所 2酒店名花樂迎陳致中 <text:line-break/><text:line-break/>鏡週刊Mirror Media <text:line-break/><text:line-break/>2018年9月26日 <text:line-break/><text:line-break/>日前本刊接獲爆料指前總統陳水扁之子陳致中，會前往一間位於北市中山區條通內的私人招待所尋歡，本刊經過一個月的調查，果然在9月15日晚間，見到陳致中與葉姓友人在餐會後至招待所消費，當晚除了有2名北市知名酒店的紅牌小姐做陪，諷刺的是同一天早上，準備參選高雄市議員的陳致中，還在小港聯合競選服務處成立大會中，抬出父親陳水扁打悲情牌，向選民喊話表示自己選情不樂觀，這種白天告急晚上尋歡的做法令人傻眼。 <text:line-break/><text:line-break/>酒店小姐KiKi與Lena在林森北路159巷內C'est si bon Lounge Bar店門口等候陳致中到來，但等待時間過久，KiKi不耐久站，乾脆蹲下滑手機。 <text:line-break/><text:line-break/>所謂的條通指的是林森北路的小巷子，裏面藏有許多有女陪侍的小酒吧。其中位在林森北路159巷內的C'est si bon Lounge Bar店門口，兩位年輕漂亮的女子，分別穿著高叉禮服及清涼短裙，拿著咖啡蹲在門口。 <text:line-break/><text:line-break/>8點32分，另外兩名身著白衣的男子一前一後出現在159巷內，走在前方的男子年紀稍長留著小鬍子，後方的年輕男子，則是掛幾乎遮住整個臉的口罩，背著印有奇美博物館字樣的包包，大搖大擺的走在街上。 <text:line-break/><text:line-break/>原來小鬍子的名字叫葉建揚，他除了是C'est si bon的老闆外，若近日有注意前總統陳水扁新聞的人，不難認出他常站在阿扁身後攙扶，跟在他身後的口罩男正是阿扁的兒子陳致中，早早就等在門口的男子則是金門環保局長蔡其庸，至於2位辣妹則是台北市松山區某家知名酒店的紅牌小姐。 <text:line-break/><text:line-break/>2名酒店紅牌小姐，見到陳致中朝店門走來後，趕忙站起來臉上堆滿笑容迎接，姣好的身材也一覽無遺。陳致中上前打過招呼後，一群人就直接進了店內。 <text:line-break/><text:line-break/>當天晚上從陳致中進門到離開，店內只有他這組客人，而陳致中在2名年輕辣妹的相陪下，一直在店內待到9點46分，一輛小黃計程車先到了店門口，然後葉男走出門察看，確定巷子內沒有可疑人物後，陳致中快走出店外上車，邊走還邊用台語對店內的友人及葉說：「我有閒會擱再來，我先來吼，保持聯絡喔，改日再來喔，拜拜。」隨即提著蔡其雍轉交的紅色塑膠袋搭車離開，前往台北車站搭末班高鐵回高雄。 <text:line-break/><text:line-break/>【酒女迎阿中】招待所老闆進凱校　扁的身後都有他 <text:line-break/><text:line-break/>文｜社會組 攝影｜攝影組 <text:line-break/><text:line-break/>2018.09.26 <text:line-break/><text:line-break/>本刊調查，C'est si bon的幕後股東包括葉建揚在內有很多人，但實際經營管理則是由葉建揚負責，而葉建陽本人除了是台日產經友好促進會會長之外，同時也是凱達格蘭學校「校務顧問」，政經關係良好，由於他與陳致中交情甚篤，深受陳致中倚重，因此陳致中又將他介紹給阿扁，因此才會出現舉凡阿扁出席的各重大場合，一定由葉建揚本人在他身邊攙扶照料，絕不假手他人。 <text:line-break/><text:line-break/>而葉建揚憑藉著這樣的特殊關係，在成立了台日產經友好促進會後，許多在政府機關任職、或是想做日本人生意的人士，也會透過加入台日產經友好促進會擴展人脈以急攀附關係。 <text:line-break/><text:line-break/>葉建陽本人除了是台日產經友好促進會會長之外，同時也是凱達格蘭學校「校務顧問」。 <text:line-break/><text:line-break/>C'est si bon r Lounge Bar其實就是葉建揚好友圈的私人招待所，許多綠營檯面上的政治人物或是藝人都去過，本刊在9月14日晚間9點就拍到多次因喝酒出事而鬧上社會新聞的藝人秦揚，而許多想進入凱達格蘭學校的民間企業人士，也都會透過葉建揚取得「入學門票」，足見葉建揚在陳家以及綠營的地位舉足輕重。 <text:line-break/><text:line-break/>【酒女迎阿中】漂洋過海來送禮　局長致中招待所開同學會 <text:line-break/><text:line-break/>金門縣環保局長蔡其雍當天也意外出現在C'est si bon Lounge Bar，並交付一只紅色塑膠袋給陳致中。 <text:line-break/><text:line-break/>文｜社會組 攝影｜攝影組 <text:line-break/><text:line-break/>2018.09. <text:line-break/><text:line-break/>據一名當天參加餐會的學員透露，餐會晚間7點多才開始，一起參加餐會的陳致中與葉建揚卻在8點左右就先行搭小黃離開，2人應是早就打算至C'est si bon續攤，因為據本刊記者觀察，早在晚間7點36分，蔡其雍就已經提著一只白色包包、以及後來交給陳致中的紅色塑膠袋，在林森北路159巷內閒逛，而2名酒店辣妹則是約8點10分就搭著計程車來到店前等待。 <text:line-break/><text:line-break/>9月15日當天上午，陳致中在小港聯合競選服務處活動中，不斷悲情訴求催票。（翻攝陳致中臉書） <text:line-break/><text:line-break/>提早到店門前等待的金門縣環保局長蔡其雍，現年47歲，是金門人，他同時也是凱校校友，與身為凱校執行長的陳致中算是同學。蔡其庸目前負責金門小英之友會運作，但他在金門也被稱為酒駕局長，今年8月8日晚上，他酒後駕車行經金門金城鎮北堤路時，遭巡邏警方發現攔查，經酒測值高達0.54毫克，警方訊後依公共危險罪嫌移送法辦。而金門縣政府也對他記一大過處分。 <text:line-break/><text:line-break/>當本刊詢問蔡其雍當夜狀況時，他回應本刊，先是否認9月15日出現在林森北路條通的酒店，說自己人在桃園。等記者再次追問，才又改口說有和陳致中見面，並表示和陳致中是好朋友，當天是提小禮物去給陳致中，而該處招待所是私人喝茶、聊天的會所，絕對沒有女生陪酒！ <text:line-break/><text:line-break/>【酒女迎阿中】燈紅酒綠林森北　「巷仔內」才懂的條通 <text:line-break/><text:line-break/>葉建揚經常在C'est si bon Lounge Bar招待友人，店內也特別打造一個專屬包廂。 <text:line-break/><text:line-break/>文｜社會組 攝影｜攝影組 <text:line-break/><text:line-break/>2018.09.26 <text:line-break/><text:line-break/>常在中山區尋歡的「老司機」都清楚，所謂的「條通」指的是台北市中山區林森北路、南京東路、中山北路等路口周遭小巷子，裏面藏有許多有女陪侍的小酒吧，深受日本人喜歡，其中位在林森北路159巷內的C'est si bon Lounge Bar也因陳致中、以及不少綠營政治人物的光臨，蒙上一層神祕面紗。</text:p>
      <text:p text:style-name="P1">陳真   |  2018.09.25 20:51   |   <text:a xlink:type="simple" xlink:href="http://palinfo.habago.org/Entry?Command=Information_PrintForum&amp;iPage=56#FORUM36962"><text:span text:style-name="T1">#</text:span></text:a></text:p>
      <text:p text:style-name="P3">支持以核養綠公投 (十一) <text:line-break/><text:line-break/>陳真 <text:line-break/><text:line-break/>2018.09.25. <text:line-break/><text:line-break/>台灣過去幾十年來，除了林義雄，從來沒有一個人曾經絕食過。絕食就是不要命了，跟有限度的禁食是兩回事。 <text:line-break/><text:line-break/>今天風起雲湧的各種公投，完全就是林義雄在許多人嘻笑怒罵的嘲諷羞辱中所爭取得來的 "成果"。我其實並不確定這是否是一種成果，抑或是一波新型災難的開端，但這畢竟就是林義雄的無數 "貢獻"之一。 <text:line-break/><text:line-break/>如果所謂 "不凡" 來自於一種比較，那麼，林義雄就是一個非常不平凡的人。至於他究竟如何看待自己，我無法代他發言。但在人生的無數比較中，我倒是從未有此感覺，只覺得己身一種悲劇性的異類感，乃至無家可歸者的自慚形穢，就像蝙蝠一樣，只適合在夜裏的山林天空飛翔。 <text:line-break/><text:line-break/>聖經上說，"各人看別人比自己強"，我不太明白這話的意思，不過，基本上就是那樣一種乏善可陳的感覺。過去每當有人要來給我做什麼專訪，我大約就只有一句話可說，那就是乏善可陳，因此也沒什麼好採訪。 <text:line-break/><text:line-break/>但是這幾年，也許時代不同了，輕薄短小了，雖然依然乏善可陳，但卻覺得自己在某些方面似乎還勝過一些人。所謂勝過就是：我能看見他們所看不見的；我知道什麼是饑餓，什麼是貧窮，什麼是恐怖與黑暗，什麼是光明與絕望。 <text:line-break/><text:line-break/>輕薄短小光鮮亮麗的年代，這類沉重辭彙依舊盛行，但卻只是一種類比，而非實質。透過類比，我們知道人們的意思，但語言的使用，卻早已遠離真實。 <text:line-break/><text:line-break/>======================= <text:line-break/>以核養綠-缺電公民自救會的直播影片： <text:line-break/><text:line-break/>https://goo.gl/c5gq72 <text:line-break/><text:line-break/>2018年9月13日 <text:line-break/><text:line-break/>現正直播：故事一 民主聖人之死 <text:line-break/><text:line-break/>我現在在中選會徐州路的門口進行絕食抗議靜坐抗議，因為中選會違法審查法律、審查新聞。中選會指稱我們的公投依法只能點收一次，可是依照我們白紙黑字的法律，從來沒有此律。而且我們翻出行政程序法，列出第六條到第十條，是中選會主委公然違法。 <text:line-break/><text:line-break/>方才與我們接觸的官員否認主委曾經說過最後期限，他們在所有媒體記者前，說這是假新聞，要我們自己去問記者。我們感到非常可怕的是，中選會成為法律立法機關跟新聞審查機關；這是極權國家作為。所以我決定絕食靜坐抗議。我絕對不會善罷干休。 <text:line-break/><text:line-break/>我們剛才有宣告我們之後會每個小時開一次直播、講一個故事。我的第一個故事就是：民主聖人林義雄已經死了。 <text:line-break/><text:line-break/>這個故事是這樣的：我們在七月中的時候，我們其實有試著聯絡過林義雄主席。因為我知道，雖然我們的核能立場是對立的，但是我們都希望促成公投。至少過去的他說過他一輩子都為了民主公投奮鬥，如果公投不能夠公投核四，那公投法修法就是沒有意義的。 <text:line-break/><text:line-break/>有鑒於此，我們主動寄信聯絡林義雄的基金會，希望能夠促成我們的對話。當我們打電話過去確認有沒有這封信的時候，基金會也馬上回覆他們有收到這封信，希望我們能夠先提供餘暇時間，我就跟彥朋馬上討論，列舉四五個時間給基金會。 <text:line-break/><text:line-break/>我們開時間給你了，結果呢？你躲起來了！這是七月中發生的事情，到現在九月中了，過程中我們不斷的受到打壓，林主席！你可曾說過一句話？你可曾為這些被打壓的公投說一句話？沒有！我等您很久了！ <text:line-break/><text:line-break/>包括我們今天在中選會的門口，被違法的阻擋下來、被違法的拒絕收件，然後，我選擇在這裡絕食抗議，因為我想跟林義雄主席說，您做不到的事情，我黃士修爛命一條，我沒有要當什麼聖人，但，我要把聖人殺掉。 <text:line-break/><text:line-break/>林義雄主席！我會完成你這一輩子完成不了的事情，如果你覺得你的人生還有最後的剩餘價值，我拜託你，我懇求你，來徐州路中選會的正門口，陪著我一起再一次的絕食靜坐，這是你實現人生價值最後的機會。 <text:line-break/><text:line-break/>我黃士修在這裡懇求你，等待你。 <text:line-break/><text:line-break/>林義雄主席，我等著你，如果你還記得民主進步黨的 民 主 進 步 該怎麼寫的時候，我相信你會出現。請不要讓我再次的失望！</text:p>
      <text:p text:style-name="P1">陳真   |  2018.09.25 19:57   |   <text:a xlink:type="simple" xlink:href="http://palinfo.habago.org/Entry?Command=Information_PrintForum&amp;iPage=56#FORUM36961"><text:span text:style-name="T1">#</text:span></text:a></text:p>
      <text:p text:style-name="P2">我常會在心裏做這樣一個年齡上的類比，例如： <text:line-break/><text:line-break/>"哦，原來我媽在我剛出國念書的這個年紀，正好生下我，每天一邊撫養五個小孩，一邊還得東南西北到處跑，做生意"。 <text:line-break/><text:line-break/>"原來，在我剛念研究所的這個年紀，林義雄一家被滅門了，母親和兩個七歲雙胞胎被人用刀砍了二十幾刀，活活砍死。而他自己正在黑牢裏承受恐怖刑求。" <text:line-break/><text:line-break/>"原來，在我當起開業醫的這個感覺彷彿人生尾聲的五十歲年紀，林義雄其實才剛從國外遊學四年返台定居，台灣社會幾乎沒幾個人認得。" <text:line-break/><text:line-break/>在那樣一個年紀下，他們究竟在想些什麼？做些什麼呢？透過這樣一個比較，彷彿追上了某種逝去的時光，常有一種驚奇感，彷彿突破了某種理解能力上的限制，達成一種新的溝通，人事物有了新的意義和價值，尺寸大小不一樣了，大的更大，小的卻更小了。 <text:line-break/><text:line-break/>如果智慧的盡頭就是信仰的開端，那麼，藝術無非就是企圖跨越那不可理解的語言與時空界限。或者倒過來說也一樣，溝通既已達盡頭，孤獨之餘，於是我們迫切需要藝術，尋求慰藉。 <text:line-break/><text:line-break/>我很感激千百年來的無數文人雅士乃至以生命寫作的仁人志士，感謝他們留下各種證據，證明美麗的確存在，證明彷彿無限的溝通是可能的。但這畢竟是另一種世界，若在現實世界中，生命依舊無言，依舊充滿可笑荒唐的誤解。</text:p>
      <text:p text:style-name="P1">易秀珍   |  2018.09.24 20:29   |   <text:a xlink:type="simple" xlink:href="http://palinfo.habago.org/Entry?Command=Information_PrintForum&amp;iPage=56#FORUM36960"><text:span text:style-name="T1">#</text:span></text:a></text:p>
      <text:p text:style-name="P3">所以林義雄先生就是好心做壞事，這樣更可怕啊…</text:p>
      <text:p text:style-name="P1">王修亮   |  2018.09.24 15:09   |   <text:a xlink:type="simple" xlink:href="http://palinfo.habago.org/Entry?Command=Information_PrintForum&amp;iPage=56#FORUM36958"><text:span text:style-name="T1">#</text:span></text:a></text:p>
      <text:p text:style-name="P2">我也不認為反核有甚麼不對，基本上我甚至是反電的，很心甘情願此生無電。但在現今社會這只是夢想，我不會因此要求大家都和我一樣的價值觀。 <text:line-break/><text:line-break/>可是，群眾也不應該詆毀反核的夢想者，如果他本身真的做得到省電甚至無電。 <text:line-break/><text:line-break/>至於利益薰心或無知跟隨的反核，那就不值得談論了。</text:p>
      <text:p text:style-name="P1">陳真   |  2018.09.23 00:58   |   <text:a xlink:type="simple" xlink:href="http://palinfo.habago.org/Entry?Command=Information_PrintForum&amp;iPage=56#FORUM36957"><text:span text:style-name="T1">#</text:span></text:a></text:p>
      <text:p text:style-name="P3">支持以核養綠公投 (十) <text:line-break/><text:line-break/>陳真 <text:line-break/><text:line-break/>2018.09.23. <text:line-break/><text:line-break/>龍祥，你講的很對，林義雄誤用或濫用了他的道德光環，以一種家長主義的心態，把他認為 "絕對正確" 的所謂理想，強加於眾人身上。在過去，林義雄因其聖潔無私及滅門慘案，不管藍綠，無人敢批評，也無人忍心批評。我想，我應該是20年前便對對他公開開了第一槍的人。20年來，更是持續不斷在媒體上公開發表過許多批評他的文章。 <text:line-break/><text:line-break/>他的 "從蘭陽到霧峰" 的序言中有這麼一段話，從我上高中一直到現在，三十幾年來，在我心中宛如滾燙的熱淚一般，翻滾過千百回。他說： <text:line-break/><text:line-break/>"我相信─政治是一種科學。我願抱著「對就是對，錯就是錯」是非分明的態度，投身政治。因為，我們的政治如果永遠停留在宮闈式的勾心鬥角、「三國演義」式的「鬥智遊戲」裏，政治就永遠不可能成為「眾人之事」；我們所熱切期待的民主社會也將永遠無法實現。 <text:line-break/><text:line-break/>我相信─民主的過程是緩慢而瑣碎的，我們必須明白這一點，而且要忍受民主的「平淡」。世界不停變動，問題層出不窮，我們要解決東一個西一個迎頭而來的問題才能建立一個理想、完整的社會。「五百年必有聖人出」、「聖人一出，天下太平」的想法是荒唐的；如果真是這樣，我不知道另外那四百九十九年怎麼辦？而且，以現代社經結構的複雜，即使「聖君賢相」出，也不可能一蹴而安天下。我想，寧可度過五百年平淡的歲月，也不要有四百九十九年痛苦的日子。 <text:line-break/><text:line-break/>民主要求我們忍受承擔責任的辛苦和困擾─只有奴隸的安全才是由他的主人來負責的。民主要求我們面對問題─即使是我們不喜歡的問題。民主要求我們自己解決問題─自己下判斷、自己做決定。這些判斷和決定加起來就是─我們，以及後代子孫的命運。 <text:line-break/><text:line-break/>民主是辛苦的，它不但要求我們自己做決定，而且也要求我們對自己的決定負責。許多人因為害怕而放棄了，他們不會是我的同胞，因為，只有偉大的人民才配擁有偉大的國家。" <text:line-break/><text:line-break/>我剛剛把這書找出來。26年前的 7月15日，他從書架上取下這本書，簽名送我留念，上頭寫著："陳真留念。林義雄。1992. 7. 15." 字跡依舊鮮明，宛如昨日。這麼多年來，它陪我飄洋過海，陪我顛沛流離居無定所，但我始終把它收藏在最重要最乾淨的書架一角，使之一塵不染。 <text:line-break/><text:line-break/>這書裏頭，林義雄引用了很多箴言，其中有幾句是這麼寫的： <text:line-break/><text:line-break/>"民主信仰堅持公開的意見衝突，永遠應牢記古希臘人所發現的真理：只有通過自由，人類的思想才能生長、發展。--代維斯" (頁17) <text:line-break/><text:line-break/>"不肯講理的人是頑固。不會講理的人是愚眛。不敢講理的人是奴隸。--杜倫孟德" (頁 120) <text:line-break/><text:line-break/>"我並不想敵視別人，或者咄咄逼人，心存啟釁，但我絕沒有為了要使人喜歡而特別作讓步。我說的是內心的話，即使曉得說出來並不會中聽；因為我相信心口如一很要緊。--無名氏" (頁233) <text:line-break/><text:line-break/>十年前，曾有一位前輩好奇地問我說："林義雄待你不薄，你卻這樣不斷公開批評他，他不會....？" 不會寒心？不會憤怒？不會...？前輩沒把話問完，但他的意思自然是很明顯。我當時默然無語，但我心裏想說的是： <text:line-break/><text:line-break/>也許此生無望，但願若有來生，希望他能原諒我對其情誼的公開 "背叛"；希望他能理解，我只是儘可能實踐了他一生所信仰並宣揚的真理。</text:p>
      <text:p text:style-name="P1">蘇龍祥   |  2018.09.22 17:54   |   <text:a xlink:type="simple" xlink:href="http://palinfo.habago.org/Entry?Command=Information_PrintForum&amp;iPage=56#FORUM36956"><text:span text:style-name="T1">#</text:span></text:a></text:p>
      <text:p text:style-name="P2">我不認識林義雄 <text:line-break/>但是從我來看，林義雄或許是人格者， <text:line-break/>但是，他最大的錯誤就是透過他的身份把自己的意念強加在所有人身上遵從，而不是理性說服所有人。 <text:line-break/>所以，其實很多人當時受制於他的身份壓力以及他所造成的社會壓力，敢怒不敢言，也才會有今日的酸民反撲。 <text:line-break/><text:line-break/>這現象，在教改也出現得很頻繁，教改經過20年，可以確定的是，結果一蹋糊塗，而到了這時，當時反對者才敢大聲說出來。這也就看出，台灣的社會一直不存在理性討論的空間。 <text:line-break/><text:line-break/>也正是因為他認為自己是人格者，所以他認為自己一定正確，即使過程中搞些手段也是必要之惡 <text:line-break/>陳文茜就在節目上公開說過，舊公投法被林義雄宣稱是鳥籠公投，但是舊公投法卻是依照歐洲標準。 <text:line-break/>但林義雄沒有任何說明... <text:line-break/>他只是用自己的身份優勢，硬推自己的理想。 <text:line-break/>簡單公投或許是他的理想，但是以他的高度說出了錯誤的話造成了誤導， <text:line-break/>他也只是享受著自己理想被推動的快樂而沉默不語，忽略了他的理想被推動是建立在欺騙的基礎上 <text:line-break/><text:line-break/>在民進黨裡很多人就是用這一套來辯護 <text:line-break/>常見的說法"消滅萬惡國民黨前,用一些不道德手段都可以接受" <text:line-break/><text:line-break/>===================================== <text:line-break/>其實，去批評林義雄或李遠哲並沒有多大的意義 <text:line-break/>他們只是一大群被沖昏腦袋人民的代表 <text:line-break/>背後這群人民才是亂源 <text:line-break/>只是，這些人民的代表不該沉溺於自身理想被推動的歡愉裡， <text:line-break/>我印象中，當年林擋了核四，馬政府放棄硬推，最後政府提出公投核四，這些反核的並不接受，一定要停止核四，而這讓台灣建立理性討論的機會一再喪失，這不是林義雄沉溺於他理想被推動帶來的快樂而忘記了讓理性來解決事情嗎? 這不該怪林義雄嗎? <text:line-break/><text:line-break/><text:line-break/></text:p>
      <text:p text:style-name="P4"/>
      <text:p text:style-name="P1">李文歆   |  2018.09.22 17:30   |   <text:a xlink:type="simple" xlink:href="http://palinfo.habago.org/Entry?Command=Information_PrintForum&amp;iPage=57#FORUM36955"><text:span text:style-name="T1">#</text:span></text:a></text:p>
      <text:p text:style-name="P2">國際氣候變遷權威 Dr. James Hansen 到場支持以核養綠公投案。 <text:line-break/>. <text:line-break/>執政黨不是最喜歡喊「台灣民主，全世界都在看」？ <text:line-break/>真的全世界都在看，台灣公家機關違法舞弊反民主無視法治。 <text:line-break/>. <text:line-break/>James Hansen在NASA服務了46年，也是知名的全球暖化專家，曾經登上時代雜誌世界百大影響力人物，也獲得美國地球物理聯盟羅傑．雷維爾獎章等多項肯定。 <text:line-break/>他曾在1988年於美國國會作證，首次公開指出全球暖化現象確實存在，且證據皆指向人類活動為暖化主要原因，也因此有人稱韓森為氣候暖化研究之祖。 <text:line-break/>本週Hansen因獲得有東方諾貝爾之稱的唐獎，而專程赴台北領獎。於領獎時表示：「氣候變遷攸關人類的未來，許多國家領導者卻處於消極狀態，年輕人應勇敢發聲，對政府施加壓力。」 <text:line-break/>. <text:line-break/>https://www.facebook.com/GreenNuclear.vote/videos/1978514585780513/ </text:p>
      <text:p text:style-name="P1">陳真   |  2018.09.21 16:08   |   <text:a xlink:type="simple" xlink:href="http://palinfo.habago.org/Entry?Command=Information_PrintForum&amp;iPage=57#FORUM36954"><text:span text:style-name="T1">#</text:span></text:a></text:p>
      <text:p text:style-name="P3">支持以核養綠公投 (九) <text:line-break/><text:line-break/>陳真 <text:line-break/><text:line-break/>2018.09.21. <text:line-break/><text:line-break/>前文 (八) 中，有這麼一段話： <text:line-break/><text:line-break/>"別說在台灣，就算在全世界，你都很難找到一個像林義雄這樣言語重於泰山、視死如歸的人，至少我從未見過一個比他更聖潔的人。" <text:line-break/><text:line-break/>我這話得做點修正，我指的是島內的 "名人" 或 "公眾人物" 之中，我從未見過一個比林義雄更聖潔的人。但若不限於公眾人物，我心中仍然還是有一些 "燈塔" 的。最讓我仰慕的人，就是林弘宣。林義雄是人格者，而林弘宣卻是真正宗教意義上的聖徒，類似像維根斯坦那樣的人。題外話。 <text:line-break/><text:line-break/>底下回覆力民。 <text:line-break/><text:line-break/>罵人王八蛋只需一句話，但要證明某人不是王八蛋卻需千言萬語，但卻依然無法有效澄清。為什麼呢？因為觸及溝通的極限。若要說清，等於是必須把一生寫過講過的話全部重述一遍。有可能嗎？即便有可能，依然不會奏效。為什麼呢？因為世界不一樣，"語言" 也就不一樣；不同 "語言" 之間，溝通自有其無可跨越的極限。 <text:line-break/><text:line-break/>法國從小就強調哲學教育，有一年 "高考"，出了一道題，挺有深度。題旨約莫此意： <text:line-break/><text:line-break/>"透過說服，有無可能讓一個原本不喜歡某種藝術品的人喜歡上該藝術品？" <text:line-break/><text:line-break/>若我來作答，我會朝似有若無、似可似不可的方向兩邊作答。但若說到底，究竟有無可能呢？我基本上還是悲觀的。我不太相信 "喜不喜歡" 是一個可以溝通與傳遞的對象。我可以教導旁人藥理、病理與生化、微生物學、腦神經科學、心臟循環學，我也可以教導分析哲學、邏輯與數學、形上學、人工智能等等等，不管多艱難的知識都沒有溝通上的困難；凡是可被述說的，都可被教導或溝通。 <text:line-break/><text:line-break/>除了知識與事實上的溝通，齊克果還曾提出一種 "能力上的溝通" (communication of capability)，比方說我可以教小朋友大完便要自己擦屁股，不要每次都要我擦；我也可以請課堂上的學生保持肅靜，或是教導藥商別企圖想賄賂我，或是做為車神，我更能教人開車，凡此種種，無關知識，而是一種能力或實踐與操作上的溝通。 <text:line-break/><text:line-break/>溝通知識，溝通能力，都不困難。但是，情感怎麼溝通與傳遞呢？我如何可能讓你深深愛上一個你原本無感或厭惡的人呢？這幾乎是一件不可能的任務，因為它觸及了溝通的極限，觸及了背後整個世界觀或說氣味的不同。比方說，島內島外我最仰慕的現代人是林弘宣。但是，就算曾經有一天，林弘宣活生生地來到眾人面前，會仰慕他的人恐怕依然鳳毛麟角。這裏頭無關對錯，而僅僅有關於氣味之不同。 <text:line-break/><text:line-break/>林弘宣曾有一份未面世的競選文宣，我手上卻有上百份，那是我看過最動人的一份文宣。因為林義雄的勸退，林弘宣放棄競選。那份文宣上寫著一句話，提到耶穌，林弘宣寫說："雖不能至，心嚮往矣"。我對林弘宣的感受亦如是，對於林弘宣所立下的榜樣，"雖不能至，心嚮往矣"。 <text:line-break/><text:line-break/>其實，我和林弘宣僅有在他出獄之後有過幾面之緣。差不多是1987或1988年，有一天，台灣人權促進會正在開執委會，我也在場，他突然走進來，沒有任何寒喧，一開口就要求取消他的台權會顧問頭銜之類。 <text:line-break/><text:line-break/>另一次則是在某位民進黨民代的服務處開會，大批警總特務與警察上門盤查，拉下鐵門，來個密室偵訊。林弘宣那天有事剛好也前來服務處。警察主管看到他，畢恭畢敬想跟他握手示好，林弘宣拒絕。我並不認為當場讓人難堪是好的行為，但這就是林弘宣。 <text:line-break/><text:line-break/>至於力民所指控，林義雄不出面回應黃士修是因為看不起他 "只是一個普通人"，因此說林義雄 "追求虛榮"、"愛惜名聲" 等等，這個說法之 "邏輯"，我就完全兜不起來了。為什麼他一定要出面回應黃士修呢？為什麼不回應就是愛慕虛榮？這不會扯太遠嗎？什麼又是 "普通人" 呢？社會地位？權位高低？權位最高者就是總統，但是，哪個總統能輕易見得了林義雄？ <text:line-break/><text:line-break/>我夠 "普通" 了吧？三十年前的我何止普通，簡直跟乞丐沒兩樣。但我僅僅只是在當時的一次演講會上，隨口問他說何處可以買到Gene Sharp的書 "The Politics of Nonviolent Action"，沒想到一年後，他竟然主動找上我，打電話來我工作的林口長庚醫院，請我去他家，送我一套三冊的 "The Politics of Nonviolent Action"，還要我從他的書架上挑一本他寫的書，簽名送我留念，我挑了我最愛的 "從蘭陽到霧峰"。 <text:line-break/><text:line-break/>那時候的林義雄，就跟神明沒兩樣，但他卻拒絕所有歡迎會及各種邀約，厭惡一切抬舉與吹捧；很長一段時間，任何政治人物幾乎都不可能見得著他，但他卻主動找上我這樣一個普通到不能再普通的普通人。 <text:line-break/><text:line-break/>林義雄在英美日遊學四、五年，返國定居那一天，大批民意代表與群眾在路邊接機，圍住他所乘坐的車輛歡呼，旗海揮舞，敲鑼打鼓紅毯相迎，他卻堅持待在車上絕對不願下車接受歡呼與歡迎，直到群眾與民代們生氣離去。事後，黨外圈內就開始盛傳，林義雄可能發瘋了！否則怎麼會這樣不近人情？後來，自立晚報還派出記者明察暗訪之後，寫了篇報導說林義雄應該很正常，沒有發瘋。 <text:line-break/><text:line-break/>你覺得這樣一個極端排斥世俗名聲喧嘩的人會 "追求名聲"、"愛慕虛榮"、"看不起普通人"？ <text:line-break/><text:line-break/>別說林義雄，我也一樣。倘若我收到一百封信，一百次邀約，我很可能只回一封，並且拒絕所有邀約。曾有十多年的時間，因為照顧父親，我甚至連拒絕都省了，因為我根本連信件都不會打開，因此累積成千上萬的信件。有位十分照顧我的醫界前輩，某某醫院的院長，曾多次寫信給我，提出見面邀約，但我好幾年來連一封信也沒回覆。直到不久前的有一天，我乍然聽說他已過世，心裏十分難過。類似的遺憾說不完，但這裏頭並無一絲不敬之意。 <text:line-break/><text:line-break/>經常每隔幾年，我就會公告天下，表示歉意；我之不回電不回信不接電話，非不能也，亦非不為也，而是有些人確實過著跟一般人截然不同的生活。這裏頭並沒有對任何人有任何鄙夷之意。此其一。 <text:line-break/><text:line-break/>林義雄如果會去區分什麼普通人、重要人，那就不叫做林義雄了，那他也就根本不可能具有太大的 "危害性" 了。他之所以力量如此之巨大，恰恰就是因為他無法被任何世俗標準所定義所交易。 <text:line-break/><text:line-break/>倘若一定要區分輕重，那他最看重的肯定就是小孩子與年輕人。但這當然不意味著他必須接待所有人，回應所有人。就連我這樣一個嚮往隱士生活的非公眾人物，尚且有潮水般的各種邀約，何況林義雄？我光是回應外界千百分之一的各種要求或詢問或討論與質疑等等等，恐怕就會累出人命來，經常覺得自己很像什麼立委服務處主任那般辛苦，何況林義雄？ <text:line-break/><text:line-break/>我若要花時間去回覆那麼多信件，我一天就算有兩千四百個小時恐怕都不夠用，哪裏還會有時間吃飯、睡覺、讀書、寫書、做研究，看診、買菜、當司機接送上下班上下學、煮飯、洗衣、晾衣、換尿布、修理各種家庭用品、修車、加油、跑銀行、跑郵局、照顧許多貧苦病痛的長輩、開會、買房子、借貸、看病就醫、處理無數的家庭事務與風波、幫助外界無數需要被救助者....等等等等等。此其二。 <text:line-break/><text:line-break/>每天常收到國外一堆信件，大多與人權或難民或貧病兒童有關，但我大多也只能置若罔聞。我喜歡動物，住在醫院附近的一群可愛的小狗，每天帶給我許多歡樂與期待。我喜歡牠們每次看到我就想擋住我的去路，或是輕咬我的腳跟，不願意讓我離去。這群無辜可愛活潑聰明的小狗，早在我心中佔有一席之地，但我仍然坐視醫院對他們痛下殺手，全部消滅.... <text:line-break/><text:line-break/>世界這麼大，浩瀚時空底下無數的事，哪些重要哪些不重要，當然是我自己說了算。即便那些對於我無比重要的事，我依然得置若罔聞不是嗎？要不然我還能如何呢？更何況是那些我覺得根本不具重要性的事。 <text:line-break/><text:line-break/>除非千手觀音，否則對於某些人來說，他事實上也就只能依其自身所需，過著他應有或想要有的生活。如果他不是過著那樣的生活，他就不可能是他了。這一點很重要。聖經說，"你的日子如何，力量必如何。" 也就是說，你怎麼活，你就會是個什麼樣的人。此其三。 <text:line-break/><text:line-break/>總之，人畢竟不是股票。股票分分秒秒上上下下，漲跌不定，但人格卻是恆常穩定的東西，比體溫還穩定。我常覺得世俗的褒貶極其廉價而膚淺，很多人看我就好像看成一支股票那樣，我只要寫個比方說 "操它媽的"，對某些人來說，我很可能馬上就會被打入跌停板，原來陳真是這種人！我若寫個什麼感人肺腑的，一些人就歌頌。其實不管是褒或貶，大多鬼扯蛋，畢竟我又不是股票。 <text:line-break/><text:line-break/>任何人都一樣，人格或個性或說氣味品味是一輩子的事，恆常穩定，想假裝也假裝不來，不會因為某個根本微不足道的外在行為就突然被降評，也不會因為某個所謂善行就調高評等，那是股票行情的幹法，不是人之所以為人。 <text:line-break/><text:line-break/>我長這麼大，閱人無數，我還不曾見過人格或個性會改變的，除非腦傷，例如中風、車禍或吸毒，或罹患精神病等等，那就應該要來掛我這一科。當然，外在行為可以改變，但那畢竟無關乎人格或個性。好人當然也會做壞事，人渣更是經常做好事不是嗎？此其四。 <text:line-break/><text:line-break/>我可以此其一二三四五六七八九不斷下去，但這些說法畢竟都很瑣碎。真正的說法是，溝通已經來到盡頭。 <text:line-break/><text:line-break/>盡頭之事不可說，但我也許還是可以試著說那不可說的，這部份就再找時間下回分曉了。</text:p>
      <text:p text:style-name="P1">甄力民   |  2018.09.20 13:24   |   <text:a xlink:type="simple" xlink:href="http://palinfo.habago.org/Entry?Command=Information_PrintForum&amp;iPage=57#FORUM36953"><text:span text:style-name="T1">#</text:span></text:a></text:p>
      <text:p text:style-name="P2">過去看過陳真談過很多次林義雄，而我當時是願意相信陳真的說法，但是這次不一樣了，現實狀況是林義雄雖然不是追求金錢權利，但他追求的是虛榮，過去黨國時期雖然大部份民眾是支持國民黨政府，但是他相信自己才是對的，才能義無反顧的獻身運動，而這次呢？黃士修拖著虛弱的身體，不斷呼籲林義雄出來面對，而林義雄面對一個普通人卻選擇不聞不問，好像黃士修不是一個值得他回應的對象，如果他真的這麼無私無我，那無論是出來認錯，或是堅持反核，都應該出來面對，只是，我不覺得他對核能議題有多高明的見解，能夠站在黃士修的面前做對抗，既不認錯，又不敢出來捍衛自己的立場，所以我不管怎麼看都只覺得林義雄只是一個愛惜名聲的老人罷了。</text:p>
      <text:p text:style-name="P1">陳真   |  2018.09.20 10:24   |   <text:a xlink:type="simple" xlink:href="http://palinfo.habago.org/Entry?Command=Information_PrintForum&amp;iPage=57#FORUM36951"><text:span text:style-name="T1">#</text:span></text:a></text:p>
      <text:p text:style-name="P3">選出人渣蟑螂，跟選出人，後果是很不一樣的。韓國以前是根本沒法和台灣相提並論的，不過才幾年，整個優劣情勢完全逆轉。台灣在一群綠色蟑螂的統治下，不知何年何月才會翻身？ <text:line-break/><text:line-break/>但是，投機政客吳敦義所領導的國民黨，其實比蟑螂也好不了多少。台灣的所謂民主，往往就是在上刀山和下油鍋兩種選項之中讓你選擇。更蠢一點的選民，以為存在什麼第三勢力的什麼白色力量，例如姓柯的，例如什麼時代力量，什麼社民黨、綠黨等等綠營的尾巴黨 (我同時也是綠黨的創黨黨員，但是隔年便退黨，因為很快就認清這又是一個詐騙集團)，其實更是不堪聞問，很像一種寄生蟲，寄居在不同宿主體內，忽藍忽綠忽紅，以養肥自己。 <text:line-break/><text:line-break/>歸根結底，除了像南北韓一樣儘快尋求兩岸統一，除了改變自欺欺人的所謂民主選舉之既有的黑金體制，否則實在看不出來台灣的出路何在。人們的一切辛苦成果，幾乎全數被民主蟑螂給吃了。大家越來越瘦，蟑螂卻一隻比一隻肥，以一種幾何級數的暴增方式搜括人民的財富，非常不可思議。 <text:line-break/><text:line-break/>比方說很多原本只是像一般年輕人一樣，勉強租個房子，每個月房租三千五千的，甚至找不到工作，但經過民主洗禮以及所謂 "愛台灣" 的加持，現在個個全是億萬富翁，賺的全是骯髒錢，請問有幾個例外？鳳毛鱗角。 <text:line-break/><text:line-break/>這些人渣，論才能沒才能，論品德沒品德，但只要學會一套反中反華愛台灣的江湖術語，學會一套社運招式，很快就搖身一變，成為領導，成為董事長，成為主委、部長、縣市長、立委、議長、院長...等等等。 <text:line-break/><text:line-break/>民主體制本身仍有其意義，社會運動本身更是意義非凡，但在台灣，民主或社運卻純粹只是一場詐騙，一種爆炸等級的迅速撈金術、晉身階與敲門磚。在英國，政府縱有百般不是，你不會懷疑民主；在歐洲，社運縱有種種內部問題，你也不會懷疑社運，但是這些東西來到台灣，卻馬上全部變了質，成為一種個人與政黨撈錢奪權晉身權貴就地分贓世代相傳的工具。 <text:line-break/><text:line-break/>陳真 2018. 09. 20. <text:line-break/><text:line-break/>============== <text:line-break/>南韓總統首對北韓民眾講話 文在寅說了7分鐘 <text:line-break/><text:line-break/>The Central News Agency 中央通訊社 <text:line-break/><text:line-break/>2018年9月20日 <text:line-break/><text:line-break/><text:line-break/>（中央社首爾19日綜合外電報導）韓聯社報導，正在北韓訪問的南韓總統文在寅19日晚間與北韓國務委員會委員長金正恩一起在平壤五一體育場觀看大型團體操表演，並發表講話。 <text:line-break/><text:line-break/>文在寅說：「韓民族共生5000年，分別70載，我提議韓朝徹底消除過去70年來的敵對，朝著統一與和平邁出一大步。我和金正恩委員長將攜手韓朝8000萬韓民族同胞建設新的祖國，讓我們一起走向新的未來。」 <text:line-break/><text:line-break/>文在寅還說：「今天我和金正恩委員長就徹底消除戰爭恐懼和軍事衝突風險的措施達成一致，承諾將韓朝美好江山建設成為永遠沒有核武器和核風險的和平家園，留給子孫後代，還商定盡快制定根本消除離散家屬痛苦的措施。」 <text:line-break/><text:line-break/>文在寅就此次訪問的感受表示，他看到平壤的驚人變化，也看到金正恩委員長和朝鮮同胞想要建設什麼樣的國家，多麼渴望民族和解與和平，以及在困難時期仍堅守民族自尊心努力自強的不屈勇氣。文在寅強調，韓民族是優秀的，是堅強的，是熱愛和平的。 <text:line-break/><text:line-break/>文在寅成為向北韓民眾公開發表講話的首位南韓總統，講話長7分鐘，現場15萬名北韓觀眾向文在寅報以熱烈掌聲和歡呼。（編輯：何宏儒）1090920</text:p>
      <text:p text:style-name="P1">陳真   |  2018.09.20 02:44   |   <text:a xlink:type="simple" xlink:href="http://palinfo.habago.org/Entry?Command=Information_PrintForum&amp;iPage=57#FORUM36950"><text:span text:style-name="T1">#</text:span></text:a></text:p>
      <text:p text:style-name="P2">支持以核養綠公投 (八) <text:line-break/><text:line-break/>陳真 <text:line-break/><text:line-break/>2018.09.19. <text:line-break/><text:line-break/>時下擁核聲浪高，以絕食方式逼迫馬英九停掉核四的林義雄，頓時成為人們冷嘲熱諷與羞辱的對象。你要批評他愚眛、反民主什麼的都行，但若要說他什麼黑箱絕食、偷吃、躲起來、表演絕食、只絕食一餐等等等道德譴責，那就真的太荒唐了，那就好像嘲諷耶穌貪生怕死一樣。 <text:line-break/><text:line-break/>天底下不會有比耶穌更無私、更能超越死亡的人了，而林義雄恰恰就是像耶穌那樣一種人。如果我沒法相信林義雄的人品，那意味著我也不可能相信自己。他不耍詐，不玩陰，剛毅正直，充滿利他精神，視富貴榮華及虛名如糞土。他要是有一絲權力慾望或貪圖私利，請問整個台灣有誰能與之抗衡？ <text:line-break/><text:line-break/>當他說絕食，意思就是絕食至死，絕對不會有第二種可能，除非達成他所設定的目標，才會停止絕食。任何了解台灣政治的人，絕不會有人否認這一點，絕不會有人懷疑林義雄言出必行的基本性格。而且，絕不會有人敢對他強制灌食，包括他的太太或女兒也不敢。若有人敢這麼做，林義雄一定立即以死明志。 <text:line-break/><text:line-break/>老實說，別說在台灣，就算在全世界，你都很難找到一個像林義雄這樣言語重於泰山、視死如歸的人，至少我從未見過一個比他更聖潔的人，毫無虛榮，剛烈正直，淡泊名利。他的剛烈正直與無私利他精神，遠遠超乎一般人所能想像。我並不是今天才認識林義雄，而是認識他將近四十年。頭十年，做為一個高中生，我從書本上認識他，感動甚深；後三十年，做為一個黨外人士，我從他身上看見人性至善的可能性。 <text:line-break/><text:line-break/>林宅滅門血案發生後，在海內外人道壓力下，蔣經國原本要對他網開一面，於是就把他放走，但誰也沒想到，在那樣一種極端恐怖的血腥肅殺氛圍中，林義雄居然自己又跑回法庭，不願一人獨活，堅持跟同志共生死。 <text:line-break/><text:line-break/>當然，我舉這個例子太淺薄了，畢竟古今中外很多人同樣視死如歸，很多人同樣不畏死，但他們都只是凡夫俗子，惟有林義雄自有其難以言喻的聖潔。以某種行為來說明善惡往往可笑，因為善惡之深刻從不在於任何外在行為，而在於那些肉眼不可見、說不清講不明卻又確實存在的微妙事物之間。 <text:line-break/><text:line-break/>大約自1990年起，我就給阿扁取了個綽號叫做 "天下第一大壞蛋"，很多人 (包括記者)常跑來找我套話，前後長達十多年，大家以為我一定握有阿扁的什麼內幕黑資料，因為阿扁從1990 年開始，一直到2000年當上總統之後，始終是台灣人的偶像，滿口什麼愛啦希望啦，清廉愛鄉土啦，永遠一副憨厚的微笑，或是一副戮力從公為人民打拼的幹勁與魄力，誰會相信我所說的呢？誰會相信他是天下第一大壞蛋呢？ <text:line-break/><text:line-break/>這並不是因為我有預知未來的超能力，更不是因為我握有阿扁的什麼內幕黑資料，而純粹是因為善惡原本就不是一種行為主義式的概念。一種人事物是善或惡，其實只是看你 "看不看得出來" 而已。善惡好壞畢竟不是一種外在行為。 <text:line-break/><text:line-break/>同理。絕大多數人渣的外在行為往往表現得很有理想性，搞不好還他媽的日行一善呢。就如同綠營的一些尾巴黨，或是那些滿口進步理想的什麼親綠學者親綠文人或什麼學生領袖一樣，絕大多數都是人渣，但你卻不一定能夠輕易描繪得出來他們的卑劣齷齪之處。 <text:line-break/><text:line-break/>當然，我並不是要討論道德哲學或道德知識論，在此只是想說，林義雄的良善無私勇敢與正直，只要不是腦殘，應該都能 "看" 得見。而且，我們看人看事，應當一說一，二說二，而不是總是把意見與我一致的所謂 "自己人" 抬舉成好人，卻又總是把意見或作法相左者刻意貶低其人品。這是一種 "民進黨式" 的慣有作風與眼光，你看，不管什麼樣的人渣，只要挺綠反中，就一概會被捧為眾人的明星偶像，捧為好人。反之，誰膽敢對綠營不敬，就一概妖魔化，抹黑得臭不可聞。 <text:line-break/><text:line-break/>我敢說，今天如果林義雄反綠，他馬上也會被綠營的人從人格者或聖人的神壇上揪下來，抹黑成一個卑鄙齷齪小人。這樣一種民進黨式的評價眼光與作風，非常惡質，難道反綠的一方也要效法嗎？ <text:line-break/><text:line-break/>老實說，我也當過好幾回的人格者。因為，我是當年黨外裏頭那個年紀最小的，同時能文能武，不怕死不怕關不怕打不怕退學，因此，年少時，就有許多前輩稱讚我是什麼少年英雄。30幾年前，有位前輩出書，送我一本，上頭就恭恭敬敬寫著 "敬贈人格者--陳真"。 <text:line-break/><text:line-break/>可是，當我在九零年代末期開始反對民進黨之挑撥族群及貪婪無度和所謂 "愛台灣" 之法西斯作風後，那些當年尊稱我是 "人格者"、"少年英雄"、"最有愛心的醫生" 的所謂同志與前輩們，幾乎全部改了口；溫和一點的，形同陌路，阻擋前途；卑劣一點的，咬牙切齒，視我如寇讎；至於一般走狗打手或什麼網軍，更是把我從裏到外從上到下全方位地抹黑得臭不可聞。 <text:line-break/><text:line-break/>比方說，1997年出國求學前夕，我去找林義雄告別說再見，我跟他說，希望慈林文教基金會早日開辦學院，我會回來任教。沒想到才兩年，就因為我批評民進黨及其支持者 "台灣長老教會" 諸多卑劣的挑撥族群作風，有一天，我竟然在慈林基金會的網站上看到裏頭一些可能是新加入的人，寫文章說我一定是國民黨派駐黨外的特務，對我極盡抹黑造謠之能事。 <text:line-break/><text:line-break/>林義雄創辦 "慈林" 文教基金會。慈林一詞的原意，不是說慈就是慈悲，林就是眾人嗎？也就是說，慈林乃是要召喚一群具有慈悲精神的人，像佛經故事中那隻面對森林大火不忍獨自逃走卻以一己力量沾溼羽毛希望撲滅大火、終而感動天神的那隻小鸚鵡那樣，立誓要救苦救難。怎麼還沒救苦救難，就先對自己人搞起抹黑造謠那一套來了？ <text:line-break/><text:line-break/>於是，我就從英國寫了一封越洋的掛號信給林義雄和方素敏夫婦，請他們道歉，因為他們身為慈林基金會的創辦人及董事長，應該為此事負責。林義雄馬上回了一封掛號信來。但是，老實說，這封信，時隔將近20年，我從沒有打開閱讀。為什麼呢？因為覺得很失望。我相信林義雄在信裏一定會表達歉意，但我不相信他能理解我所要表達的。 <text:line-break/><text:line-break/>關於我個人的部份，其實根本不是重點；重點是，從那時候開始，我已經嗅到一股扭曲人性的瘋狂綠色政治風暴即將全面籠罩這塊原本淳樸良善的島嶼。就如同我當年 (1999年) 所發表的 "給長老教會的一封公開信" 裏所說，在所謂 "愛台灣" 的法西斯口號底下，綠營開始挑撥族群仇恨，檢驗思想忠貞，看誰是中國人，誰就是敵人，必須消滅之；凡是政治異己，凡是批評 "一心愛台灣的綠營" 者，就是奸人，以此定義善惡。 <text:line-break/><text:line-break/>這些算是題外話，不是我這文章的重點。我想說的是，不要因為林義雄反核，不要因為林義雄挺綠，然後就故意要把他說成一個卑鄙窩囊的小人爛人。如果你不相信林義雄的善良無私與正直，那你也根本不應該相信我才對。 <text:line-break/><text:line-break/>我常覺得，不管藍綠，完全缺乏基本歷史記憶。特別是新一代，更是毫無歷史記憶的一代，即便只是幾年前的人事物，也根本一無所知，只知道那些媒體吹捧的人。也惟有這樣無知的人，才會用什麼膽小、偷吃、窩囊、虛偽、剩人、廢物之類的想法去理解林義雄。我不相信這樣一種毫無記憶力與理解力的人能夠對人事物具有什麼樣深刻的判斷與評價，因為那就像一個人如果連最基本的算數都不會，更不用說什麼高等微積分或分析哲學了吧。 <text:line-break/><text:line-break/>另外，善惡並不只是看結果，更是要看動機。比方說，很多父母或阿公阿嬤愛護小孩的方式，根本就是在傷害他。例如，明明有藥可醫，卻偏要帶小孩去接受一些荒唐有害的旁門左道療法，從而害慘了小孩一生。但你難道會因為這樣就否認父母或長輩們的愛？難道你會因為這樣而認為這些愚眛的父母及阿公阿嬤是爛人或卑鄙齷齪的小人？ <text:line-break/><text:line-break/>林義雄如果有錯，並不是因為他心懷不軌，更不是因為他窩囊虛榮，而是因為他的某種愚眛。他無私地以為該怎麼做對大家最好，問題是，他的判斷很可能是錯的，但他卻滿懷愛心地一意孤行。 <text:line-break/><text:line-break/>他還有個問題就是缺乏識人能力，忠奸不分，只看表面，於是周遭聚攏一堆品性不端卻滿口 "理想" 的鳥人。 <text:line-break/><text:line-break/>出國前，也就是二十多年前，我在台中成立一個讀書會，有一天林義雄也來參加。那天很湊巧剛好讀到一個詞叫做 paternalism (家長主義)。林義雄問我這個字是什麼意思？我很有耐心地講解給林義雄聽，因為我覺得他恰恰是這個詞的一個最佳代表人，但他卻好像聽不太懂我在講什麼，或者是他覺得這樣一種概念根本就沒有多大意義，不值得討論。 <text:line-break/><text:line-break/>家長主義簡單說就是："我為你好，我願意為你做牛做馬，但你要乖乖聽我的哦。" 可是，就對方來說，你為我好，但我卻不一定認為那就是好的啊，我有自己的想法和喜好啊。問題是，家長主義者不太管對方怎麼想，他只是一心要對你好。林義雄似乎就是這樣，他是真心認為核電廠是惡魔，應該從島上消失，你要乖乖聽我的哦，因為我是為你好，我甚至願意為你而死。這就是林義雄。 <text:line-break/><text:line-break/>至於嘲諷羞辱林義雄說他什麼 "絕食五小時"，這也根本不是事實。若我沒記錯，林義雄只曾針對核電問題進行過兩次絕食。一次是二十多年前，徵求十萬人簽名要求核四公投，否則絕食至死。另一次就是幾年前，以此逼迫馬英九停掉核四。前一次絕食絕了幾天我忘了，至於馬英九那一次，足足絕食了七天之久，這對任何人來說，都是一種身體上極大的傷害，更何況是一個七十多歲的人，更何況是一個曾經遭受國民黨最殘酷刑求的一個人。 <text:line-break/><text:line-break/>至於要求放寬公投立案門檻的那一次，則是所謂接力禁食，而非絕食。這樣一種接力禁食在國內外社運上很普遍，設定一個時間範圍，比方說幾小時或幾天，眾人接力，拉長戰線，同時保持現場的寧靜與乾淨。絕食與禁食是兩回事，絕食乃是以死為代價 (做不做得到是另一回事)，而禁食則是有限度的停止進食，兩者不同。 <text:line-break/><text:line-break/>再說，若不是林義雄堅持放寬公投立案門檻，哪來今天的以核養綠公投？我們難道不是應該感謝林義雄逼迫人渣黨降低公投的門檻？ <text:line-break/><text:line-break/>總之，林義雄絕對不是一個說要無限期絕食卻做不到的人，這也是為什麼不管藍綠都怕他的原因，因為他百分之百一定會做到。除非目標達成，否則他一定會走向死亡。這就是林義雄。這很令人敬佩，但是當他設定一種錯誤目標時，自然就是一場必須由眾人承受的災難。 <text:line-break/><text:line-break/>1997年出國念書前夕，我特地去林宅墓園祭拜，同行者還有陳菊。我跟她聊起林義雄。陳菊與林義雄長年私交甚篤，我問她說，"妳會怎麼形容林義雄？" 陳菊抬頭看著遠方山頂的天空，緩緩地說： <text:line-break/><text:line-break/>"如果你把你的頭交給林義雄保管，而他卻沒保存好你的頭，你也絕不會怪他，因為你會相信他一定盡了他全部的力量；你會相信他一定會把你的命看得比他自己的命更重要。" <text:line-break/><text:line-break/>這就是林義雄。 <text:line-break/><text:line-break/>種種觀點的不同，讓我和他竟然站到了對立面。但在那最重要的人性之善的道德面向上，我對他的景仰，永遠都不會改變。</text:p>
      <text:p text:style-name="P1">宋兆理   |  2018.09.19 17:36   |   <text:a xlink:type="simple" xlink:href="http://palinfo.habago.org/Entry?Command=Information_PrintForum&amp;iPage=57#FORUM36949"><text:span text:style-name="T1">#</text:span></text:a></text:p>
      <text:p text:style-name="P3">上次謝龍介議員來探望黃士修時還說「你現在要小心，連附近便利商店的水都別喝了，我競選總部有很多瓶裝水，你們要多少拿多少」，這絕對不是危言聳聽，因為黃士修擋掉的是離岸風機兩兆元潛力的巨大財路。</text:p>
      <text:p text:style-name="P1">宋兆理   |  2018.09.19 17:31   |   <text:a xlink:type="simple" xlink:href="http://palinfo.habago.org/Entry?Command=Information_PrintForum&amp;iPage=57#FORUM36948"><text:span text:style-name="T1">#</text:span></text:a></text:p>
      <text:p text:style-name="P2">https://www.ettoday.net/news/20180918/1261662.htm <text:line-break/><text:line-break/>選務人員不劃記、不複誦，整個就是為做票而開的方便之門，難道我們也要跟大馬人民一樣全民自主跑去各地監票？ <text:line-break/><text:line-break/>https://udn.com/news/story/12503/3375191 <text:line-break/><text:line-break/>放鬆監控通訊，這不就是替高壓集權鋪路的惡法？ <text:line-break/><text:line-break/>就算我跳過今天早上黃士修倒下的事，每天這些新聞都狠狠的糾纏我的思緒，怎麼會有這麼無惡不作的政黨，連扁朝都比現在這批人善良百倍 <text:line-break/></text:p>
      <text:p text:style-name="P1">宋兆理   |  2018.09.19 17:31   |   <text:a xlink:type="simple" xlink:href="http://palinfo.habago.org/Entry?Command=Information_PrintForum&amp;iPage=57#FORUM36947"><text:span text:style-name="T1">#</text:span></text:a></text:p>
      <text:p text:style-name="P3">https://www.ettoday.net/news/20180918/1261662.htm <text:line-break/><text:line-break/>選務人員不劃記、不複誦，整個就是為做票而開的方便之門，難道我們也要跟大馬人民一樣全民自主跑去各地監票？ <text:line-break/><text:line-break/>https://udn.com/news/story/12503/3375191 <text:line-break/><text:line-break/>放鬆監控通訊，這不就是替高壓集權鋪路的惡法？ <text:line-break/><text:line-break/>就算我跳過今天早上黃士修倒下的事，每天這些新聞都狠狠的糾纏我的思緒，怎麼會有這麼無惡不作的政黨，連扁朝都比現在這批人善良百倍 <text:line-break/></text:p>
      <text:p text:style-name="P1">李想   |  2018.09.19 11:59   |   <text:a xlink:type="simple" xlink:href="http://palinfo.habago.org/Entry?Command=Information_PrintForum&amp;iPage=57#FORUM36946"><text:span text:style-name="T1">#</text:span></text:a></text:p>
      <text:p text:style-name="P2">絕食超過140小時的以核養綠公投領銜人黃士修，由於血壓心跳不正常飆高，數字從73跳到98，上午10時測量心跳達110，經台大王醫師檢查後建議直接送醫，但黃士修表示自己意識清楚。然而友人判斷情勢不對，堅持叫救護車之時，發現已有善心人士叫救護車戒備。10點30分醫療人員抵達現場時，黃士修仍堅持自己可以繼續抗爭，後經共同領銜人廖彥朋勸說後，隨即搭救護車前往就醫，不過黃在離開時口中仍不斷訴說：「我還可以繼續。」</text:p>
      <text:p text:style-name="P1">周淮安   |  2018.09.19 10:25   |   <text:a xlink:type="simple" xlink:href="http://palinfo.habago.org/Entry?Command=Information_PrintForum&amp;iPage=57#FORUM36945"><text:span text:style-name="T1">#</text:span></text:a></text:p>
      <text:p text:style-name="P3">島內又有時事榮登國際媒體。若照往例，應該《台灣之光》的尊榮稱謂就來了。然這次不知怎地，反而異常低調。包正豪：黃士修絕食沒人理，沒地位連當流浪狗資格都沒。 <text:line-break/>https://udn.com/news/story/6656/3373273 <text:line-break/>－－ <text:line-break/>（節錄包教授部分原文） <text:line-break/>這兩個人都為自己所相信的價值而絕食，但老的這位只要表態一下，「禁食」幾個小時，整個社會好像就沸騰起來，然後無限神聖化他的訴求，比之為「聖人」。 <text:line-break/><text:line-break/>另一位是無權無勢的年輕人，捍衛自己的信念，而且只要求中選會「依法行政」而已，歷經超過4天的「絕食」（據說是只有喝水），但已經逐漸失去統治正當性的政府，根本置若罔聞。我想就算黃士修真的絕食殞命，這個政府也只會一句「不要操弄」而已。 <text:line-break/><text:line-break/>差別在哪裏，無非黨派顏色和身分地位而已。現在加入這個政黨太晚，也難保不被嫌棄，還是想辦法提高自己的身分地位，不然連當流浪狗的資格都沒有...... <text:line-break/>－－ <text:line-break/>政見可以不同，但基本的「人性」總是要有。連富比士都刊登了，當權者都能視而不見，連起碼做做樣子探視一下都嫌懶，維持從一例一休、勞基法改惡、公部門退俸文革、公托褓姆整合、老車運槳抗議……以來，「你們要自立自強」、以拒馬圍城《溝通》的一貫傳統。能期待此等政權能有多謙卑、多體恤民瘼？</text:p>
      <text:p text:style-name="P1">陳真   |  2018.09.19 02:40   |   <text:a xlink:type="simple" xlink:href="http://palinfo.habago.org/Entry?Command=Information_PrintForum&amp;iPage=57#FORUM36944"><text:span text:style-name="T1">#</text:span></text:a></text:p>
      <text:p text:style-name="P2">支持以核養綠公投 (七) <text:line-break/><text:line-break/>陳真 <text:line-break/><text:line-break/>2018.09.19. <text:line-break/><text:line-break/>人渣黨及其一票徒眾傷害台灣這個社會最深的地方至少有三點： <text:line-break/><text:line-break/>一是以所有理想與價值做為一種詐騙奪權撈錢的手段，從而使得人們失去對所有理想與價值的信心。 <text:line-break/><text:line-break/>二是破壞一切法治與文官體系，為所欲為，無法無天；豢養無數走狗，遂行主子意志，捍衛主子利益。於是政府不見了，只剩幫派與走狗，誘之以利，誘之以權位，驅使人們以充當走狗為榮。 <text:line-break/><text:line-break/>三就更不用說了，那就是完全無法無天的全面性貪污及掏空台灣，賣官鬻爵，搶佔權位，私相授受，近親繁殖。整個國家的一切資源全盤佔有，就地分贓；順我者昌，逆我者亡。 <text:line-break/><text:line-break/>一與三不說，光說二。你看，到處是擁有無上權力、超越司法的各種黑機關，幹它X的什麼不當黨產什麼會，幹它X的什麼轉型正義什麼碗糕會，什麼促轉條例，什麼NCC，乃至整個檢調司法系統，完全擺明就是充當東廠走狗組織。 <text:line-break/><text:line-break/>對此我不意外，我比較意外的是走狗們居然爭相當走狗之餘，竟紛紛以當走狗為榮。 <text:line-break/><text:line-break/>我看市面上的一些來自藍營的所謂檢討或批評，實在聽不下去。比方說什麼 "呼籲蔡總統應該糾正此一現象，以免傷害人們對政府的信任" 云云。媽的，有這麼蠢的在野黨，人渣黨能不人渣嗎？那就好像對詐騙集團的首腦說："我要鄭重呼籲您應糾正此一詐騙行為，以免傷害人們對你們的信任。" <text:line-break/><text:line-break/>東廠走狗現象恰恰就是人渣黨的本質，恰恰就是他所積極想要全面創造的一種社會形式，你還呼籲他什麼跟什麼呢？ <text:line-break/><text:line-break/>至於黃士修所提的這個公投案，明明交件時間還沒到，人渣黨為了堵你，就趕緊宣佈提前交件，然後講一些完全狗屁不通的鳥話，拒絕分批收件，什麼二次收件是違法，胡說八道一通，連這麼無聊的鳥話也說得出口，我真服了這群走狗。可以交件，也可以補件，但就是不能現在補？否則就是違法？違了什麼法？狗官們自己也說不出來，擺明就是想把你拖延到讓你無法與大選合併舉行。 <text:line-break/><text:line-break/>對此我不意外，畢竟人渣黨不幹人渣幹的事，那還叫做人渣黨嗎？比較可悲的是：台灣這個社會，一切理想與價值全被綁架，全盤綠化成為一種鬥爭工具。明明一點問題也沒有，綠的這一方的人卻總是能無中生有，無限高唱各種所謂神聖偉大的理想，例如什麼程序正義與民主價值等等，透過無數的造謠與抹黑，把你搞得天翻地覆，臭不可聞。 <text:line-break/><text:line-break/>至於藍營或非綠陣營這一邊的人，卻好像木乃伊一樣，不管對方如何離譜荒唐骯髒齷齪的事，他好像都不會有任何反應。今天要是藍綠對調，什麼中選會什麼黨產會什麼中央黨部，保證老早被砸爛。 <text:line-break/><text:line-break/>當然不一定要如此激烈，但是，做為一個人應有的一點義憤總該有吧？ <text:line-break/><text:line-break/>一個人禁食七天之後，身體健康會有嚴重傷害，甚至會有不可逆的傷害產生，也就是說，可能會永久性地傷害一些重要器官。士修老弟有必要付出如此巨大之代價嗎？ <text:line-break/><text:line-break/>你看，當年我若傻傻地跟著鄭南榕和詹益樺去自焚了，現在肯定成為人渣黨藉以謀財奪權的工具，值得嗎？我就算地下幽魂氣得七竅生煙，也拿人渣黨沒輒。 <text:line-break/><text:line-break/>我的意思是說，生命與健康乃是自身便具有所謂 "絕對價值" 或 "內在價值" 的東西，惟有絕對之物，例如情感，方能與之匹配。古往今來，"以命相許" 之所以動人，也正因為如此。命之所在，價值之所在。我並不認為所謂民主或程序正義或自由等等這些缺乏必然內在價值的東西值得以命相許。 <text:line-break/><text:line-break/>總之，來日方長。 <text:line-break/><text:line-break/>最近因為長期嚴重過勞，大病一場，至今未癒；天天撐著38、39度的高燒看門診，我不敢正眼看病人，因為自覺比每個前來就診的病人還憔悴。好不容易今晚能有機會睡上六、七個鐘頭，但我這些天一直為你數著日子，一天兩天三天地數，數得煩，心裏有話，於是就犧牲今晚難得的睡眠，硬是撐著病懨懨的身子起床，把心裏話寫下來，希望你停止禁食，彥朋也請別接棒了。</text:p>
      <text:p text:style-name="P4"/>
      <text:p text:style-name="P1">陳真   |  2018.09.19 01:15   |   <text:a xlink:type="simple" xlink:href="http://palinfo.habago.org/Entry?Command=Information_PrintForum&amp;iPage=58#FORUM36943"><text:span text:style-name="T1">#</text:span></text:a></text:p>
      <text:p text:style-name="P2">黃士修絕食登《富比士》 來自國際環保人士的正義之聲 <text:line-break/><text:line-break/>2018年09月18日 <text:line-break/><text:line-break/>中時電子報 林郁庭 <text:line-break/><text:line-break/>9月18日23時32分時的黃士修絕食現場狀況。（圖/翻攝自以核養綠-缺電公民自救會 直播影片） <text:line-break/><text:line-break/>「以核養綠」公投領銜人黃士修因中選會拒絕補件持續絕食中，行動也引各界關注，馬英九等政治人物也紛紛到場探視聲援。《富比士》在當地時間9/17時刊載國際知名環保人士，麥可‧謝倫伯格（Michael Shellenberger）報導黃士修絕食抗爭的專文，「以核養綠-缺電公民自救會」對此為之振奮，稱之為「來自遠方的正義之聲」。 <text:line-break/><text:line-break/>麥可‧謝倫伯格是美國知名環團「突破組織」（The Breakthrough Institute）創辦人之一，過去持反核立場，但近年轉為擁核立場，去年還在TED Talk 演講中，發表「恐核如何對環境造成傷害」的看法。 <text:line-break/><text:line-break/>《富比士》刊登謝倫伯格這篇名為「台灣政府在拒收挺核公投團體連署書後，引發絕食抗爭」的報導，文中報導核能流言終結者的創辦人黃士修，在中選會9/13拒絕簽收連署書後，即在中選會前開始絕食抗爭的事情始末，黃士修更表示，「這次絕食抗議，是為了台灣的民主與法治而戰」。 <text:line-break/><text:line-break/>謝倫伯格寫道，在公投團體認為仍可能通過舉行門檻之際，卻遭到政府技術性阻擋再次送件連署書，主管機關（指中選會）聲稱：「為了確保此一階段性流程運作正常，不可能接受二次送件。」 <text:line-break/><text:line-break/>但黃士修拿出錄影證據，指出中選會代表在9月12日時於電話中表示，願意接收這批連署書的再次送件，甚至也約好會面地點，沒想才過了24 小時後，中選會就改變了主意。 <text:line-break/><text:line-break/>謝倫伯格寫出，到了禮拜二，黃士修的絕食將達到 125 小時之久。根據葉宗洸教授表示，黃士修的身體狀態，已因長時間未進食而極度疲乏。領銜本次公投的另一位領導者廖彥朋表示，如果黃士修因體力不支持送醫治療，他會接力進行絕食。 <text:line-break/><text:line-break/>謝倫伯格的報導被網友瘋狂分享，「以核養綠-缺電公民自救會」也分享到臉書粉專上，讓更多網友看了之後紛紛留言，「謝倫伯格已經關注這件事！」、「民進黨政府還要視而不見嗎」、「感謝正義媒體發聲」、「萬一謝倫伯格到臺灣來看絕食中的黃士修，絕對是大新聞！」 <text:line-break/><text:line-break/>(中時電子報)</text:p>
      <text:p text:style-name="P1">陳真   |  2018.09.18 20:55   |   <text:a xlink:type="simple" xlink:href="http://palinfo.habago.org/Entry?Command=Information_PrintForum&amp;iPage=58#FORUM36942"><text:span text:style-name="T1">#</text:span></text:a></text:p>
      <text:p text:style-name="P3">這篇寫得不錯，歡迎大家把它寄給林義雄。地址是： <text:line-break/><text:line-break/>106 台北市安和路二段181巷4號15樓之1 <text:line-break/><text:line-break/>陳真 2018. 09. 18. <text:line-break/><text:line-break/>=================== <text:line-break/>尋找林義雄 <text:line-break/><text:line-break/>(摘錄。全文見：https://goo.gl/Je9YPR) <text:line-break/><text:line-break/>草根影響力新視野 <text:line-break/><text:line-break/>2018年7月6日 <text:line-break/><text:line-break/>文:祈懷秋 <text:line-break/><text:line-break/>林義雄絕對是終結核能的關鍵靈魂人物，核四走入歷史，林義雄是不是應該出來說話？林義雄愛台灣，關心台灣的能源政策，台灣缺電問題不是蔡英文和賴清德說嘴就可以解決，能源問題關乎民生、關乎產業、關乎民眾的健康，林義雄在台灣能源發展的關鍵時刻曾經扮演關鍵的角色，現在他不應該神隱，是不是應該出來誠實的面對因為廢核所產生的問題。 <text:line-break/><text:line-break/>林宅發生血案的不幸遭遇，懸案至今未破，大家同感悲痛，從此林義雄躍升民進黨的神級大老，反核是民進黨的神主牌，林義雄一生多次用絕食、禁食來表達政治訴求，為什麼攸關能源用電，如此嚴肅重大的議題要被一個人的禁食活動綁架，讓人匪夷所思。 <text:line-break/><text:line-break/>當時「我是人我反核」的標籤到處可見，反核議題在台灣不是單純的經濟能源議題，而是政治議題，其政治意涵不僅是民進黨的黨綱，反核四也代表反國民黨，反核變成一種政治信仰。 <text:line-break/><text:line-break/>2011日本的福島事件之後，又歷經台灣的太陽花學運，跛腳的馬政府屈從於在野民進黨和民間反核團體合流的反核聲浪，讓將近3千億造價的核四封存。 <text:line-break/><text:line-break/>在這次政黨輪替之後，國會佔多數的民進黨迫不及待的修電業法，明文規定2025能源配置當中排除核電，正式宣告2025廢核家園的目標，再生能源20％、燃煤30％、天然氣50％。連美商台灣白皮書都為我們的供電穩定擔憂，也建議應該保留核電作為備案，屆時要達成這樣的目標，各界都存疑。 <text:line-break/><text:line-break/>政黨輪替前，我們被教導台灣不缺電，核電有致命的危險，所以大家跟著反核，完全沒有得到充分的資訊，全然不知道廢核要付上代價，更不知道台灣是處於缺電危機的，因為我們相信蔡英文告訴我們台灣不缺電。當全台空汙拉警報，大家才覺得事態嚴重，面對極端氣候，全世界都在減碳，但是台灣因為廢核，必須違背世界潮流，要加蓋火力發電廠，大家驚覺原來台灣的電力吃緊，少了核電，只能用更多的火力發電救急。 <text:line-break/><text:line-break/>現在才知道，大量的倚重火力發電就必須付上健康的代價，台灣健康空氣行動聯盟的葉光芃醫師說：「每一口呼吸都是風險。」他表示燃煤是萬毒之首，台灣臨床腫瘤醫學會的理事長高尚志說台灣每年新增1.3萬名肺癌，肺癌患者死亡率連年攀升高居各類癌症之首，根據世界衛生組織報告，長期曝露於PM2.5達每立方公尺35微克，肺癌的死亡率提高15％。2025廢核家園還沒來到，很多人已經因為空汙嚴重而喪失生命。 <text:line-break/><text:line-break/>2013年的反核有12萬人參加，今年反核遊行只有兩千人，反核不再是主流民意。過去反核的人很多重新思考核能存廢問題，公投法過了，為什麼不發動核能公投讓民意徹底的檢驗，怎可貿然躁進的廢核，讓台灣進入供電不穩的危機。 <text:line-break/><text:line-break/>蔡英文689萬票，5成6的得票率，現在只剩下2成左右，支持蔡英文的是少數民意，為什麼攸關全民權益的能源問題要被民進黨的黨綱綁架？林義雄可以出面回答嗎？</text:p>
      <text:p text:style-name="P1">陳真   |  2018.09.18 11:18   |   <text:a xlink:type="simple" xlink:href="http://palinfo.habago.org/Entry?Command=Information_PrintForum&amp;iPage=58#FORUM36941"><text:span text:style-name="T1">#</text:span></text:a></text:p>
      <text:p text:style-name="P2">黃士修絕食抗議破110小時 馬英九再度前往探視聲援 <text:line-break/><text:line-break/>2018-09-18 <text:line-break/><text:line-break/>聯合報 記者余靖瑩╱即時報導 <text:line-break/><text:line-break/>馬英九二度探視黃士修。記者余靖瑩/攝影 <text:line-break/><text:line-break/>「以核養綠」公投領銜人黃士修絕食抗議中選會拒收補送連署書昨天就突破100小時，前總統馬英九今天早上二度探視黃士修，要他好好休息，並表示不明白中選會的邏輯，戶政機關點收發現份數不足可以補送，為何自主性預防卻遭到阻擋？馬英九說會持續關心，堅持合法的理想並沒有錯。 <text:line-break/><text:line-break/>關心以核養綠公投的馬英九上週四晚間也到現場探視，並送睡袋枕頭表達聲援。他上午再度前往探視黃士修，坐在黃士修旁小聊了5、6分鐘，看黃士修神情虛弱，並詢問有沒有喝水、絕食多久了等等，並討論中選會主委陳英鈐的最新說法。 <text:line-break/><text:line-break/>馬英九告訴黃士修，很多人都注意到「以核養綠」，年輕人也很支持黃的理想，並指出既然「公投法」修法是要放寬門檻，促成公民行使直接民權，那執行上就應該符合修正後的做法，質疑中選會變得更挑剔是很奇怪的，「立法原意被中選會糟蹋實在很可惜」。黃士修則氣若游絲地堅持，他們是在合法時間內交卷，而中選會主委陳英鈐卻故意混淆視聽。 <text:line-break/><text:line-break/>馬英九也一再表示，法律既然沒有規定不能補送，中選會說點收後再收就違法「很奇怪」，更質疑中選會主委陳英鈐17日受訪時有說「盡量促成」以核養綠公投案，但他認為預防性補件不是比事後不足再補更好嗎？他說，自己過去也曾服務於行政機關，只要不是違法，法律上都該通融。公務員依法行政，對不違法的事情，當然要盡力促成。 <text:line-break/><text:line-break/>黃士修最後也說，自己雖然只是一個普通人，但他相信普通人也有捍衛民主法治的能力，希望大家不要忘了民主法治有多珍貴。</text:p>
      <text:p text:style-name="P1">陳真   |  2018.09.17 15:27   |   <text:a xlink:type="simple" xlink:href="http://palinfo.habago.org/Entry?Command=Information_PrintForum&amp;iPage=58#FORUM36940"><text:span text:style-name="T1">#</text:span></text:a></text:p>
      <text:p text:style-name="P3">更正： <text:line-break/><text:line-break/>前文(六)應該是下對上之請願，不是上對下。內文已修改，若有轉載，煩請更正。</text:p>
      <text:p text:style-name="P1">陳真   |  2018.09.17 12:17   |   <text:a xlink:type="simple" xlink:href="http://palinfo.habago.org/Entry?Command=Information_PrintForum&amp;iPage=58#FORUM36939"><text:span text:style-name="T1">#</text:span></text:a></text:p>
      <text:p text:style-name="P2">黃士修絕食100小時有喝水 醫師籲：仍要注意生命徵象 <text:line-break/><text:line-break/>2018-09-17 <text:line-break/><text:line-break/>聯合報 記者鄧桂芬╱即時報導 <text:line-break/><text:line-break/>「以核養綠」公投領銜人黃士修持續絕食抗議，行動已持續100小時。雖然他有喝水，但醫師提醒，斷食時間長，應隨時注意生命徵象。另因血液中的磷、鉀、鎂及鈣過低，若恢復進食，也可能出現電解質不平衡情形，除了要慢慢吃，也應到醫院持續追蹤血中物質濃度至恢復為止。 <text:line-break/><text:line-break/>林口長庚醫院臨床毒物科主任顏宗海表示，絕食或極低熱量飲食7天後，心臟功能減少38%，肺功能減少30%，腸胃道絨毛萎縮，肝細胞儲存的養分流失、腎臟失去濃縮尿意的能力，免疫功能減退也有致命感染風險。 <text:line-break/><text:line-break/>顏宗海說，有時災害受困者連水都喝不到，就會出現脫水及電解質不平衡狀況，引發全身無力、抽蓄及意識混亂不清，再加上絕食交感神經亢進、心肌萎縮，腎上腺素代謝異常，一旦有壓力，可能心律不整而猝死。 <text:line-break/><text:line-break/>顏宗海說，本次事件絕食抗議者有喝水，但他呼籲身旁的人，仍要密切注意絕食者的心跳、血壓、呼吸及體溫四大生命徵象，如果不穩，或出現低血糖、電解質失衡、脫水等警訊，建議就醫。 <text:line-break/><text:line-break/>文獻指出，餓了很久突然吃東西，易引發低血磷症、低血鉀症、低血鎂症及低血鈣症，也會引起電解質不平衡，輕則全身無力，重則引發橫紋肌溶解、昏迷、心肺衰竭致死。 <text:line-break/><text:line-break/>顏宗海表示，絕食結束後，建議最好到醫院打點滴補充營養後，再慢慢進食。以醫師立場來看，以絕食手段進行抗議是真的很傷身，抗議者及身邊人都應注意生命徵象穩定，以免憾事發生。</text:p>
      <text:p text:style-name="P1">隆誌   |  2018.09.17 08:20   |   <text:a xlink:type="simple" xlink:href="http://palinfo.habago.org/Entry?Command=Information_PrintForum&amp;iPage=58#FORUM36938"><text:span text:style-name="T1">#</text:span></text:a></text:p>
      <text:p text:style-name="P3">台灣還是著重在形式主義，只要把某件事改個名稱或標誌，就代表我們跟得上時代潮流。 <text:line-break/>尤其這兩天新聞裡，為了「性別平等」這詞，將改回歷史人物的原名。可是他國雖然冠或改夫姓，對女性可是尊重。 <text:line-break/>政治人物隨便拿性別和性徵開玩笑，就只有下台的份。 <text:line-break/>在台灣，還被稱讚為真性情，更有一堆講著「性平」的政客和社團，為猥褻犯找說詞。 <text:line-break/>人家是用行動在推動性平，台灣卻始終打轉在形式和符號主義。 <text:line-break/>============================================================================= <text:line-break/>自然課綱過關 「居禮夫人」掰了 <text:line-break/>https://goo.gl/rvn7dd <text:line-break/>中國時報【林志成╱台北報導】 <text:line-break/><text:line-break/>教科書將不再出現「居禮夫人」稱呼！教育部課審大會昨通過自然科學領域課綱草案，在學習內容中提及「科學史上重要發現的過程，以及不同性別、背景、族群者於其中的貢獻」，也就是教科書中寫到女性科學家時，要用她本來的名字，而不是附屬於丈夫之下。 <text:line-break/><text:line-break/>性別平權 適用任何科目 <text:line-break/><text:line-break/>教育部國教署副署長戴淑芬表示，昨天審的是自然科學領域課綱，但關於性別平權，每個領域都應適用，國家教育研究院未來審定書商送來的教科書時，任何科目均會提醒不要用「居禮夫人」這種以男性主義出發的稱呼。 <text:line-break/><text:line-break/>教育部昨在國家教育研究院台北院區召開課審大會，由總召集人教育部長葉俊榮主持，出席委員人數42人（全體委員共48人），出席率頗高。 <text:line-break/><text:line-break/>戴淑芬說，課審大會昨對國中小學暨普通高中的自然科學領域課綱草案第二輪審議及表決，經決議為修正通過。國中小暨普高、技術型高中、綜合型高中等3份自然科學領域課綱皆已完成審議，將盡速依行政程序發布。 <text:line-break/><text:line-break/>在國中小暨普高的自然科學領域課綱討論中，課審會在「學習內容」通過「科學史上重要發現的過程，以及不同性別、背景、族群者於其中的貢獻」條文，具有重大意義。 <text:line-break/><text:line-break/>改變稱呼 不再用「蔣夫人」 <text:line-break/><text:line-break/>戴淑芬表示，課綱中並未直接提到要教科書不要使用「居禮夫人」，不過這個條文的精神確實是，以後教科書寫到女性科學家，均要用她原本的名字，不要用什麼夫人之類的稱呼。 <text:line-break/><text:line-break/>課審委員、台灣家長教育聯盟理事長謝國清說，未來教科書中，要使用當事人原來或想要用的名字，譬如「居禮夫人」，應改為「瑪麗亞·斯克沃多夫斯卡」（原名）或「瑪麗亞·斯克沃多夫斯卡-居禮」（結婚後冠夫姓的名字）；同時，不該出現「蔣夫人」的稱呼，而應用「宋美齡」或「蔣宋美齡」。 <text:line-break/><text:line-break/>教育部表示，12年國教40多個領域的課綱中，已完成國中小暨普高、技高一般科目，以及綜高國語文、英語文、數學、自然科學及社會領域等30份，加上2份技高專業群科課綱的審議，預計所有課綱9月底前審完，明年8月如期實施。</text:p>
      <text:p text:style-name="P1">陳真   |  2018.09.17 01:03   |   <text:a xlink:type="simple" xlink:href="http://palinfo.habago.org/Entry?Command=Information_PrintForum&amp;iPage=58#FORUM36937"><text:span text:style-name="T1">#</text:span></text:a></text:p>
      <text:p text:style-name="P2">支持以核養綠公投 (六) <text:line-break/><text:line-break/>陳真 <text:line-break/><text:line-break/>2018.09.17. <text:line-break/><text:line-break/>住高雄，北上不易，加上日夜不休永遠忙不完的工作、家事及顧小孩等等，每天很難找到幾分鐘的空檔，就連想寫上幾個字，都得半夜爬起來寫，或是利用看診空檔。 <text:line-break/><text:line-break/>對於沒有親身參與的活動，基本上不好說些什麼，因此，就當做是一種風涼話吧。不過，這風涼話說不定仍有幾分道理。 <text:line-break/><text:line-break/>首先要說的是：當你遇到狗咬人，雖然有時 "只好連狗也一起打" (李敖名言)，但是，打狗基本上並不會有太大用處，所謂上駟對下駟，好好的 "人" 跑去包圍狗窩意義並不大。要打，就該打放狗咬人的主子；要包圍就該包圍背後那些無惡不作縱狗四處咬人的人渣巢穴。狗基本上並做不了主。 <text:line-break/><text:line-break/>其次，絕食也好，禁食也罷，在我的理解裏，它是一種藉著自苦或犧牲一己性命以激發良善人性的手段。你覺得這個長年以來無惡不作的人渣貪腐詐騙集團會在乎你傷害自己的健康或生命嗎？當然不可能。人渣們經過一番政治算計，說不定會很樂意看到你的自殘。換句話說，禁食也好，絕食也罷，因其道德性，訴求對象應是一般廣大民眾，希望藉由自苦或自我犧牲，使得人們能夠從良善 (而非一己功利或政治鬥爭) 的面向去思考問題，從而對某些事關公眾價值的重要議題多加關注，進而形成力量。 <text:line-break/><text:line-break/>林義雄假釋出獄後，遠離政治，攜妻帶女負笈異國它鄉。在海外的四、五年之中，林義雄潛心研究，形同與世隔絕，一般人幾乎見不到他，但是戴振耀卻在美國和他碰了面，還一起玩了幾天，事後拍了兩捲照片送給我保存。早在林宅血案發生前，林義雄就是黨外公認的人格者，乾淨正直，威武不屈。林宅血案之後的林義雄，因其無私與勇敢，在同志的心目中更是幾乎跟神沒兩樣。於是我很好奇地問阿耀說，"你那幾天和林義雄都談了些什麼呢？統統跟我說吧。" <text:line-break/><text:line-break/>戴振耀跟我說了很多，其中有一點印象很深，那就是平常為公義赴湯蹈火在所不惜的林義雄，其實十分反對 "盲動"。他說，我們應該把狀況想清楚，有所勝算時再出手。我不知道戴振耀的轉述是否合乎原意，但是這些話確實讓我印象很深。我不知道林義雄的原文究竟是怎麼說的，但就我個人的見解是這樣：我們應該想清楚自己的作為，確定這是不是就是你所要的，確定自己能做到何種程度，然後再來從事，並且儘可能貫徹你所決定要做的事。 <text:line-break/><text:line-break/>再者，我們應盡力打擊歹徒人渣，而不是跟他們請願，不是請他們高抬貴手，更不是向走狗請願；他們怎麼可能會在乎你的死活？ <text:line-break/><text:line-break/>1926年，北京大學的學生向北洋政府發起請願，記得好像是因為某事件，敦請政府應捍衛國格，驅逐囂張跋扈的列強駐華大使等等。結果卻反而被政府開槍鎮壓，當場打死幾十名學生。胡適因此寫了一首詩叫做 "死者"： <text:line-break/><text:line-break/>他身上受了七處刀傷 <text:line-break/>他微微的一笑 <text:line-break/>什麽都完了！ <text:line-break/>他那曾經沸騰過的少年血 <text:line-break/>再也不會起波瀾了！ <text:line-break/>我們脫下帽子，恭敬這第一個死的。——但我們不要忘記： <text:line-break/>請願而死，究竟是可恥的！ <text:line-break/>我們後死的人，儘可以革命而死！儘可以力戰而死！ <text:line-break/>但我們希望將來，永沒有第二個人請願而死！ <text:line-break/>我們低下頭來，哀念這第一個死的。——但我們不要忘記： <text:line-break/>請願而死，究竟是可恥的！ <text:line-break/><text:line-break/>北洋政府的鎮壓，也許不是一個好例子。因為，當時的段琪瑞執政府似乎並不壞。段祺瑞在知道軍隊在慌亂之中對學生開槍之後，跑去對死者們長跪不起，據說更是從此終生茹素，以表懺悔。我不懂歷史，這些全是聽李敖說的。我想說的是，執政作風並不壞的北洋政府尚且都能讓胡適對於下對上之請願感到絕望，更不用說台灣眼前這個下三濫的歹徒犯罪集團，用一己之健康或生命去呼喚他們的政治良知，我覺得真是太抬舉了這群理當繩之以法、貪得無饜無惡不作的人渣漢奸。 <text:line-break/><text:line-break/>不過，黃士修有句話說得很對，這話我也常跟學姊說，那就是，與其期待別人成為我們的燈塔，不如自己發光。 <text:line-break/><text:line-break/>我上高中時，讀到林義雄在 "從蘭陽到霧峰" 的書中一句話，非常非常感動。他寫說： <text:line-break/><text:line-break/>"我相信：政治是一種科學，對就是對，錯就是錯。我願抱著是非分明的態度，投身政治。" <text:line-break/><text:line-break/>我一上大學的頭一天就加入黨外，站上群眾演講台，生平第一張名片上頭就刻著林義雄的這段話。 <text:line-break/><text:line-break/>當時很多黨外朋友常笑我面對林義雄就像少女崇拜明星偶像那樣。這當然不是事實，我是崇拜他的人品，而不是崇拜他的一切想法。不過，我當時也常跟黨外朋友說，我確實很 "害怕" 有一天如果林義雄死掉怎麼辦？我說，在某種心靈與道德的道路上，那彷彿就像失去一座引領我前進的燈塔。 <text:line-break/><text:line-break/>我之所以連出國留學都找林義雄當我的推薦人(之一)，就是出於這樣一種心態。但是老實說，這座燈塔在我心中早已熄滅。我依舊相信林義雄的人品之利他與無私，但我不再相信他的是非判斷能力。愛因斯坦說得對，道德和智能具有某種密切關係。好人仍然很可能因為某種愚眛而做出壞事。 <text:line-break/><text:line-break/>失去林義雄這座 "燈塔" 之後，我其實也不認為自己能發光，我只求無害於人，切勿對他人產生不好的影響，因此對於一己之 "公眾化" 有很深的排斥感。 <text:line-break/><text:line-break/>後來更發現，就算天大的義人也不會發光，因為 "那光是真光，來到世上，要照亮每一個人。" 神才會發光，凡人都不會。從此，我就再也不怕世上任何燈光的熄滅。天上億萬繁星，尚且不怕滅掉幾顆，更不用說世上的一點人造光芒。道路永在，旅人無常。</text:p>
      <text:p text:style-name="P1">宋兆理   |  2018.09.17 00:34   |   <text:a xlink:type="simple" xlink:href="http://palinfo.habago.org/Entry?Command=Information_PrintForum&amp;iPage=58#FORUM36935"><text:span text:style-name="T1">#</text:span></text:a></text:p>
      <text:p text:style-name="P3">https://www.facebook.com/873690272838014/posts/961436980730009/ <text:line-break/><text:line-break/>這一則是中選會官員在前一天答應的錄音（他依法辦事但不知道自己長官會變掛） <text:line-break/><text:line-break/>https://www.facebook.com/GreenNuclear.vote/videos/259340024699479/ <text:line-break/><text:line-break/>這是隔天在中選會門口，官員直覺改口的短片。</text:p>
      <text:p text:style-name="P1">宋兆理   |  2018.09.17 00:05   |   <text:a xlink:type="simple" xlink:href="http://palinfo.habago.org/Entry?Command=Information_PrintForum&amp;iPage=58#FORUM36934"><text:span text:style-name="T1">#</text:span></text:a></text:p>
      <text:p text:style-name="P2">陳醫師您好，我就是前幾天送信給你的志工。 <text:line-break/><text:line-break/>請見諒這幾天一直非常忙碌在外面跑手機多數訊息幾乎都沒看(包含郵件)，其實黃士修會出此下策實乃早知道中選會有預謀，而他前一天就先打電話給中選會錄音證明中選會沒有拒絕第二次收件的規定(他們太會用這種奧步，我們對付得很有經驗了)，而果不其然在中選會主委得知我們要二次送件後就馬上下令不得收件。 <text:line-break/><text:line-break/>若公投被擋下我們好幾年的努力都白費，不得已才用絕食的激烈手段抗議，我們每個人都非常珍惜自己的生命，但人總有很多事情不得不面對跟克服，前幾黃士修特別說不要去期待別人帶給我們光芒，「自己就要成為帶領所有人前進的那一盞光」，今天如果沒有人站出來做第一個就不會有第二個、第三個人站出來，絕食不是給政府看(他們早就麻木不仁)，而是激起更多人的支持跟關注。</text:p>
      <text:p text:style-name="P1">陳真   |  2018.09.16 01:08   |   <text:a xlink:type="simple" xlink:href="http://palinfo.habago.org/Entry?Command=Information_PrintForum&amp;iPage=58#FORUM36933"><text:span text:style-name="T1">#</text:span></text:a></text:p>
      <text:p text:style-name="P3">不向東廠西廠低頭！ 黃士修拿命抗爭 絕食超過52小時 <text:line-break/><text:line-break/>2018年09月16日 <text:line-break/><text:line-break/>中時電子報 黃麗蓉 <text:line-break/><text:line-break/>由於公投連署書補件遭中選會拒收，「以核養綠」公投提案領銜人黃士修，至今已絕食超過2天，「白色正義聯盟」粉專不捨說，黃士修是認真拿命在絕食！戶外經過幾波大風大雨，他卻已絕食超過52小時，中選會還是沒任何表示。 <text:line-break/><text:line-break/>「白盟」呼籲支持以核養綠的民眾，在16日早上11:00前往中選會旁的濟南路，一起守護這些由志工一份一份在街頭求來的、挨家挨戶收來的人民心意吧！</text:p>
      <text:p text:style-name="P1">秉叡   |  2018.09.15 22:15   |   <text:a xlink:type="simple" xlink:href="http://palinfo.habago.org/Entry?Command=Information_PrintForum&amp;iPage=58#FORUM36932"><text:span text:style-name="T1">#</text:span></text:a></text:p>
      <text:p text:style-name="P2">在大陸知乎網站上看到的文章，主要是在說美國如何用各種方式掌控日本（主要是在說媒體這一部分），以下是部份文章內容節錄： <text:line-break/><text:line-break/><text:line-break/>作者：David Wan <text:line-break/>链接：https://www.zhihu.com/question/267834076/answer/487146369 <text:line-break/>来源：知乎 <text:line-break/>著作权归作者所有。商业转载请联系作者获得授权，非商业转载请注明出处。 <text:line-break/><text:line-break/>美国、白人真正控制日本的机制的简略总结，以下再列出详细证据： <text:line-break/><text:line-break/>找到完全愿意合作的甲级战犯无罪释放他们出来，有把柄、能够被勒索的人选为最佳，极右派而又同意与美国中央情报局合作的人为最佳，仇恨左派、能够帮助美国打赢冷战为最佳，最蔑视最仇视其他亚洲人的人选为最佳。 <text:line-break/><text:line-break/>保存日本原有的非常阶级式的社会结构，并把这群倾美倾西方的人物放到媒体、工业、大资本、政治、黑社会的上层。甚至美国增加了日本阶级性的社会结构，增加集中，控制点少就方便美国情报局操控，因为战前有15-17个财阀 (Zaibatsu) 变为战后的 6个“系列” (Keiretsu，换一个词汇以显“美国的改革”，但是与财阀同一个性质的资本结构)。 <text:line-break/><text:line-break/>给他们足够资金、资源、知识，再加上美国驻日本的情报机构大量的人力和物力的帮助。让他们被布置到的每一个区域、每一个市场内达到绝对垄断状态。 <text:line-break/><text:line-break/>消灭、刺杀、压抑所有能够挑战这帮美国间谍的左派对手，因为美国冷战需求。当主派和反对派都是倾向美国的人，真正反对美国的权力派（日本共产党）根本不让进入主流媒体的舆论里，这整个民族就是牢牢地在美国人的控制中。 <text:line-break/><text:line-break/>保证权力控制在这些家族内的人手上，让资本和权力是被这些家族的后代所继承。一直到现在，权力团体的布局没有与战后美国所设计的布局发生太大的改变。50年代美国交给权力的家庭，现在还是这些家庭把权。 <text:line-break/><text:line-break/><text:line-break/>因为日本社会曾经是非常阶级性的，底下人自觉听从上面的吩咐。当一小簇政治家族、财阀家族控制日本社会的绝大部分，然后你控制了这一小簇人物，你就控制了整个日本。他们为你办事，你保护他们的社会地位、帮助他们保持权力垄断，而美国也只从底层人民群众占便宜，根本不干涉任何上层家族的利益，这共生关系非常完美，这新时代的殖民机理非常完美。 <text:line-break/><text:line-break/>这一些权力家庭也习惯隐蔽，不在公共的灯光下多出现，习惯当幕后者，所以美国控制了这些幕后者，它就能秘密、非公开、非直接地远程控制日本这个国家。 <text:line-break/><text:line-break/><text:line-break/>美国一直来的长处是对媒体战争的精通。在一个多动的媒体环境里，它们像鱼在水里，非常熟悉怎么玩。你读完这篇文章会发现，美国情报局基本上控制了每一个日本媒体业的大老板，有什么事件对美国PR无利，可以有冗余(redundant)的人物资产，从多个角度多个方向来压某个故事，保证无论如何日本大众的意见在美国允许的范围之内。 <text:line-break/><text:line-break/><text:line-break/>以下是文章連結：https://www.zhihu.com/question/267834076/answer/487146369 <text:line-break/><text:line-break/>文章很長，需要花一些時間來閱讀。 </text:p>
      <text:p text:style-name="P4"/>
      <text:p text:style-name="P1">鄭豐遠   |  2018.09.14 05:59   |   <text:a xlink:type="simple" xlink:href="http://palinfo.habago.org/Entry?Command=Information_PrintForum&amp;iPage=59#FORUM36931"><text:span text:style-name="T1">#</text:span></text:a></text:p>
      <text:p text:style-name="P2">捐款給動物社會研究會，算我一份吧。前陣子丟了工作，至今沒有穩定收入，整天想的無非是錢。不過日子這樣過那樣過似乎也沒多大分別。幾年前在世界展望會認養了兩個小孩 (其實也就是固定匯款，其他啥也沒做)，後來小孩好像長大會寫字了，我們竟然收到一張世界展望會寄來的明信片，孩子在上頭歪歪斜斜寫了些感謝的話，看了心裡五味雜陳，我沒想到少少的一些對生活無關痛養的一些錢，"真的"對另一個人來說是能否存續的關鍵。另外我們也捐款給無國界醫生，正直的事總不是壞事。澳洲有不少動保組織，看了有時很想加入，至今沒有行動，主要還是能力和意願不足，經常會想起台灣動物社會研究會，幾年前翻譯了一本動物相關的書，請台灣動物社會研究會寫了篇序，和悟泓及玉敏有一面之緣，對他們的人和他們所做的事，徹底的敬佩。澳洲的動保也許也值得尊敬，但與動物社會研究會相比就是小巫見大巫了，至少不會整天如過街老鼠，甚至惹上黑道白道。 <text:line-break/><text:line-break/>我是比較屬於那種鐵石心腸的人，其實倒並沒有覺得人類一定要對動物做這個做那個，只不過你待世界如何，世界便如何待你。動物不會說話，肯定是吃虧的，但動物無非就是我們靈魂的一個原型，一隻狗和一隻猩猩，和一個六七歲的小孩在各方面無甚分別。人會善待小孩，沒有理由不善待動物一些。 <text:line-break/><text:line-break/>趕著出門，沒法寫太多，希望這事能儘快得到解決。</text:p>
      <text:p text:style-name="P1">陳真   |  2018.09.13 16:50   |   <text:a xlink:type="simple" xlink:href="http://palinfo.habago.org/Entry?Command=Information_PrintForum&amp;iPage=59#FORUM36930"><text:span text:style-name="T1">#</text:span></text:a></text:p>
      <text:p text:style-name="P3">底下是剛剛收到的一封信。因為未經同意，所以我把來信者的名字遮住。以下是對方來信以及我的回信。 <text:line-break/><text:line-break/>陳真 2018. 09. 13. <text:line-break/><text:line-break/>============ <text:line-break/>XX，謝謝你們所做的，特別要表達我對士修的敬意。 <text:line-break/><text:line-break/>我自己這一生，在社會議題上，從未絕食，但卻經常禁食 (公開或不公開)，也就是說，設定一個日期範圍，比方說三天72小時，不管訴求為何，不論訴求是否通過，時間一到就停止禁食。 <text:line-break/><text:line-break/>即使是經常禁食的甘地，一生也僅有過幾次絕食。最嚴重的一次是面臨印回暴力衝突，死傷無數，甘地因此決定以死相諫，要求雙方放下武器。我想說的是，希望士修不要絕食，畢竟來日方長。 <text:line-break/><text:line-break/>我想我這輩子應該不會有絕食的機會，除非哪一天真的面臨一種人道災難的局面，讓我覺得非得以死明志不可。除此之外，我覺得人還是應該要愛惜自己的健康。 <text:line-break/><text:line-break/>當年(1989年)，鄭南榕四月自焚之後，五月是我的好朋友詹益樺在總統府前自焚，就死在我懷裏。六月換成是我收到罪名是 "企圖分裂國土" 之叛亂案的拘提傳票，當時的黨外人士很多人以為我既然不願出庭，面對拘提，個性又那麼剛烈，想必也會自焚，連報紙都大力渲染說我將要自焚反抗暴政、捍衛言論自由什麼的。我看了報紙很生氣，因為這完全就是空穴來風。我不是那種會自焚的個性，更不可能在我爸媽還健在時這樣做。 <text:line-break/><text:line-break/>我要求報紙更正，因為我不想要讓人以為我是那種只會放話卻不敢真的自焚的人，但是報紙惟恐天下不亂，硬是要瞎掰。這事也讓我從此對這些所謂同志開始反感，估計他們是希望我自焚，好把所謂 "運動" 坐大。 <text:line-break/><text:line-break/>我想說的是，希望士修不要輕易走上這條絕路。生命是可貴的，不管是敵人的生命或我們的生命都一樣可貴。 <text:line-break/><text:line-break/>陳真 2018. 09. 13. <text:line-break/><text:line-break/>===================== <text:line-break/><text:line-break/>您好，我叫XXX，是以核養綠的長期志工，今天下午一點鐘，我們的主持人黃士修先生，因為中選會違法濫權拒絕我們補件的申請(法定日期為14日前)，我們在事前就有預估中選會可能會用各種理由拒絕這一次真正由草根發起的公民投票，所以在遭拒絕當下即決定式絕食抗議，一個人倒下另一個人接手直到政府妥協為止。 <text:line-break/><text:line-break/>在這之前我曾經寫信給林義雄先生邀請他支持他一生念茲在茲的核四公投，不論支持與否都讓這個公投能夠真正的交給全民決定，但林先生完全不予回應，所以我有個不情之請，因為我知道陳醫生是支持核四公投的， 所以請陳真醫生能夠以任何一種方式聲援我們。 <text:line-break/><text:line-break/>XXX頓首。 <text:line-break/><text:line-break/>以下為黃士修今天的發言： <text:line-break/><text:line-break/>各位朋友，我是以核養綠公投領銜人黃士修，從此刻起，我在中選會前絕食靜坐抗議。 <text:line-break/><text:line-break/>9月12日下午，中選會電話同意我們再次送件。13日中午，我們在門口受到大批警力包圍，中選會突然變卦拒收。 <text:line-break/><text:line-break/>我們拿出白紙黑字的公民投票法、公民投票法施行細則、行政程序法，指出中選會公然違法，官員不斷跳針迴避問題，並堅持拒收。 <text:line-break/><text:line-break/>中選會官員在媒體鏡頭前更指稱，陳英鈐主委沒有宣稱9月6日是最後期限，要我們去問記者為何報導假新聞。 <text:line-break/><text:line-break/>現在的中選會，不但是法律審查機關，還是新聞審查機構。即將主辦年底全國選舉的單位，竟然已經成為極權政府的鷹犬！ <text:line-break/><text:line-break/>今天我們一行人，只是十來個無黨無派的年輕人，肩膀上背負著幾十萬份信任和責任，堅持民主法治。 <text:line-break/><text:line-break/>我們曾經聽說，中選會可能會耍小手段，一個月之後偷偷在數字上動手腳，搓掉這個公投不綁大選。我們來到這裡，受到殘酷的對待，不幸印證我們的最糟猜想。 <text:line-break/><text:line-break/>我坐在這裡絕食抗議，不是為了自己，甚至不是為了以核養綠公投，而是無法容忍對民主法治的侵犯，無法容忍少數威權摧毀下一代的未來。 <text:line-break/><text:line-break/>黃士修，原本就是半死之人，爛命一條，不足為惜。我會每小時開一次直播，講一個故事或八卦。第一個故事就是，民主聖人已死，林義雄做不到的事，我來替他做。 <text:line-break/><text:line-break/>我們呼籲，今日下午5點之前，請中選會陳朝建副主委出面依法收件，維護自己的一生清譽，不要屈服於陳英鈐主委的淫威。 <text:line-break/><text:line-break/>看到這個訊息的人，請到徐州路中選會正門口來。帶著一本書來，坐下閱讀，不要為難辛苦的警察弟兄，他們也是被迫執勤。讓我們示範真正的公民運動，守護台灣僅存的民主法治。 <text:line-break/><text:line-break/>最後，請轉告我媽，孩兒不孝，沒有照顧好自己，但我有不得不做的理由，對不起。 <text:line-break/><text:line-break/>黃士修 2018.9.13</text:p>
      <text:p text:style-name="P1">陳真   |  2018.09.13 16:17   |   <text:a xlink:type="simple" xlink:href="http://palinfo.habago.org/Entry?Command=Information_PrintForum&amp;iPage=59#FORUM36929"><text:span text:style-name="T1">#</text:span></text:a></text:p>
      <text:p text:style-name="P2">上述 "動物社會研究會" 的留言是我幫該會執行長陳玉敏貼的，取自她的臉書。主要是缺錢租(大一點的)辦公室。 <text:line-break/><text:line-break/>這些資料我看最好還是由他們自己保存。至於錢，我提了個建議，就等著看他們打算怎麼做。我的提議是這樣： <text:line-break/><text:line-break/>假設50坪大、容納十位工作人員之空間月租費5萬元，一年就是60萬，若以三年為一期，就是180萬。倘若可以找到10個人，平均每個月只要支付5千元，一年6萬。倘若可以找到比方說20個人，一個月只要兩千五，也許就不會有太大壓力。很多人買奢侈品化妝品的錢，恐怕一個月都不止6萬。至於三年後，再看要怎麼找到更穩定充裕的財源。 <text:line-break/><text:line-break/>我自己可以認養十分之一，看能不能再找到其他至少9個人，以每個月自動轉帳或一次給付或年繳方式，專款專用。 <text:line-break/><text:line-break/>這些費用，對我的許多同學們來說，不過是個零頭，但我不會以私人關係傳給任何人，以免朋友們有非掏錢不可的道德壓力。我希望是那些 "不捐會很痛苦" 的人來共襄盛舉。 <text:line-break/><text:line-break/>但若不透過個人關係，我不敢說有多少人會響應，基本上很悲觀，因為台灣人喜歡政治，對於貓狗視為無關痛癢。 <text:line-break/><text:line-break/>而且，人們喜歡玩概念，灑口水，當鍵盤俠，每天睜開眼睛就是忙著看電腦，寫一些空洞話語，看一些蒼白文字，非常投入，一天不上網說不定會悶出人命來。但你要他真的站出來做點什麼，或捐點錢，那就非常困難了；儘管他知道他一個月少花個五百八百，就能讓比方說遠方某個小孩每個月保證有東西吃，有學校讀，或是讓某個家庭足以渡過數年寒冬，但是人們卻不會願意捐款，一些混蛋會很 "理性"地告訴你說 "這樣沒有效果啦"(每個月靜站總是會聽到類似的批評指教)。 <text:line-break/><text:line-break/>反倒是那些根本不缺錢，而且財產很可能是你的一千倍或一萬倍，財務不乾不淨，跟廠商或藥商利益關係亂七八糟的人，比方說柯文哲，據說幾小時內卻能募得四五千萬。要捐給那種人，捐給那種人搞選舉奧步，不如把錢拿去丟垃圾桶。 <text:line-break/><text:line-break/>然而，像動物社會研究會這樣一種即便放在全世界的等級來看都是第一流的動物保護團體，卻連幾百本文獻資料都得因為空間不足而被迫丟棄(若干年前就是這樣，這次是第二回)，連個小小的辦公室都租不起。 <text:line-break/><text:line-break/>台灣兩千三百萬人，若連大陸同胞也算在內(巴勒網的讀者有三分之一來自大陸)，十四億人，想找到20個人，每個人每個月出兩千五，持續比方說三年，也不過九萬塊，我們卻連這樣都做不到？ <text:line-break/><text:line-break/>許多時候，我對文字啦、概念啦等等這些活動，真是有說不出來的厭惡感。講得天花亂墜，行動力卻是零。 <text:line-break/><text:line-break/>靜站也一樣，我從不在乎人多人少，就算我一個人站也一點問題都沒有。但是，問題並不在人數多少，而在於言與行落差太大。嘴巴講的，筆下寫的，動輒千百丈，亙古爍金，天花亂墜，但是行動呢？生命呢？你為你的話語文字、你的所謂思想與理想，付出多少代價？答案卻是零。 <text:line-break/><text:line-break/>維根斯坦很喜歡歌德的 "浮士德" 裏的一句話："In the beginning was the Deed"。這話改自聖經，翻成中文的意思就是太初有道，道始於行。話語是蒼白的，實踐才是萬物一切意義的開端。</text:p>
      <text:p text:style-name="P1">李念淨   |  2018.09.13 15:27   |   <text:a xlink:type="simple" xlink:href="http://palinfo.habago.org/Entry?Command=Information_PrintForum&amp;iPage=59#FORUM36928"><text:span text:style-name="T1">#</text:span></text:a></text:p>
      <text:p text:style-name="P3">https://www.facebook.com/GreenNuclear.vote/videos/259340024699479/ <text:line-break/><text:line-break/>以核養綠-缺電公民自救會的直播影片。 <text:line-break/>2 小時前 · <text:line-break/><text:line-break/>【緊急】中選會昨日說好收件，今天突然變卦拒收，在濟南路門口僵持中！ <text:line-break/><text:line-break/>9月12日下午4點 中選會同意以核養綠公投再次送件 <text:line-break/>https://drive.google.com/file/d/1n7t68qSQsFeEvzTtOSeSiNZeFrIx0Tr5/view </text:p>
      <text:p text:style-name="P1">林邑軒   |  2018.09.13 13:15   |   <text:a xlink:type="simple" xlink:href="http://palinfo.habago.org/Entry?Command=Information_PrintForum&amp;iPage=59#FORUM36927"><text:span text:style-name="T1">#</text:span></text:a></text:p>
      <text:p text:style-name="P2">不考慮捐給慈林的社運史料中心嗎？ <text:line-break/>有人力與資金可以維護這批資料</text:p>
      <text:p text:style-name="P1">陳真   |  2018.09.12 10:51   |   <text:a xlink:type="simple" xlink:href="http://palinfo.habago.org/Entry?Command=Information_PrintForum&amp;iPage=59#FORUM36926"><text:span text:style-name="T1">#</text:span></text:a></text:p>
      <text:p text:style-name="P3">&lt; 徵求接手史料者--台灣二十餘年動物保護、生態保育剪報資料 &gt; <text:line-break/><text:line-break/>是這樣的，台灣動物社會研究會又必須辦家了。上個月房東給了我們必須在十二月中完成搬遷的期限後，近兩個月，我們一邊忙碌的推動各項議題，一邊密集的尋找新的租屋處。 <text:line-break/><text:line-break/>在礙於經費限制與空間需求無法兩全的狀況下，我們得忍痛處理掉許多珍貴的資料檔案，其中包括我們累積了二十幾年的剪報資料檔。（六年前那次搬家時，我們就已處理掉許多二十年來奮戰各項議題的史料，包括許多在各種場合的會議錄音） <text:line-break/><text:line-break/>來説説而今得處理，累積二十餘年、六百多冊的「剪報資料」檔。二十多年前，電子媒體尚未發展，所有資訊皆仰賴紙媒傳佈。我們日日得剪報，搜集所有涉及動物保護、生態環境、各項社會改革議題的資訊。研究社會局勢、制訂作戰方針，適時做出回應。 <text:line-break/><text:line-break/>剪報資料除了所有涉及動物議題及生態保育的新聞外，還包括：動物在廣告中的呈現、各種人與動物互動的媒體資訊等。 <text:line-break/><text:line-break/>在那個電子媒體未發達的年代，動社的剪報資料，提供許多不同組織便利查詢資料的功能。舉例來說：二十年前，當時的釋悟泓（朱增宏）與許多資深環保運動者組成了「生態保育聯盟」，剪報資料裡就有非常多關於生態環境的資訊，供當時的運動者查詢使用。 <text:line-break/><text:line-break/>當年也有很多研究生，會到動社辦公室翻閱這些有分各項主題的簡報，尋找資料或靈感。 <text:line-break/><text:line-break/>許多人會問：怎麼不找人掃描變成電子檔歸檔呢？這幾年我們不是沒有想過，一來這實在需要大量人力與掃描設備，二來，一邊持續密集為動物打仗的我們，實在抽不出人力來做。 <text:line-break/><text:line-break/>這兩個月，尋找新辦公室的挫折，讓我們得面對無法搬走這些剪報史料的事實。（有沒有善心人士願意提供一個窩給動社呢？） <text:line-break/><text:line-break/>所以透過臉書想詢問：有沒有任何歷史系或想做台灣動保運動歷史，或研究台灣社會「人與動物互動史」的人，願意接收這批剪報史料，讓它繼續發揮功能？有意願者，請儘速私訊我！謝謝！ <text:line-break/><text:line-break/>當然最渴望能幫動社募到一間辦公室啊！ </text:p>
      <text:p text:style-name="P1">陳真   |  2018.09.12 10:40   |   <text:a xlink:type="simple" xlink:href="http://palinfo.habago.org/Entry?Command=Information_PrintForum&amp;iPage=59#FORUM36925"><text:span text:style-name="T1">#</text:span></text:a></text:p>
      <text:p text:style-name="P2">胡佛是好人，也是黨外時代敢發出一點點聲音的兩、三位學者之一。他要是懂得趨炎附勢，今天的人渣黨國師寶座絕對少不了他，保證生前吃香喝辣，死後全民哀悼。 <text:line-break/><text:line-break/>不過，好人講的話並不一定合理。從小到大，要是遇到這樣的課，我絕不會在課堂上忍耐超過5分鐘，肯定會痛不欲生。許多時候，我對社會學或政治學這類所謂社會科學感到很困惑，因為往往看不出這類學科究竟如何在 "知識論地位" (epistemological status)上成立，缺乏智能上的吸引力與說服力，既不科學，也不人文，感覺只是一種空洞修辭。 <text:line-break/><text:line-break/>不過這是題外話，光是針對胡佛這篇訪談來說，你只要更換一個關鍵字，把中國改成台灣國，其它內在邏輯完全不改，不就變成一篇鼓吹台獨建國的典型作文了？ <text:line-break/><text:line-break/>這文章反駁了一些腦殘質疑，例如 "相信自由主義，怎能還一方面認同 '國家' 的概念？"，問題是，駁斥了各種腦殘質疑，並不會得出 "大陸應該和台灣統一" 的結論，兩者風馬牛不相及。 <text:line-break/><text:line-break/>而且，如果胡佛的 "國家是必要之善" 的論證是對的，那麼，結論應該是消弭國界，廢除國家概念，從而世界大同，形成一整個人類社會才對，怎麼會得出一種極其有限 (卻又居然神聖無比) 的中國國家主義之結論？ <text:line-break/><text:line-break/>如果胡佛的 "領土神聖不可分割、不可變動" 的概念是對的，那麼，我們應該努力往千百年前的古代走才對，例如走回秦漢唐盛世，走回版圖遼闊的古羅馬帝國。 <text:line-break/><text:line-break/>胡佛的這篇訪談，千瘡百孔，毫無說服力，一如一堆所謂台獨建國人士的論證方式，先把結論鎖定了，然後再來透過一堆空洞修辭加以美化既定結論，其實幾千字的文章，不過只是濃縮成一句口號，亦即 "統一萬歲" 或 "台獨萬歲"。 <text:line-break/><text:line-break/>基本上，我不相信統獨問題可以用一種正面 (positive) 方式來陳述。一如鬼神一般，你只能負面(negative)表列，不不不不不，而非是是是是是。簡單說，我不知道鬼 "是" 什麼，但我知道什麼 "不是" 鬼。同理，我不知道為何台獨很棒，但我知道台獨將會如何惡劣淒慘。我的想法基本上就是三不 (而非三要)：不可能，不必要，不正當。 <text:line-break/><text:line-break/>簡單說： <text:line-break/><text:line-break/>一，不可能：如果喊了半個多世紀的 "反攻大陸消滅共匪解救苦難大陸同胞" 的偉大理想根本做不到，台獨就更是不可能做到，因為前者基本上仍然在統一的概念下，戰爭仍有各種可能的後果，而後者卻連統一都否定了，意味著必須你死我活，誓不兩立。一群人渣歹徒，整天炒作這個根本做不到而且毫無意願去做的事，存心就是詐騙謀財奪取權力。 <text:line-break/><text:line-break/>二，不必要：統獨本身不會是一種目的，而是為了達成其它目的的一種手段。就台灣人來講，究竟有什麼目的是你必須透過必然會死傷千萬的台獨 "才能" 得到的？我知道腦殘人士大概又要說些什麼民主投票與人權之類的蠢話了。蠢到這種地步，實在很無言，算我被打敗好了。 <text:line-break/><text:line-break/>三，不正當：就現實情況與基本事實來說，台灣目前不折不扣就是美日的共同殖民地。所謂台獨，只是美日拿來傷害中國大陸的一個手段和武器，一種軍事基地的基本性質。你冒著死傷千萬的後果，就只是為了給全世界最恐怖血腥、半個多世紀來到處侵略殺害數千萬人的美國帝國主義當炮灰？你冒著死傷千萬的後果，就只是為了給無恥下流殘暴血腥強姦屠殺千百萬同胞的日本人渣當狗？死亡並不可怕，但怎麼會有人立志冒著死傷千萬人的後果卻是為了給齷齪人渣給恐怖帝國當狗奴才當砲灰？ <text:line-break/><text:line-break/>也許我應該把台獨三不改成四不。 <text:line-break/><text:line-break/>四，不存在：也許一些蠢蛋會說，台獨不必然是給美日當狗使喚。那很好啊，但是問題是現實上根本不存在這樣的台獨勢力。現實中的所謂台獨，完完全全百分之一百就是美日所豢養的一條貪得無饜的狗，沒有任何自主意志可言。當持有某種所謂獨立之政治主張者，只是一條歹徒養來咬人的狗，何來自主獨立與自由可言？ <text:line-break/><text:line-break/>結論就是：我不確定統一會有多麼美妙神聖偉大的後果，但我知道它的反面 (亦即台獨) 為何不可行，不必要，不正當，而且不存在。</text:p>
      <text:p text:style-name="P1">張紹中   |  2018.09.11 22:51   |   <text:a xlink:type="simple" xlink:href="http://palinfo.habago.org/Entry?Command=Information_PrintForum&amp;iPage=59#FORUM36924"><text:span text:style-name="T1">#</text:span></text:a></text:p>
      <text:p text:style-name="P3">入世已拼愁似海，逃禪不藉隱為名。 <text:line-break/>卅載光陰彈指過，未應磨染是初心。 <text:line-break/><text:line-break/>「你是否有什麼遺憾？」 <text:line-break/>「我的遺憾，都已過去了。」 <text:line-break/><text:line-break/>葉嘉瑩的幾段話，讀畢淚流不止。 <text:line-break/>照慣例，閱畢刪掉ㄅ。</text:p>
      <text:p text:style-name="P1">欧阳阳   |  2018.09.11 20:36   |   <text:a xlink:type="simple" xlink:href="http://palinfo.habago.org/Entry?Command=Information_PrintForum&amp;iPage=59#FORUM36923"><text:span text:style-name="T1">#</text:span></text:a></text:p>
      <text:p text:style-name="P2">台湾“中央研究院”院士、中国社会科学院名誉高级研究员、台湾大学政治学系名誉教授胡佛，10日在台大医院病逝，享年86岁。 <text:line-break/><text:line-break/>摘抄2014年访谈，以资纪念。 <text:line-break/>国家与自由人权并不互斥 <text:line-break/>问：在统独问题上，台湾许多人或主张维持现状、不统不独，或抨击大陆鼓吹国家主义（大陆称为爱国主义），质疑两岸何以不能分开来和平共处；但面对大陆的复兴，又越来越焦虑。中国要统一，有无理论上必然的理由？ <text:line-break/>胡佛院士答：海内外包括大陆不少讲自由人权的知识分子，都认为国家主义是与自由主义对立的，是邪恶的；各国如果都像希特勒那样强调国家主义，会引起国际冲突。港人上街反对港府推动爱国主义教育，亦基于此。这个误解不解决，对统一来讲就始终有个结。 <text:line-break/>一个政治体系可分三个层次：最根本的基础，是国家民族；其上是政府；最上面是公共政策。国家统一的问题必须在最根本层次上思考，先了解国家的本质，然后一步步往前推，才能理解为什么要统一。 <text:line-break/>首先必须了解：国家是所谓的“生命共同体”。孙中山说“国者人之积”，国家是人的集合体、人们生命的共同体。人由父母所生，组成家庭来相互照顾、延续生命，人类天生就是群体的动物；然后由家庭发展为家族、村落、氏族、种族、国家。人群组成国家这个生命共同体，主要目的就在追求美好的生活，实践生命的价值。换言之，国家不但是必要的，而且是“必要之善”。 <text:line-break/>所谓美好的生活和生命的价值，第一、也是最基本的，就是丰足的生活，即中国人说的“丰衣足食”；这是生理上、物质上、经济上的根本，否则生命无法维持。第二是平安的生活，这是能够进一步让福气更多、预测未来生活亦可丰衣足食的前提，所以中国人说“平安是福”。第三是亲和的生活，亦即中国人常说的“亲爱精诚”；互相友爱，才能精诚共处。第四是尊严的生活；感觉自己有价值、受重视，才能有尊严。第五是志趣的生活，也就是能够实践我们的潜能、抱负、兴趣的生活，所谓“志业有成”。以上五者综言之，就是“富强康乐”。 <text:line-break/>然而要达到上述的美好生活与生命价值，国家这个生命共同体中的人群必须互相接纳、彼此认同，愿意共同经营这个具有政治性的共同生活，这就要在国家认同的文化基础上发展国家道德观；所以说：国家也是一种“道德共同体”。一方面，人们在这个共同体内、在历史的过程中不断互动，自然会培养出共同的认同，认为彼此都是其中一份子，于是能共同追求美好生活的发展、生命价值的发扬，并进一步认为这么做有价值、合乎道德；另一方面，这个共同体也会反过来在道德上要求其成员不离不弃，承诺共同推向美好。即使国家有难，成员亦有责任献身去除国难；此时若撒手离开，则不道德。所以，我同意亚里士多德的看法，国家本身是一个具有道德性的共同体；而国家的道德观，其最核心的观念，就是国家的凝聚与统合。 <text:line-break/>道德既是一种要求，国家既然有道德性，自会产生国家主义，将“小我”的互爱，扩大发展为对“大我”的国家共爱，也就是大爱。这种大爱即是“国家主义”或“爱国主义”的核心道德。在这个道德基础上，我们对国家负有责任，所以美国肯尼迪总统说：“不要问国家能为你做什么，要问你能为国家做什么。”传统中国天下观之下的中国人，像顾炎武则强调“天下兴亡，匹夫有责”。 <text:line-break/>问：您的意思是，国家主义不可能消灭，我们也不应反对？ <text:line-break/>答：国家既然是“必要之善”，国家主义便有人群共同生活的具体生活基础存在，无法从根本上质疑其是非；“国家主义”的本质，实是在“世界大同”之前的普世价值。反之，我认为马克思的“国家萎谢论”则甚为空洞，不可能实现。 <text:line-break/>正因为“国家主义”的道德与亲和生活的需要相合，并不是一种虚空的观念，所以我们常看到世界各地的爱国主义运动；在本质上，这是无法消灭的。尤其一旦内乱外患危及国家生存时，爱国主义就会兴起，牺牲一点平常属于个人自由的作法就可能出现，因为维护国家生存是最根本的、涉及人们生命价值的问题。 <text:line-break/>问：国家主义如何会在自由主义者的眼中变成支持纳粹罪行的思想呢？ <text:line-break/>答：有些自由及人权论者因为德国希特勒等侵犯他国的强烈扩张主义、种族主义，而怀疑、批评国家主义，主张只讲人权。然而“国家主义”并不就是极端的国家扩张主义（chauvinism，或称为沙文主义）。将两者混为一谈而反对国家主义，实出于对国家主义本质不够了解。尽人皆知，个人的自由不能妨害他人自由，否则就是不当、是犯罪，这在宪法有规定。国家之间亦然，不能因为一国的发展而妨害到他国的生存发展，否则即非自由的本意，而是扩张主义、不当的行为。两种自由在本质上是一样的。当与不当之间，国家主义与扩张主义之间，真正的自由主义者不应混淆。 <text:line-break/>国家是由很多小我在互动的基础上建立起来的大我。大我提供小我追求美好生活的途径；每一个小我则须对大我做一些奉献，包括责任、爱护、参与发展等等，以维持大我、让大我得以自主地运作。而我们在国家的基础上成立政府，政府就是帮大我做决策及执行的机构，受人民委托而掌握许多权力。 <text:line-break/>大我的国家要能自主地运作，就必须有自己做决定的权利，这种自主就成为国家的自由。一般西方所谓的民主政府，是指掌握政府的权力操之在民；所谓的自由，指在政府与人民的关系中政府不要管太多，要“小政府”、而不要“大政府”，因为政府管多了，人民的自由就相对地减少了。宪法保障人民自由权，是着重人民与政府之间的权力关系，这个关系都还是在国家的“大我”这个基础层次上面的另一层；很多人都忽视了国家这个更基础层次的自由。 <text:line-break/>国家层次的自由，是指一个国家不能受到他国的控制与干涉；否则这个国家就不能自主、不得自由。真正的自由主义者除了重视政府与个人之间的个人“小我”自由，更应重视国家的“大我”自由，因为如果国家遇到内乱、外患，不能凝聚、自主，就失去了自主运作的自由，必然无法保障国民的个人自由及社会的安宁。如此看来，国家的自由可称为“大自由”，是大我透过国家这个政治团体行使的集体自由；人民的个人自由则是“小自由”，只是针对国家统治机构的政府而言的，要求政府权力不要限缩个人自由。从政治体系看，“大自由”与“小自由”不在同一层次，“小自由”必须有“大自由”来保障，两者并不互斥。 <text:line-break/>一般单纯幼稚的自由主义者因无法区分自由的层次，才对国家主义产生误解。有不少人看我往昔提倡自由主义，便很困惑我现在为什么老讲国家统一，这也是把二者混为一谈，不明白我谈国家统一乃因重视根本的、国家层次的集体自由。我在政治体系研究里，首先谈的就是国家这个最基础的层次。早年胡适等自由派不论再怎么反对一党专政、共产主义，也不曾反对中国、抛弃中国。记得胡适出任驻美大使时的日记本内页还写有“我爱中国”四个字，就是这个道理。 <text:line-break/><text:line-break/>对国家不应持功利观点 <text:line-break/>问：很多无法认同中国的人都会问：如果国家不好，为什么不能离弃它？ <text:line-break/>答：西方观念中，早期希腊的哲学家如亚里士多德认为国家本身就是个善，已如前述。但是中世纪以后，西方哲学对于国家的看法转为功利。例如霍布斯的“契约论”，主张“自然状态”是永无宁日的弱肉强食，人们为了终止此一状态，遂共订契约组成国家来统治这个社会整体；国家被视为完全基于非常现实的考量而存在，这就是功利的看法。到了洛克，把国家视为“不那么坏、也没那么好、但总比没有好”，还是功利的看法。但洛克把社会契约分为两重，第一重是组成国家，第二重是成立政府，于是国家与政府已是不同层次的问题。我研究政治体制的分析架构、以及前述大我自由与小我自由的区分，就较接近此种观点。 <text:line-break/>但我认为，人们对国家若只抱持非常功利的想法而没有道德承诺，人类的生命价值就提升不了。例如，日本侵略中国，如果我们抱持功利观点而接受优胜劣败、弱肉强食、西瓜偎大边，接受被日本征服或傀儡政府统治而不抵抗，大自由和小自由都会被剥夺，人民变成亡国奴，仅能拥有一点点被施舍的自由，于是尊严的生活也被剥夺。在这样功利的观点下，道德是非荡然无存，社会也会变得残酷无情。 <text:line-break/>台湾民众在日据时代，殖民政府消灭了民族与国家的大自由，仅施舍民众既不平等，更欠所谓小自由的待遇，可叹一些搞台湾主义、主张台湾独立的人特别不能看大，失去了国家主义的道德观。 <text:line-break/>国家认同是道德问题 <text:line-break/>问：那么，中国人对国家的认同有什么特点？对统独观念有何影响？ <text:line-break/>答：孙中山说：“国者人之积也，人者心之器也，而国事者一人群心理之现象也。”但是国家并非单纯由个人堆栈而成，而是很多族群随着时间不断融合、互相调整而组合。 <text:line-break/>中国的信史起码有3500年或更久，其间族群组合慢慢扩大。中国人特别重视血缘亲族关系，说“民胞物与”、“四海之内皆兄弟”，连交朋友也要经过拜把，才是至交。中国人特有的“兄弟之邦”观念，认知到天下不只有我一个族群，并对不同族群称兄道弟，希望彼此有家人似的感情、互相友爱的基础，即是中国人组成国家的方式，不同于西方结成邦联、联邦等的形式。而这也使得“中国”与“中华民族”在概念上重叠，直到清朝仍随时间不断发展。譬如我就有满人血统，但我对此就毫无特殊感觉，只觉自己是中国人。 <text:line-break/>国家融合的第二个因素，是“随时间不断发展”的历史。中国人有很长的历史，颠颠簸簸，留给我们很深的记忆、很多道德观念，所以中国人很珍惜历史经验，对历史有感情。龚自珍说“灭人之国，必先去其史”，就注意到：去除历史记忆，对国家的感情、对国家的道德是非就受损了。 <text:line-break/>国家融合的第三个因素是空间。人群随着时间而扩大生活互动空间，慢慢形成“疆域”。山水田园我们赖以为生，使我们对乡土自然怀有感情，即使是穷山恶水也爱。诗词歌赋里都有怀乡之作，可见一斑。 <text:line-break/>人、历史、地缘，三者都让我们产生感情。而感情提升后，就是道德。三者加起来，使我们对国家凝聚的道德感更强，让我们不想离开这群人、这段历史、这块乡土国家；这些都构成国家主义的内涵——并非如幼稚自由主义者所说的：国家主义就是战争、扩张。 <text:line-break/>中国这样一个历史悠远、地广、人众的国家（估不论还有其他成就），内部自然发展了相当高度的认同。而这些对人、对历史、对领土的感情，也变成了道德的一部份。所以我们常说“领土是神圣的”，不可丢失；说民众是我们的“同胞”；说历史是我们不应遗忘的记忆，要站在正确的立场。 <text:line-break/>以上了解了，再来谈台湾，就比较好谈了。 <text:line-break/>台湾大多数人本是移民来台的中国人；从中国人的立场来看，就是同胞。有些台湾人说自己不是中国人，中国人就会感觉与这些人之间有了严重的认同与文化隔阂、道德是非的冲突，而中国认同越高者，越感到这是有道德问题的汉奸。史明（观察者网注：台独团体“独立台湾会”创始人）《台湾人四百年史》把台湾史视为与中国历史分离，只有四百年；但在中国人的历史观里，台湾历史就是中国历史发展的一部分，与中国其他部分彼此互动并有着共同的历史根源。历史教科书当然也应从中国历史本位的道德观出发，“灭人国、去人史”的日本当然是作恶的侵略者，《马关条约》割台当然是不能原谅的暴力胁迫结果，日本对台统治当然是不道德的占据。空间上，中国人当然把台湾视作中国领土的一部份，对台湾宝岛、包括台湾所有的动植物都抱有感情。所以，若否认台湾的人、血缘、文化或环境空间为中国的一部分，就伤了中国人的感情、触犯了中国人历史的道德观；台湾去跟美日联手，对整体中国人而言就不光是在感情、道德上背叛了中国，还因帮了美日而妨害了整体中国进一步的发展。 <text:line-break/>问：为什么台湾会有这么严重的国家认同问题？ <text:line-break/>答：过去日本人先有计划地用皇民化的教育来抹去认同中国的道德感情。日本人走后，二蒋又基于国共内战之需，一方面为丑化中共而连带伤及对整体中国的感情，一方面又不惜引入外力（从整体中国立场来看），出让了局部的大自由（国家主权）给美国。现在，则美、日还想继续控制台湾，将其历史观、价值观灌输给台湾，并藉台湾干涉中国内政。台湾唯美国人马首是瞻，有形无形都受控于美国，等于是变相的殖民地，根本没什么大自由；而在民粹炒作之下，小自由又如此混乱。我们老说大陆没有自由，但是台湾的自由何在？ <text:line-break/>现在大陆在大自由的层次比较有自由了，小自由的层次则常有争议。即使在西方国家，小自由究竟有多大也是有争议的。实际在历史上，一个国家在内乱、外患或重建国家的过程中，民众常将更多的力量放在国家自主、自立的大自由上，而牺牲某些小我的利益，这也是一种道德的实践。在二次大战时，英美等国也是如此。个人小我的自由并非是绝对的，必须考虑到他人自由及国家安危，而有所调整，绝对的个人主义、绝对的自由，往往变成放纵而妨害到旁人，变成民粹，使政府没办法做事。 <text:line-break/><text:line-break/>当务之急就是促统 <text:line-break/>问：综上所言，统一既然是必要之善，那只凭经济、利害关系，无法促统吗？如果是，我们该怎么做？ <text:line-break/>答：是的，不论对台湾、对大陆、抑或对整体中国而言，中国统一都是必要之善，是我们提升生活、实践生命价值的方法。 <text:line-break/>而中国要统一，必须首先清理问题的根源、培养统一的条件。人、历史、地缘三者，都涉及感情、认同、道德三个部分，彼此相连不可分。所以，应针对影响台湾人对中国人、历史、领土疆域的感情、认同、道德感之环境因素，首先进行清理与改善。这又分为三方面： <text:line-break/>一、文化环境。文化，我称之为belief system；不论广义或狭义的文化，两岸的文化要交流、连结起来，形成多数人心理上的共识，使彼此成为能够相互合群、共同凝聚的共同体。这方面，媒体、教科书非常重要；而媒体尤为重中之重，因为一般人都看电视。有志之士在今天台湾这种环境下，必须多作努力。 <text:line-break/>二、经济环境。经济是很现实的面向。目前台湾经济已完全离不开大陆，台湾的丰衣足食已与大陆息息相关，越来越是一体。前不久《中时》刊登李光耀的访问。他说：在东南亚不论哪一国，经济上都已受到大陆磁吸效应影响，以后东南亚的经济体绝对是以大陆为主；位居东北亚的日本，同样会被大陆吸走；韩国亦然。这是政治现实。他强调，大陆依其规划按部就班地发展着，而且与他国正常交往，不像美国爱四处打仗；中国大陆崛起是必然趋势，与大陆友善才是明智之举。台湾有些人抗拒ECFA、服贸协议；我们应在观念上改变、实事求是，两岸共同经营丰衣足食的经济生活。 <text:line-break/>三、社会环境。虽然两岸已有很多交流，但是陆生、陆配、自由行的陆客受到歧视，在在呈现两岸社会的隔阂，显示改善统一的社会环境还有许多努力的空间。 <text:line-break/>我们应先在“人”方面讲民族大义，在“历史”方面强调共同历史观，在“地缘”方面主张两岸是共同的乡土，并加强上述几个环境因素配合，来凝聚国家共同体的共识。这是基本面，属于国家共同体的层次，然后才能进而谈到共同体内部政治结构问题。换言之，在没有解决国家认同与主权统一之前，现在去谈政府结构（治权）就太早了，最后只是流于空谈的“论述”。也唯有先把实质问题解决了，建立了认同共识，其他如国号、国旗、政体、宪法等问题自然容易解决。所以我们的当务之急，就是促统，先让大家了解：国家统一，是必要之善。</text:p>
      <text:p text:style-name="P1">陳真   |  2018.09.11 19:15   |   <text:a xlink:type="simple" xlink:href="http://palinfo.habago.org/Entry?Command=Information_PrintForum&amp;iPage=59#FORUM36922"><text:span text:style-name="T1">#</text:span></text:a></text:p>
      <text:p text:style-name="P3">不見天日的台灣，人渣當道，蟑螂橫行，幾時才有公義是非？ <text:line-break/><text:line-break/>陳真 2018. 09. 11. <text:line-break/>=================== <text:line-break/><text:line-break/>統促黨慣犯李承龍暴力潑漆 <text:line-break/><text:line-break/>綠立委：警政署應強力掃黑 <text:line-break/><text:line-break/>自由人渣報 <text:line-break/><text:line-break/>2018-09-11 <text:line-break/><text:line-break/>〔記者陳鈺馥／台北報導〕 <text:line-break/><text:line-break/>「中華統一促進黨」成員李承龍、邱晉芛等5人因慰安婦銅像問題，昨日至日台交流協會抗議，脫序對著協會及員警潑漆，被警方逮捕移送北檢偵辦，以5萬元交保；對此，民進黨立委痛批，統促黨一再暴力犯罪，內政部警政署應強力掃黑治平，不容偽裝成政黨的黑幫繼續作亂。 <text:line-break/><text:line-break/>據警方調查，台南烏山頭水庫八田與一銅像去年4月15日慘遭斷頭，統促黨成員李承龍事後坦承犯案，一審判刑5個月；2017年5月28日，李承龍、邱晉芛再度犯案，狠砸2尊放在北投逸仙國小的日本狛犬。 <text:line-break/><text:line-break/>今年3月，統促黨李承龍一行人欲闖總統蔡英文父親蔡潔生墓園，所幸警方及時攔截，墓園才未被人驚擾；但8月下旬，統促黨又將設有慰安婦銅像宣傳車，一連幾天停在日本台灣交流協會馬路上抗議，昨日更公然潑漆破壞日本外館。 <text:line-break/><text:line-break/>立委賴瑞隆表示，統促黨長期以來針對特定對象，假借政黨名義，以暴力方式犯罪，遠超出言論自由範圍，警政署應該強力介入，以組織犯罪方向偵辦，不容脫序行為一再上演。 <text:line-break/><text:line-break/>賴瑞隆指出，統促黨背後疑有特定資金支持，資助在台灣社會作亂，這些人不斷以違法行為公然挑戰公權力、破壞歷史文物，更超出台灣民眾所能接受範圍，這顯然背後是有對象的，國安單位應嚴加查明。 <text:line-break/><text:line-break/>賴瑞隆批評，諸如幫派恐嚇、威脅行為，警政署應更積極查辦，不能一再讓暴力事件重演，讓民眾生活在暴力威脅中，這嚴重傷害台灣民主制度，警政署、國安單位應負起責任。</text:p>
      <text:p text:style-name="P1">陳真   |  2018.09.11 16:21   |   <text:a xlink:type="simple" xlink:href="http://palinfo.habago.org/Entry?Command=Information_PrintForum&amp;iPage=59#FORUM36921"><text:span text:style-name="T1">#</text:span></text:a></text:p>
      <text:p text:style-name="P2">現場影片請看： <text:line-break/><text:line-break/>https://goo.gl/b8WxkU <text:line-break/><text:line-break/>陳真 2018. 09. 11. <text:line-break/><text:line-break/>==================== <text:line-break/>不滿慰安婦銅像遭踹　統促黨李承龍率眾赴台日協會潑漆遭法辦　　 <text:line-break/><text:line-break/>上報快訊 2018年09月10日 <text:line-break/><text:line-break/>因不滿台南慰安婦銅像遭日人藤井實彥踢，中華統一促進黨成員李承龍等人，10日傍晚至日本台灣交流協會潑漆抗議，現場保六警員和保全上前阻擋時均遭紅漆波及，警方依照妨害公務、傷害、公然侮辱等罪帶回警局偵辦，全案將移送台北地檢署偵辦。檢方命李交保5萬元。 <text:line-break/><text:line-break/>潑漆的統促黨成員李承龍、邱晉芛、徐哲夫、蔣志豪，4人中有2人曾以激烈手段反抗政府媚日。李承龍曾與邱晉芛一同斬首「八田與一」銅像，也至日本神社遺址塗鴉破壞，引起不少文史團體撻伐。</text:p>
      <text:p text:style-name="P4"/>
      <text:p text:style-name="P1">陳真   |  2018.09.11 09:27   |   <text:a xlink:type="simple" xlink:href="http://palinfo.habago.org/Entry?Command=Information_PrintForum&amp;iPage=60#FORUM36920"><text:span text:style-name="T1">#</text:span></text:a></text:p>
      <text:p text:style-name="P2">人渣不分國界，日本特別多；人渣講話的方式與句型往往很類似。 <text:line-break/><text:line-break/>陳真 <text:line-break/><text:line-break/>2018. 09. 11. <text:line-break/><text:line-break/>=================== <text:line-break/>藤井實彥投書日媒 <text:line-break/><text:line-break/>2018/09/10 <text:line-break/><text:line-break/>中央社 <text:line-break/><text:line-break/>日本民間團體「慰安婦之真相國民運動組織」代表藤井實彥7日赴國民黨台南市黨部遞送公開質問書，並作勢用腳踹黨部外的慰安婦銅像。藤井投書一家日媒，但未說明踹銅像一事。 <text:line-break/><text:line-break/>藤井在投書中指出，首度看到這座有問題的慰安婦銅像時，感到毛骨悚然。 <text:line-break/><text:line-break/>藤井在投書中表示，在親日的台灣設置慰安婦銅像，背後可能是中國方面的政治宣傳，企圖阻撓共享自由、民主、人權、法治這些理念的日本、美國及台灣的合作</text:p>
      <text:p text:style-name="P1">陳真   |  2018.09.10 19:56   |   <text:a xlink:type="simple" xlink:href="http://palinfo.habago.org/Entry?Command=Information_PrintForum&amp;iPage=60#FORUM36919"><text:span text:style-name="T1">#</text:span></text:a></text:p>
      <text:p text:style-name="P3">https://www.youtube.com/watch?v=G4zWaqaNjQg</text:p>
      <text:p text:style-name="P1">陳真   |  2018.09.10 10:03   |   <text:a xlink:type="simple" xlink:href="http://palinfo.habago.org/Entry?Command=Information_PrintForum&amp;iPage=60#FORUM36918"><text:span text:style-name="T1">#</text:span></text:a></text:p>
      <text:p text:style-name="P2">日本鬼子何以囂張若此？ <text:line-break/><text:line-break/>陳真 2018. 09. 08. <text:line-break/><text:line-break/><text:line-break/>囂張日本鬼子的照片請看： <text:line-break/><text:line-break/>https://udn.com/news/story/6656/3358195 <text:line-break/><text:line-break/>https://www.youtube.com/watch?v=G4zWaqaNjQg <text:line-break/><text:line-break/>台灣的所謂民主，完全就是一場騙局。 <text:line-break/><text:line-break/>政治人渣很可惡，但是更可惡的卻是那些吃香喝辣幫腔造謠滿嘴民主自由的御用文人，比方說所謂時代力量以及所謂社民黨等等，更是台灣社會的毒瘤。這只是一個基本常識，但你就是不可能找到幾個有此認識者，至少目前不可能。大多數腦殘的人以為：人渣黨 "不夠" 理想，而這些尾巴黨比人渣黨 "更" 有理想性。 <text:line-break/><text:line-break/>不管是在政治或政治以外的所有世界，包括知識、學術與生活等等等，你常會遇到這樣一種溝通已到盡頭的困境，於是只能無言。很多時候跡近不可思議，雙方認知水平之落差，差不多就像天與地那般遙遠。最不可思議的是全然缺乏病識感。何以致之？這是因為智能不足嗎？ <text:line-break/><text:line-break/>我能理解笨或無知，就如同我能理解我對電腦程式完全無知。但我不能理解一個比方說連3加6等於9都不會的數學白癡，怎麼會以為他可以指導羅素任何數學問題呢？ <text:line-break/><text:line-break/>每個月的統獨靜站或是平常時候，常會遇到一些人前來批評指教，這些人往往有個基本共同特色就是綠油油，同時滿嘴自由民主。毫無疑問，這一定是個腦殘，因為倘若他真的在乎什麼民主自由，那他就不可能綠油油。就如同有人若反對種族歧視，那他就不可能是納粹法西斯的支持者一樣。 <text:line-break/><text:line-break/>人渣黨其實從來不掩飾他效忠於美日，更精確地說，他特別效忠於美日的極端勢力，效忠於一群兩手血腥的戰爭販子與軍火商以及一群信奉軍國主義的極右勢力。自從貪污大老賊李登輝上台，除了帶來黑金政治，更可怕的是讓台灣進一步成為美日的殖民地，任其壓榨剝削與糟蹋，囂張跋扈，為所欲為，完全沒有尺度可言。台灣人好好的 "人" 不當，卻迫不及待想當美國軍火商的奴才，當日本鬼子的狗，這就是所謂台獨的真相。 <text:line-break/><text:line-break/>在島內，我對討論毫無興趣，或者說，那已遠超過我的能力範圍。你能討論各種觀點，但你如何可能討論事實？就比方說你可以討論任何一場火災或水災或地震，但你如何可能討論到底有沒有天災人禍發生？也就是說，種種基本事實是一切討論的基礎，從而產生各方觀點，而不是討論那無須討論的基本事實，卻從無觀點可言。 <text:line-break/><text:line-break/>也許這樣一種詭異的腦殘現象，恰恰是各路人渣們所熱烈歡迎的。比方說，把手段塑造成一種神聖目的，把理性問題扭曲成道德問題，藉以喊打喊殺，區分敵我，全盤扭曲事物的基本性質，從而使得一切討論根本不可能存在。 <text:line-break/><text:line-break/>為什麼這些 "民主自由人士" 要這樣做呢？因為討論是危險的，而普遍腦殘才是各方人渣們藉以吃銅吃鐵無所不貪的所謂 "執政" 基礎。 <text:line-break/><text:line-break/>也許因為惡名昭彰的索羅斯的關係，"開放社會" 一詞往往帶有一種污名性質。但是，一個概念被利用、誤用與刻意濫用，僅僅意味著這概念本身也許具有某種缺陷，並不代表它全盤皆非，一如民主自由亦然。 <text:line-break/><text:line-break/>我想說的是：台灣社會的極端封閉性，使得打從黨外以來或戰後至今的一切所謂改革，始終停留原地，從未跨出真實的第一步。在表面事務上或形式上也許曾取得一些進展，但一個社會藉以發展的內在戲碼卻從未下檔，改變的只是貪婪者的身份以及旗子的顏色。 <text:line-break/><text:line-break/>========================= <text:line-break/>日人腳踢台南慰安婦銅像 <text:line-break/><text:line-break/>2018-09-09 <text:line-break/><text:line-break/>聯合報 記者修瑞瑩╱即時報導 <text:line-break/><text:line-break/>台南市慰安婦人權平等促進會上個月在國民黨台南市黨部旁樹立慰安慰銅像，引發日本關注，日本「慰安婦之真相國民運動組織」等團體6號派代表藤井實彥前來台南，與黨部主委討論慰安婦資料問題，但事後卻被發現藤平在現場竟腳踢銅像，謝龍介晚間在臉書上發出嚴正聲明，表示明天將前往日本台灣交流協會要求協會及藤井道歉，同時要求駐日代表謝長廷向日本首相表達嚴正抗議。 <text:line-break/><text:line-break/>藤井自稱代表的團體共計16個，都是日本的軍國主義社團，包括守護英靈名譽彰顯會、向世界的史實發布會、明辨捏造慰安婦問題的日本有誌會、為了解決捏造日本軍「慰安婦」問題的北海道會等。</text:p>
      <text:p text:style-name="P1">陳真   |  2018.09.09 01:36   |   <text:a xlink:type="simple" xlink:href="http://palinfo.habago.org/Entry?Command=Information_PrintForum&amp;iPage=60#FORUM36917"><text:span text:style-name="T1">#</text:span></text:a></text:p>
      <text:p text:style-name="P3">統獨公投靜站花絮 <text:line-break/><text:line-break/>陳真 2018. 09. 0.8. <text:line-break/><text:line-break/>今天靜站，一開始只有我和阿忠，但我注意到警察早已來到現場。 <text:line-break/><text:line-break/>不久之後，力民也來了。兩位大安分局的警察見狀立即快步上前，來到我前面。 <text:line-break/><text:line-break/>兩人都很年輕，二十多歲。其中一個大聲叫囂說： <text:line-break/><text:line-break/>"有沒有申請？" <text:line-break/><text:line-break/>我說："申請什麼？" <text:line-break/><text:line-break/>警察A："你不知道兩個人以上聚在一起 (舉牌子) 是違法的嗎？你們現在已經三個人了。" <text:line-break/><text:line-break/>我說："那你應該馬上逮捕我們啊。" <text:line-break/><text:line-break/>警察 A 愣了一下，繼續大聲叫囂："我為什麼要逮捕你們？我把你們驅離就行！" <text:line-break/><text:line-break/>我說："好啊，請你趕快把我們驅離"。 <text:line-break/><text:line-break/>警察 A 頓時語塞，但依舊表面上張牙舞爪，氣沖沖回答說："好！" 然後就跑到一邊打無線電對講機，裝出一副好像在討救兵準備前來驅離似的。 <text:line-break/><text:line-break/>接著，另一位警察 B 也走過來。問我說："你們是哪來的？" <text:line-break/><text:line-break/>我：...(無言) <text:line-break/><text:line-break/>接著懷軒也來了。警察B 看到就說："原本只有三個，現在又多一個。怎麼會這樣？你們到底有多少人要來？" <text:line-break/><text:line-break/>我說："不知道，一般都沒幾個人來。" <text:line-break/><text:line-break/>警察B說："你們希望幾個人來？" <text:line-break/><text:line-break/>真是很奇怪的問題。我就回答說："隨便，越多越好吧。" <text:line-break/><text:line-break/>警察B又問："差不多會有幾個人來？" <text:line-break/><text:line-break/>我說："很少超過8個。" <text:line-break/><text:line-break/>警察 B 一聽，可能都快笑出來了，嘴裏覆誦著："8個？" <text:line-break/><text:line-break/>我說："對，平常頂多就差不多8個。" <text:line-break/><text:line-break/>警察B問："這裏有事誰負責？你負責嗎？" <text:line-break/><text:line-break/>我說："對，我負責。" <text:line-break/><text:line-break/>警察B："你是去哪裏找人來？" <text:line-break/><text:line-break/>我：...(無言) <text:line-break/><text:line-break/>警察B："你們是從哪裏叫人來？他們為什麼要來？" <text:line-break/><text:line-break/>我有點按捺不住，於是就不耐煩地說："你們這些話已經問過很多次了。我們在這個地方已經站11年了你不知道嗎？" <text:line-break/><text:line-break/>警察B說："知道知道，我以前有看過你們。但是有時候會有不同警察同事過來關心"。 <text:line-break/><text:line-break/>我說："就算新來的也該勤務交接吧？同樣的話一直問。你是哪個單位？" <text:line-break/><text:line-break/>警察B："大安分局"。 <text:line-break/><text:line-break/>我說："你要不要拿一份傳單？上面有我們的網址。" <text:line-break/><text:line-break/>警察B說："不行不行！我們穿制服不能接受傳單。" <text:line-break/><text:line-break/>我說："你們不是說我們犯法，你應該拿張傳單當成犯罪證物啊。" <text:line-break/><text:line-break/>接著我又說："剛才那個腦袋不清的警察叫什麼名字？" <text:line-break/><text:line-break/>警察B說："請問你問這個要做什麼？" <text:line-break/><text:line-break/>我說："我想寫篇文章，可能會需要提到那個腦袋不清的警察的名字。" <text:line-break/><text:line-break/>警察B："這個我不能透露。" <text:line-break/><text:line-break/>我說："你們執行勤務卻不能透露身份？" <text:line-break/><text:line-break/>警察B說："我只能告訴你我們是中華民國的警察。" <text:line-break/><text:line-break/>我說："你們執行勤務是採匿名方式？不能透露身份？" <text:line-break/><text:line-break/>警察B說："我有編號XXXX"。(姑隱其編號) <text:line-break/><text:line-break/>我說： "我是想要知道剛才那個警察的編號或姓名也可以"。 <text:line-break/><text:line-break/>警察B說："嗯，不好意思，我記不起來。" <text:line-break/><text:line-break/>我說："他人就站在那裏，你去問他啊，或是叫他過來。" <text:line-break/><text:line-break/>警察B說："你為什麼一定要找他呢？" <text:line-break/><text:line-break/>我說："我覺得他不適任。" <text:line-break/><text:line-break/>警察B："對不起啦，我替他向您道歉，他態度不好。" <text:line-break/><text:line-break/>我說："不只是態度問題。他說我們違法，那你們警察應該先舉牌警告三次才能逮捕或驅離你不知道嗎？" <text:line-break/><text:line-break/>警察B說："對對對，那位警察比較年輕不懂事。" <text:line-break/><text:line-break/>我說："連這個也不懂，這樣怎麼當警察？" <text:line-break/><text:line-break/>警察B說："對不起啦，我替他再次向您道歉。他比較年輕。" <text:line-break/><text:line-break/>我說："我看你比較年輕，我是說外表啦"。 <text:line-break/><text:line-break/>警察B說："我比他早一期啦。對不起，我替他向您道歉。我們是怕有台獨人士來找你們的麻煩，所以來關心一下。"<text:line-break/><text:line-break/>我說："要道歉應該是叫他過來自己道歉，怎麼是學長替他道歉？" <text:line-break/><text:line-break/>警察B趕緊岔開話題說："你們怎麼不去人潮多一點的地方站？例如像火車站、中正紀念堂，那裏人很多。" <text:line-break/><text:line-break/>我原本想說："你們一方面說我們犯罪，一方面卻又鼓勵我們去人潮多一點的地方犯罪？這不就是唆使犯罪嗎？" <text:line-break/><text:line-break/>但我想，跟警察耍嘴皮也沒什麼意思，於是就不再說話了。 <text:line-break/><text:line-break/>後來，又來了另一個警察C，慌慌張張在附近走動。 <text:line-break/><text:line-break/>最後，警察B來跟我道別說："天氣很熱，要記得多喝水哦。還有，如果有台獨的人來找麻煩，你們不要跟他們起衝突哦。"。 <text:line-break/><text:line-break/>我說："我們會盡量保護自己，不會跟人起衝突"。說完我微微鞠了個躬，跟警察B說再見。</text:p>
      <text:p text:style-name="P1">陳真   |  2018.09.09 01:31   |   <text:a xlink:type="simple" xlink:href="http://palinfo.habago.org/Entry?Command=Information_PrintForum&amp;iPage=60#FORUM36916"><text:span text:style-name="T1">#</text:span></text:a></text:p>
      <text:p text:style-name="P2">英文有個詞叫 imply，翻成中文就是 "意味著"。表面上說 A，其實蘊含了B的存在或指涉，而B往往才是重點。 <text:line-break/><text:line-break/>我看你所言，倘若為真，倘若公投或民意根本沒啥小路用，那意味著什麼呢？意味著 "黨說了算" 嗎？ 很多大陸同胞說來說去，結論似乎動輒就是 "黨說了算"。 <text:line-break/><text:line-break/>如果不是黨說了算，那請問是誰說了算呢？或者說，如果人們的普遍意志如此可笑而無用，那麼，究竟有什麼力量能讓您看重呢？或者用您的話來說，那您認為還有什麼力量 "能對執政者產生約束、能推動政府政策的調整" 呢？ <text:line-break/><text:line-break/>您說，"一個黨首先要有社會理想"，講得真好聽。可是，如果人民的意向與力量根本沒啥小路用，那請問什麼力量可以讓一個黨有所謂 "社會理想" 呢？"自動自發" 就會有理想嗎？天底下有這種黨嗎？不需要各方的意見與智慧來形成所謂 "社會理想" 嗎？ <text:line-break/><text:line-break/>我有一篇20年前在英國的講稿，找不到了，標題好像是 "反種族歧視運動的概念與實際" 之類，很長的一篇講稿。當年膾炙人口，幫我惹來許多痛苦與麻煩，但我沒留底稿。那個演講，恰恰就是在講概念的形成。概念就像一座倉庫，讓大家往裏頭放東西，使之產生內涵。這個過程很容易懂，也不難做到。最難的部份卻在於蓋了一座前所未有的新倉庫，就像發明一種嶄新的歌曲形式那樣。比方說 "權利" (RIGHTS)，大家耳熟能詳，大家都可以不斷充實或質疑這項概念，但是，最難的卻是最早創造這樣一個 "概念空間" 者。 <text:line-break/><text:line-break/>如果不是人類或人民來提出理想，創造理想，難道是鬼嗎？難道概念是長在樹上的果實？不須思索，不須議論，然後時間一到就瓜熟蒂落？就算黨說了算，在黨說話之 "前"，人民得先有意見才行不是嗎？ <text:line-break/><text:line-break/>再說，你的論證方式是不及格的。如果那樣一種論證方式說得通，那我豈不是也能舉出根本數不清的正面例子來"證明" 民意之強大的力量？比方說八零年代菲律賓馬可士的倉皇下台流亡，連準備鎮壓的坦克車都開出來了，面對數十萬群眾，還不是照樣得下台逃走。比方說各種什麼 "之春" (例如阿拉伯之春)，例如柏林圍牆的瓦解，例如南韓極其熱血驃悍視死如歸的學生運動或群眾運動所造成的政治改革力量，比方說甘地的不合作運動等等...根本舉不完的正面例子。 <text:line-break/><text:line-break/>即便是阿扁也一樣，若非當年民意，司法敢辦他嗎？監獄敢關他嗎？大陸有沒有可能把犯了罪的統治者給繩之以法呢？ <text:line-break/><text:line-break/>當然，我還不至於幼稚到這樣看事情。我只是依照你的論證方式依樣畫葫蘆來論證一番，得到的結論是選舉萬歲，民主萬歲，公投萬歲。你不覺得這樣討論事情很幼稚嗎？ <text:line-break/><text:line-break/>你還說： <text:line-break/><text:line-break/>"一個社會，有爭議的議題，首先應該是廣泛討論，在理性的討論中尋求共識，而不是急於表決。" <text:line-break/><text:line-break/>可是，這跟你前半段講的不是矛盾嗎？如果民意或人民的力量根本無法改變執政者，還討論個屁不是嗎？ <text:line-break/><text:line-break/>再說，台灣社會雖然討論內容很幼稚，但是，討論的 "形式" 是存在的，而公投不就是得先經過幾個月的正反宣告與辯論，然後才會表決？當一個議題有所爭議時，意味著它沒有共識，因此到最後總得來個數人頭定勝負。 <text:line-break/><text:line-break/>還有，您說： <text:line-break/><text:line-break/>"民進黨一開始的主要構成就是一群投機分子。" <text:line-break/><text:line-break/>這話也不是事實。在那個槍炮黑牢伺候、隨時就能要人命的年代，哪來多少投機份子？民進黨一開始的主要構成是一群滿懷熱情與義憤、奮不顧身的工農與販夫走卒，找不到幾個像我這樣的讀書人。大多數人只求付出，不求回報，不圖權位。 <text:line-break/><text:line-break/>但是，一群口舌伶俐的人渣卻迅速掌控了這個黨，進而大量引進人渣，於是很快就變成一個人渣黨。當年的民進黨跟現在這個所謂民進黨，基本上只是表面名稱一樣而已，就如同武昌起義及興中會同盟會和李賊登輝所塑造的黑金國民黨，同樣也扯不上關係。</text:p>
      <text:p text:style-name="P1">天天   |  2018.09.08 12:53   |   <text:a xlink:type="simple" xlink:href="http://palinfo.habago.org/Entry?Command=Information_PrintForum&amp;iPage=60#FORUM36915"><text:span text:style-name="T1">#</text:span></text:a></text:p>
      <text:p text:style-name="P3">核能的使用是個科學問題，在臺灣卻是個道德問題。以核養綠的公投即便通過，如果政府不推動，如果反核人士繼續阻撓，最後的結局一定是不了了之。 <text:line-break/>這種公投，除了有一定程度的民意展示外，不會有其他意義。陳水扁搞過百萬人的牽手運動，不就是模仿前蘇聯加盟共和國的獨立運動嗎？陳水扁不也沒宣佈獨立？數十萬人的倒扁運動，規模不可謂不大，持續時間不可謂不長。陳水扁不也沒下臺？ <text:line-break/>訴諸口號，大規模群眾遊行，是群眾運動的基本特徵，這種運動，最不需要的就是民眾的理性思考。一個社會偶爾通過這類方式，動員民眾參與或關注某些議題是可以的；如果社會的治理依賴於這種方式，則是災難，一定會被少數別有用心的人利用。 <text:line-break/>這次大選，我看臺灣一口氣推出好幾項公投案，這些公投提案即便公投通過，又能怎樣？能對執政者產生約束？能推動政府政策的調整？這取決於執政者是以公眾利益為先，還是以自己的小集團利益為先。如果是後者，執政者完全可以選擇對自己有利的來執行，對自己不利的置之不理。 <text:line-break/>一個社會，有爭議的議題，首先應該是廣泛討論，在理性的討論中尋求共識，而不是急於表決。尤其是分歧很大的情況下進行表決，容易造成社會的對立與分裂。我看臺灣的核能、同性婚姻、統獨、廢死等問題，理性討論的少，各方表態的多，這怎能找到最大公約數呢？ <text:line-break/>臺灣社會以公投門檻全世界最低，經常搞公投為傲，以為這是民主的進步。我認為這是很危險的。氾濫的公投會進一步撕裂臺灣社會。尤其是臺灣缺乏願賭服輸的文化，賭輸的一方還是繼續鬧，賭贏一方只會更火大，衝突只會進一步加劇。 <text:line-break/>一個政黨，首先要有社會理想；如果將獲取權力當作圖利的手段，任何公投，群眾抗議對其不會有任何觸動。民進黨一開始的主要構成就是一群投機分子，其流氓手段與老蔣時代沒什麼兩樣。至於現在的國民黨同民進黨一樣，就是一個自私自利的小集團，雖然較之老蔣時手段文明了一些，但這灘爛泥是始終糊不上牆的。 <text:line-break/>臺灣社會的精力都消耗在選舉，政治爭論當中。有多少政治人物在關注民生？在關注世界局勢的發展？在關注臺灣的持續發展？臺灣只會在外界日新月異的發展中繼續沉淪。連最貧窮、落後的非洲都已經出現新氣象，絕大多數的非洲國家都在潛大發展，臺灣還成天陷入無盡的口水大戰當中。滿屏的政論節目是在討論選舉、抹黑中共、抱美日的大腿、各路名嘴誇誇其談，政客不斷做秀，就沒見過認真討論臺灣未來如何發展的。 <text:line-break/>就目前的臺灣政治生態，臺灣的未來是悲觀的。 </text:p>
      <text:p text:style-name="P1">陳真   |  2018.09.07 01:42   |   <text:a xlink:type="simple" xlink:href="http://palinfo.habago.org/Entry?Command=Information_PrintForum&amp;iPage=60#FORUM36906"><text:span text:style-name="T1">#</text:span></text:a></text:p>
      <text:p text:style-name="P2">以核養綠公投連署達標？最好別高興得太早。 <text:line-break/><text:line-break/>馬英九主政下，講究行政中立，司法獨立。但人渣黨卻吃銅吃鐵，貪婪無度；一人得道，雞犬昇天，順我者昌，逆我者亡；整個政府體系包括法院全是一片綠油油，聽命於主子，只看顏色辦事。因此，儘管超標三萬多份，這項公投能否成案，我看還在未定之天。 <text:line-break/><text:line-break/>這個黨，低俗無能，卻有三項本事非常驚人，舉世無雙：一是污錢搶官位，二是造謠抹黑煽動挑撥搞詐騙，三是選舉奧步百出。 <text:line-break/><text:line-break/>一個原本懷著某種利他精神與善意而成立的黨，為何腐化得如此迅速？權力與暴利當頭，差不多僅有一年半載的時光就腐爛得臭不可聞。何以致之？我真是想不通。 <text:line-break/><text:line-break/>我念的台南永福國小的某個角落，就是胡適以前的家，記得教師辦公室裏頭有個鐵櫃，上頭掛了個牌子，寫著類似 "胡適文存" 的字樣。據老師說，裏頭收藏胡適一些書信手稿；牆上還掛著一幅他寫的 "要怎麼收穫，先怎麼栽"。 <text:line-break/><text:line-break/>年少時，差不多唸國、高中的階段，說不定就是受到胡適的影響，動不動就喜歡說 "拿出證據來" (胡適名言)，科學兮兮，實證取向，對於 "文化" 一詞相當反感，總覺得此一辭彙概念內涵空洞，就像個垃圾筒或百寶箱，凡是一時說不清講不明的東西，就把它推給 "文化"，感覺就像一種思考上的怠惰。 <text:line-break/><text:line-break/>不過，人總是會長大，科學毒素慢慢退去，就連研究極端 "科學兮兮" 的英美分析哲學都戴著一副朦朧的歐陸眼鏡，不再喜歡精確，卻愛上了 "曖眛"；十年哲學寒窗，所學無它，整天搞曖眛而已。總之，對於一些原本排斥的曖昧東西不再如此反感，連 "語無倫次" 的黑格爾我都能忍受了。 <text:line-break/><text:line-break/>我只是想說，有些東西也許不是那麼具體，人言言殊，無法定量，乃至肉眼根本不可見，但這並不意味著它缺乏實質意義，也許文化就是這樣一個東西；就像一種空氣，自然就會造就出屬於它的物種。 <text:line-break/><text:line-break/>於是，我慢慢相信了文化，卻越來越懷疑政治與權力。這些具體可見、相當形而下的東西，表面上呼風喚雨，本身卻不可能自動改變，救贖的力量一定得來自它的 "外面"。過程儘管幽微漫長，但 "慢" 無所謂，世上什麼都缺，惟有 "時間" 多得是，時間長河任誰也看不見它的盡頭。總得有個永恆的東西存在，才對得起生命所承受的巨大痛苦不是嗎？ <text:line-break/><text:line-break/>陳真 2018. 09. 07. <text:line-break/><text:line-break/>============== <text:line-break/>以核養綠公投連署達標 近32萬份連署書送中選會 <text:line-break/><text:line-break/>2018-09-06 <text:line-break/><text:line-break/>聯合報 記者陳熙文╱即時報導、鄭超文／攝影 <text:line-break/><text:line-break/>「以核養綠」公投為拚綁年底九合一大選合併舉行，今下午至中選會遞交連署書。以核養綠公投領銜人黃士修表示，在所有志工毫不氣餒之下，終於在今日凌晨完成近32萬份連署書的造冊工作，全體志工帶著喜悅的淚水結束當天工作，並宣示下半場的第三階段公投綁大選階段必然成功的信心。 <text:line-break/><text:line-break/>以核養綠公投小組指出，自今年七月起，由清大原科院院長李敏教授發起、核能流言終結者創辦人黃士修領銜、醫學物理學會理事廖彥朋策劃的「以核養綠公投」，在當初各界不看好，政府信誓旦旦宣稱非核家園是全民共識的情況下，在兩個月內以驚人的成長速度達到近32萬份的數量，並於今日當天送抵中選會。 <text:line-break/><text:line-break/>他們強調，以核養綠公投，在毫無政黨、財團的奧援下，每一分錢、每一位參與者都來自於民眾自願參與，這個行動正體現著台灣民主、公民參與的真正價值。他們正以32萬份的連署書向全世界證明，台灣人民對於長期擁核反核的政策反覆已經感到厭倦。不論立場，人民希望透過民主體制來為這個爭議劃下句點。 <text:line-break/><text:line-break/>以核養綠公投小組表示，從現在起的未來兩個月間，將盡全力對全國民眾進行溝通，引頸期盼對於核能問題持反對意見者參與未來的座談會與公辦辯論會，他們將藉由客觀數據、理性分析台灣的能源問題，讓國人在獲得充分的資訊下做出合乎台灣永續發展利益的決定，倘若他們的的專業最終無法說服國人，也懇請全體國人在今年11月24日於投票所投下反對票，讓核能在台灣從此成為歷史。 <text:line-break/><text:line-break/>他們也呼籲中選會，協助人民行使複決權是中選會的天職，期待中選會從即日起放下意識形態成見、解開黨派鬥爭的枷鎖，一同為國家民主發展奮鬥。 <text:line-break/><text:line-break/>然而中選會日前也表示，8月底以後送件的公投案，與年底大選合併舉行的機會比較小。目前能不能綁九合一大選舉行仍是未知數。</text:p>
      <text:p text:style-name="P1">陳真   |  2018.09.05 11:18   |   <text:a xlink:type="simple" xlink:href="http://palinfo.habago.org/Entry?Command=Information_PrintForum&amp;iPage=60#FORUM36905"><text:span text:style-name="T1">#</text:span></text:a></text:p>
      <text:p text:style-name="P3">這年頭很少有讀書人說良心話(更不用說熱情了)。頗為訝異。謝謝王老師。 <text:line-break/><text:line-break/>陳真鞠躬致敬！ <text:line-break/><text:line-break/>2018. 09. 04. <text:line-break/>=============== <text:line-break/><text:line-break/>台大醫師13萬字挺核四 網友：光看序言眼眶就紅了 <text:line-break/><text:line-break/>聯合新聞網 <text:line-break/><text:line-break/>2018年9月5日 <text:line-break/><text:line-break/>去年815全台大停電，台大醫院前副院長王明鉅開始思索2025非核家園政策不當，今年三月他開始在臉書寫文章，至今竟寫了59篇13萬字，每篇都引起熱議，他說，在和核四前廠長王伯輝第一次長談後，他了解那種心痛，開始瘋狂投入推動以核養綠，他想將13萬字出書，收入捐給公投階段所需經費。有網友感動的說，光看這「鉅作」序言，眼眶就紅了。 <text:line-break/><text:line-break/>還有人登高一呼，請大家這幾天拼以核養綠達標，九月中接著繼續支持簽署核四公投連署書。 <text:line-break/><text:line-break/>王明鉅說，如果能有其他更好的選項，誰又要核能。但深入理解之後，他真的覺得，風險比想像中小很多。 <text:line-break/><text:line-break/>雖然他寫這些文字，原本是想為清大李敏教授他們所推動的以核養綠公民投票，作一些底層的說理與論述，後來吸引他瘋狂投入的，是和核四前廠長王伯輝長談之後。 <text:line-break/><text:line-break/>今年五月多，他和王伯輝約見面，一談就談了5小時，他聽王談到核四才剛動工就又被新上台的政府宣佈停建又動工，談到許多在貢寮的台電同仁與施工廠商，如何一步一步走過最困難的那段日子。談到他聽到核四1號機封存2號機停建的命令時，整個人傻住的心痛。 <text:line-break/><text:line-break/>王明鉅說，他了解那種心痛。因為他也有過那種心痛的經驗，他邊聽，眼睛裡全是淚水。他也被王廠長談話時臉上所散發出來的光芒與熱情感動，於是他開始寫臉書，天天寫臉書，拚命寫臉書。 <text:line-break/><text:line-break/>他原本只希望，未來當有人開罵誰這樣輕率地把台灣的核能發電廢除，讓電價更貴、電力供應更不穩定、甚至還因為碳排放更多害得台灣雨愈下愈可怕的時候，他可以說，他曾有大聲反對，不過，現在，他把希望再擴大了。 <text:line-break/><text:line-break/>他敢希望所參與的「以核養綠」廢除電業法95條之1的公民連署活動可以達標。也開始敢希望，今年11月24日以核養綠公民投票一定成功。 <text:line-break/><text:line-break/>他一口氣把59篇文章集結分享，並希望有出版業者，將它整理成電子書，一本賣100元，賣書收入捐給接下來公民投票階段所需要的經費支出。 <text:line-break/><text:line-break/>=================== <text:line-break/>台大醫師寫59篇文13萬字挺核四 全因一位退休老廠長 <text:line-break/><text:line-break/>TVBS新聞網 <text:line-break/>吳秉嵩 <text:line-break/><text:line-break/>2018年9月4日 下午11:27 <text:line-break/><text:line-break/>曾擔任台大醫院副院長的麻醉科教授王明鉅，從今年3月開始寫文章，探討廢除核四後的台灣能源問題，至今已經發表59篇長文，共約13萬字。9月4日中午，他在臉書上發文表示，自己比原本預計的還要投入，全因與一位退休核四廠長深談5小時，受到了感動與啟發，還希望未來若能出版成電子書，要把全部收入都捐給「以核養綠」，當作公投經費使用。 <text:line-break/><text:line-break/>貼文的一開始，王明鉅教授說自己是從2017年815大停電之後，才開始關心台灣能源問題，沒想到一研究，發現問題遠比單純的「反核」要嚴重許多。所以他從今年3月份開始寫文章，到了6月底後，更是密集寫，至今已有59篇長文探核能與台灣能源問題。 <text:line-break/><text:line-break/>王明炬認為，深入了解後，才發現核能其實是風險非常小，成本划算的能源。原本他想幫「以核養綠」的公投擔任論述與說理工作，但促使他更投入的，則是5月時，他與核四前廠長王伯輝的一次5小時長談。 <text:line-break/><text:line-break/>王明炬回憶，當時聽到對方描述，核四如何歷經剛動工，就被新政府宣布停建，接著再度動工，在貢寮的台電員工們努力度過困難的日子，廠長帶領工班，在核四大廳喊著「台灣加油」，以及最後1號機封存，2號機停建，所有人傻住、心痛的過程。 <text:line-break/><text:line-break/>「那麼多台灣第一流的工程師，投入了3000億，為了台灣未來每10支電線桿裡面就有一支的電來自龍門電廠的這個信念，所努力了那麼久的偉大工程，卻被許許許多多既不了解，也從來沒去過龍門電廠，沒看過核四的人，罵得一文不值，最後還在無數的政治壓力之下，戞然封存。」 <text:line-break/><text:line-break/>王明炬說，對方已經滿頭白髮，話語中仍充滿熱情與光芒，真心了解台灣能源面臨的困境，與最重要的支柱是什麼。但他也能理解，那種「努力奮鬥了十幾年之後，突然被人否定了一切的心痛。」 <text:line-break/><text:line-break/>為此他開始努力研究核電相關知識，在不熟悉的領域花上大把時間，只為了在臉書上發表文章，希望讓更多人看到，支持這個理念，不要輕率地把核電廠廢除。在未來痛罵上一代讓電價更貴，更多碳排放害慘台灣時，「我至少能夠說，我有大聲反對！」 <text:line-break/><text:line-break/>王明炬至今已經寫了59篇文章，共約13萬字，他把全部的標題與連結都整理在文末，並說希望有出版業者能合作，經由文字與美編排版，將這些變成電子書，假設每本100元，他會把所有收入全部捐出，當作「以核養綠」公投經費。</text:p>
      <text:p text:style-name="P1">李念淨   |  2018.09.04 17:49   |   <text:a xlink:type="simple" xlink:href="http://palinfo.habago.org/Entry?Command=Information_PrintForum&amp;iPage=60#FORUM36904"><text:span text:style-name="T1">#</text:span></text:a></text:p>
      <text:p text:style-name="P2">https://www.chinatimes.com/realtimenews/20180903001929-260407 <text:line-break/><text:line-break/>2018年09月03日 12:10 中時 張理國 <text:line-break/>以核養綠公投最後衝刺打算10日以後遞交連署書，中選會主委陳英鈐表示，若10日以後送連署書「非常有可能來不及」公投綁大選，但他也不知道以核養綠會不會今天看到報導，明天就來送件，他只知道10日送件非常可能來不及。 <text:line-break/><text:line-break/>搶搭公投綁大選列車，「東奧正名」、「婚姻平權」本周將陸續交件遞案，但陳英鈐表示，本周遞案者「有可能」來不及綁大選，但這也不保證來不及，中選不會刻意阻撓、也沒有優惠，就是照慣例來辦，多案都要依程序處理，但10日才送件者，是非常有可能來不及公投綁大選。 <text:line-break/><text:line-break/>陳英鈐另指出，近來接到戶所回報，有別的戶所的連署書送達，他已指示，就「判定無效」，因為這代表沒有做好確實分類，這也不是故意刁難，中選會不是只有處理1案，現在要同時處理9案，如果大家都這樣，中選會將無法依法履行職權，這也是提案人做得到的，也不是特別要求某個提案人，大家都一樣，也是行之有年的規定。 <text:line-break/><text:line-break/>== <text:line-break/><text:line-break/>然而正式的截止日期是9/14號 <text:line-break/>人渣黨也真奇妙，以前公投都沒有這個問題，怎麼今天居然說案件處理不完</text:p>
      <text:p text:style-name="P1">秉叡   |  2018.09.03 21:16   |   <text:a xlink:type="simple" xlink:href="http://palinfo.habago.org/Entry?Command=Information_PrintForum&amp;iPage=60#FORUM36903"><text:span text:style-name="T1">#</text:span></text:a></text:p>
      <text:p text:style-name="P3">一篇大陸網站上的翻譯，關於前陣子以色列通過的猶太民族國家法的看法： <text:line-break/><text:line-break/>Israel's Mask Slips Off <text:line-break/><text:line-break/>以色列的面具脱落了 <text:line-break/><text:line-break/><text:line-break/><text:line-break/>Written by DAVID PALUMBO-LIU <text:line-break/><text:line-break/><text:line-break/><text:line-break/>With its passage of the "Jewish Nation-State Law", Israel is no longer hiding the fact that it is not a democracy. <text:line-break/><text:line-break/>随着《犹太民族国家法》的通过, 以色列不再隐瞒它不再是民主国家的事实。 <text:line-break/><text:line-break/><text:line-break/><text:line-break/>On July 19, Israel's Knesset passed the "Jewish Nation-State Law." It is a simple and blunt instrument that has one purpose: to declare Israel a Jewish state and relegate all non-Jews to second-class citizenship. <text:line-break/><text:line-break/>在7月19日，以色列议会通过了《犹太民族国家法》。这是一份简单而直率的法律文件，其目的只有一个：宣布以色列为犹太国家，并给所有非犹太人二等公民的身份。 <text:line-break/><text:line-break/><text:line-break/><text:line-break/>There are two ways to look at this event. In one respect, it simply enshrines long-standing Israeli practices in law. Yet it also signals the abandonment of any pretense that Israel is, as it has long claimed, a democracy. <text:line-break/><text:line-break/>看待这一事件有两种方式。一方面，它简单地体现了以色列长期以来在法律上的做法。然而，这也标志着以色列放弃了它长期以来宣称自己是一个民主国家的借口。 <text:line-break/><text:line-break/><text:line-break/><text:line-break/>The Nation-State Law defines Israel as the national homeland of the Jewish people and asserts that "the realization of the right to national self-determination in Israel is unique to the Jewish people." Similarly, it promises that "Israel will ensure the safety of the Jewish people", but mentions the protection of no other group. <text:line-break/><text:line-break/>《民族国家法》将以色列定义为犹太人的民族家园并主张“在这个国家内行使民族自治权的独属于犹太人。”同样，它承诺“以色列将力争确保犹太人的安全”,但没有提到对其它群体的保护。 <text:line-break/><text:line-break/><text:line-break/><text:line-break/>Adalah attorney Fady Khoury puts it plainly:"In Israel, the new law explicitly defines the Jewish people as the only group with the only right to self-determination, while negating the rights of the indigenous people. This creates a system of hierarchy and supremacy." <text:line-break/><text:line-break/>阿达拉赫（Adalah）（1）的律师Fady Khoury直截了当地说：“在以色列，新法律明确规定犹太人是唯一拥有自决权的群体，同时否定了土著人民的权利。这就创造了一个等级制度和犹太人至上的体系。” <text:line-break/><text:line-break/><text:line-break/><text:line-break/>This completely changes the terrain upon which the Israel-Palestine issue can be debated around the world. <text:line-break/><text:line-break/>这完全改变了以色列-巴勒斯坦问题在全世界范围内被辩论的形势。 <text:line-break/><text:line-break/><text:line-break/><text:line-break/>Pro-Israel politicians in the United States, the United Kingdom, France, Canada, and elsewhere have tried (and in many cases succeeded in) passing legislation that equates criticism of Israeli state policies with antisemitism. They have attempted to muzzle debate and protest by slinging mud and mounting charges of bigotry: anybody who criticizes Israel must hate Jews. <text:line-break/><text:line-break/>美国、英国、法国、加拿大和其他地方的亲以色列政治家尝试过通过将批评以色列国家政策与反犹主义等同起来的立法（并且在很多情况下都成功了）。他们试图通过诽谤和带有偏见地指控“任何批评以色列的人一定是憎恨犹太人的”，来封锁反驳和抗议的言论。 <text:line-break/><text:line-break/><text:line-break/><text:line-break/>This is like saying that the Civil Rights Movement in the United States or the anti-apartheid movement in South Africa were based on anti-white animus. It was not racism against whites that drove people to dismantle discriminatory laws — it was a hatred of discrimination and bigotry that those laws reflected that motivated people to change the situation. <text:line-break/><text:line-break/>这就好比说，美国民权运动或南非反种族隔离运动是建立在反白人的基础上的。在驱使人们废除歧视性法律的，不是对白人的种族歧视，而是对那些体现出的歧视和偏见的法律的憎恨，在促使人们改变这样的情况。 <text:line-break/><text:line-break/><text:line-break/><text:line-break/>Nevertheless, for years, those who point out the decidedly undemocratic nature of Israeli policies in public debates have been tarred with antisemitism. <text:line-break/><text:line-break/>然而，多年来，那些在公共辩论中指出以色列政策是绝对不民主的人却被反犹主义的罪名所拖累。 <text:line-break/><text:line-break/><text:line-break/><text:line-break/>With the passage of this law, the practices and principles that have guided Israeli state policies for decades are before the world's eyes. So now the facts can finally have a real hearing, uncoupled from dishonest charges of antisemitism. <text:line-break/><text:line-break/>随着这项法律的通过，几十年来指导以色列国家政策的惯例和原则展现在世人眼前。而现在，事实终于从反犹主义的不诚实指控中解脱出来，可以有真正的申辩了。 <text:line-break/><text:line-break/><text:line-break/><text:line-break/>If pro-Israel US politicians have their way, such charges might well break federal law. A proposed "Anti-Semitism Awareness Act" is set for a vote in Congress. It is blatantly unconstitutional. The ACLU's statement sums up the issue thus: <text:line-break/><text:line-break/>如果亲以色列的美国政客一意孤行，这样的指控很可能会违反联邦法律。一个拟议的“注意反犹主义法案”将在国会被投票。这显然是违宪的。ACLU（美国公民自由协会）(2)的声明总结了这个问题： <text:line-break/><text:line-break/><text:line-break/><text:line-break/>"The proposed bill risks chilling constitutionally protected speech by incorrectly equating criticism of Israel with anti-Semitism. And there is no need for a new bill to protect students from anti-Semitic harassment, because that is already prohibited under Title VI. We worry that the law will lead colleges to suppress speech, especially if the Department of Education launches investigations simply because students have engaged in speech critical of Israel." <text:line-break/>“拟议的法案错误地将对以色列的批评与反犹主义等同起来，让受宪法保护的言论变得令人不寒而栗。我们不需要一个新的法案来保护学生免受反犹主义骚扰，因为这已经被民权法案第四款（3）所禁止了。我们担心该法律会导致大学压制言论，尤其是如果教育部门仅仅因为学生参与对以色列的言论批评就展开调查。” <text:line-break/><text:line-break/><text:line-break/>Indeed, all "anti-Semitism awareness" bills in Congress and in state legislatures should be entirely rewritten to acknowledge the new law. Rewritten, or better yet, scrapped completely, given that their principal purpose is to prevent criticism of Israel. Our entire understanding of Israel has now changed. With the new law essentially codifying apartheid, it is impossible to say that those criticizing Israel are antisemitic, since the evidence of systemic racism is not dispersed or informal anymore. <text:line-break/><text:line-break/>事实上，考虑到以色列的新法律，国会和州议会中的所有“注意反犹主义”的法案都应该完全改写。这些法律应被改写，或者最好完全废除，因为他们的主要目的是防止对以色列的批评。我们对以色列的认识现在已经完全改变了。由于以色列的新法律实质上是对种族隔离进行立法，系统性种族主义的证据不再是分散的或非正式的了，因此就不可能说那些批评以色列的人是反犹主义者了。 <text:line-break/><text:line-break/><text:line-break/><text:line-break/>For example, it is now impossible to say that the International Criminal Court's definition of apartheid does not apply to Israel. According to the ICC, apartheid is "an institutionalized regime of systematic oppression and domination by one racial group over any other racial group or groups and committed with the intention of maintaining that regime." The new law establishes precisely such a regime. <text:line-break/><text:line-break/>例如，现在不可能说国际刑事法院对种族隔离的定义不适用于以色列。根据国际刑事法院的规定，种族隔离是指“一个制度化的政权，它由一个种族团体对任何其他种族团体进行系统压迫和统治，并致力于维持该政权。”而新法律建立的就是这样一个政权。 <text:line-break/><text:line-break/><text:line-break/><text:line-break/>In "The Decline of the Nation-State and the End of the Rights of Man," Hannah Arendt argued that the "end of the rights of man" was largely attributable to the "state" giving way to the "nation": "the transformation of the state from an instrument of the law into an instrument of the nation had been completed; the nation had conquered the state, national interest had priority over the law long before Hitler could pronounce 'right is what is good for the German people.'" What she means is that the state, as a neutral and fair instrument of law, became subordinated to the ethno-nation organized around maintaining the supremacy of one group of people over all others. <text:line-break/><text:line-break/>在《民族国家的衰落和人的权利的终结》中，汉娜·阿伦特认为“人的权利的终结”很大程度上归因于“国家”（state）让位给“民族”（nation）：“国家从法律的工具变成民族的工具的转变已经被完成了。民族已经征服了国家，在希特勒声明‘对德国人有利的就是正确的‘之前，民族利益就已经高于法律了。”她的意思是，国家，作为中立和公正的法律工具，逐渐变得从属于民族身份，目的是保持一个民族的霸权地位。 <text:line-break/><text:line-break/><text:line-break/><text:line-break/>The new law does just this, pronouncing Israel as a Jewish supremacist state and announcing its mission to further violate international law by destroying more Palestinian and Bedouin villages and building more illegal settlements. <text:line-break/><text:line-break/>新的法律就是这样做的。它宣布以色列是一个犹太人至上主义国家，并宣布其任务是通过摧毁更多的巴勒斯坦和贝都因村庄，并建立更多的非法定居点来进一步破坏国际法。 <text:line-break/><text:line-break/><text:line-break/><text:line-break/>Let us be clear: no matter what Israel does with this new law — strengthen it, modify it, or even rescind it under international pressure — so long as it maintains its de facto policies of discrimination and destruction, nothing about the Israeli occupation of Palestine will have changed. What has changed is the final stripping away of any illusion of democracy in the state of Israel. <text:line-break/><text:line-break/>我们得明确一点：无论以色列之后如何对待这部新法律—加强它，修改它，或甚至在国际压力下废除它—只要以色列维持其事实上的歧视和破坏政策，以色列对巴勒斯坦的占领就不会有任何改变。真正改变了的，是以色列被剥开的民主幻象。 <text:line-break/><text:line-break/><text:line-break/><text:line-break/>1. 阿达拉赫（Adalah）指以色列阿拉伯少数民族权利法律中心（The Legal Center for Arab Minority Rights in Israel） <text:line-break/><text:line-break/><text:line-break/><text:line-break/>2. ACLU，指美国公民自由协会（American Civil Liberties Union） <text:line-break/><text:line-break/><text:line-break/><text:line-break/>3. 1964美国民权法案第四款：No person in the United States shall, on the ground of race, color, or national origin, be excluded from participation in, be denied the benefits of, or be subjected to discrimination under any program or activity receiving Federal financial assistance. <text:line-break/><text:line-break/><text:line-break/><text:line-break/><text:line-break/><text:line-break/>译者说明：本文原文于2018年7月31日刊登于美国雅各宾杂志（Jacobin Magazine），原作者为斯坦福大学教授David Palumbo-Liu。原作者对本文保留一切权利。 <text:line-break/><text:line-break/>原文链接：Israel’s Mask Slips Off <text:line-break/><text:line-break/>https://www.jacobinmag.com/2018/07/israel-jewish-nation-state-law-apartheid-palestine <text:line-break/><text:line-break/><text:line-break/>原文立场不代表译者立场。译者翻译水平糟糕，若有翻译问题希望得到指正。 <text:line-break/><text:line-break/><text:line-break/><text:line-break/>文章連結：https://zhuanlan.zhihu.com/p/41699939 <text:line-break/>＝＝＝＝＝＝＝＝＝＝＝＝＝＝＝＝＝＝＝＝＝＝＝＝＝＝＝＝ <text:line-break/><text:line-break/>以色列数万人示威反对《犹太民族国家法案》 <text:line-break/><text:line-break/>国际红色通讯 <text:line-break/>国际红色通讯 <text:line-break/>已关注 <text:line-break/>143 人赞了该文章 <text:line-break/>以色列共产党网站，2018年8月12日 <text:line-break/>8月11日星期六晚间，来自全国各地的数万阿拉伯人和犹太人涌向特拉维夫（Tel Aviv）的拉宾广场（Rabin Square），为反对种族主义的《犹太民族国家法案》举行第二次大规模抗议。游行群众由拉宾广场向特拉维夫博物馆（Tel Aviv Museum）进发，一路高举用阿拉伯文和希伯来文书写的、表达平等民主诉求和要求废除《法案》的标语。人们高呼：“不，不，这个法西斯法案不能通过！”另一些口号也在人群中回响：“毕比，毕比（译者注：内塔尼亚胡的绰号），下台，我们不要你！”，“我们都是兄弟！”，“犹太人和阿拉伯人不是敌人！”。 <text:line-break/><text:line-break/>阿拉伯高级监督委员会（The Higher Arab Monitoring Committee）组织了这次抗议。这是一个在政治领域代表以色列籍阿拉伯-巴勒斯坦社群的非政府组织。为此，阿拉伯高级监督委员会从海法、拿撒勒、黎以边境附近的阿拉伯-德鲁兹人村庄和内盖夫的阿拉伯-贝都因人聚居区（Haifa and Nazareth, Arab-Druze villages near the Lebanon frontier and Arab-Bedouin localities in the Negev）调集了300多辆大巴。“一车一车的阿拉伯人涌进抗议现场”，抗议支持者们说。这是对总理本雅明·内塔尼亚胡的嘲讽。他曾在上个大选日说，“一车一车的阿拉伯人涌进投票站”。 <text:line-break/><text:line-break/>几十个组织支持这次示威，包括：以色列共产党（Communist Party of Israel）、和平与平等民主阵线（Hadash，译者注：以色列共产党的选举组织）、梅雷兹党（Meretz，译者注：社会党国际成员）、阿拉伯复兴运动（Arab Movement for Renewal）、埃塞俄比亚犹太人协会（Association for Ethiopian Jews）、立刻和平（Peace Now）、以色列宗教行动中心（Israel Religious Action Center）、站在一起（StandingTogether）、斯基库协会（Sikkuy，译者注：致力于促进巴勒斯坦人和犹太人之间和平、平等的社会组织）、以色列反种族主义联盟（Coalition Against Racism in Israel）、平等事务中心（Mossawa Center）、工党青年（Labor Party youth）、以色列公民权益协会（Association for Civil Rights in Israel）、前进-社区行动（Zazim—Community Action）、内盖夫公民平等共享论坛（Negev Coexistence Forum for Civil Equality）、库蓝组织（Kulan）、社会主义斗争（Socialist Struggle）、新以色列基金和萌芽（New Israel Fund and Shatil）、吉瓦特伴侣组织（Givat Haviva）、以色列和平集团（Gush Shalom）、在岗工人联盟（Koah La’Ovdim Worker’s Union）、人权医师组织（Physicians for Human Rights）、因贾兹中心（Injaz Center）、埃米克沙威组织（Emek Shave，译者注：一个考古学领域的协会）、耶什丁组织（Yesh Din，译者注：人权志愿者组织）、和平斗士组织（Combatants for Peace）、以色列巴勒斯坦人父母圈（The Israeli-Palestinian Parents Circle）、大赦国际（Amnesty）、和平绿洲组织（Wahatal-Salam–Neve Shalom）。 <text:line-break/><text:line-break/>在活动中发表演讲的人包括：和平与平等民主阵线前国会议员、以色列共产党领导人穆罕默德·巴拉赫（Mohammad Barakeh），阿拉伯事务高级委员会（High Follow-up Committee for Arab Affairs）主席马赞·加内姆（Mazen Ganaim），萨赫宁（Sakhnin）市长、全国阿拉伯社区领导人委员会（National Council of Arab Community Leaders）主席、著名社会学家伊娃·依鲁兹（Eva Illouz）教授，《国土报》（Haaretz）社长阿摩斯·司朔肯（Amos Schocken），历史学家凯斯·菲尔罗（Kais Firro）教授。 <text:line-break/><text:line-break/>前国会议员、以色列共产党领导人穆罕穆德·巴拉赫祝上周忍受中风病痛的和平活动家乌里·阿维内利（Uri Avneri）早日康复。他接着说：“朋友们，你们很清楚——在场的阿拉伯人的想法并不全一样，犹太人的想法也不全一样。但今天大家都来到了抗议现场。大浩劫（Nakba，1948年的巴勒斯坦难民潮）不会再次发生！我们就站在这里！”。他最后说：“我们能克服困难！”巴拉赫向群众呼吁：“要取消这个可憎的、肮脏的、被内塔尼亚胡及其政府叫做《民族国家法案》的东西。” <text:line-break/><text:line-break/>社会学家伊娃·依鲁兹教授在演讲开始时流下了眼泪。她回忆起童年时代，作为犹太裔摩洛哥移民来到法国的经历。她说：“平等不是个抽象的东西。当你被平等对待时，就不会担惊受怕。你活着会觉得有尊严。平等从内塑造人，而社会从外塑造人。” <text:line-break/><text:line-break/>在抗议开始前，“共同名单”（Joint List，译者注：以色列共产党参加的选举联盟）领导人、和平与平等民主阵线国会议员艾曼·奥德（Ayman Odeh）告诉《新消息报》（Ynet）：“带着反对《法案》的民主而正义的声音，数万阿拉伯和犹太群众正在去往特拉维夫的路上。一个民主的国家，必须是为了全体公民的国家。”和平与平等民主阵线的另一位国会议员尤塞夫·贾巴林（Yousef Jabareen）说，这次抗议是多年以来“在特拉维夫发生的对阿拉伯人来说最重要的抗议”。 <text:line-break/><text:line-break/>和平与平等民主阵线前国会议员、以色列共产党中央政治局成员伊萨姆·马库尔（Issam Makhoul）强调了这次示威的重要性。“这是最重要的示威活动之一。这一示威要求改变以色列当前的思维方式。力图否定阿拉伯裔居民的思维，对两个民族都很危险。我们两个民族都是这个国家的一部分。我们的公民身份来源于我们对家园的归属感。我们不允许任何人损害我们的民族地位和公民地位。” <text:line-break/><text:line-break/>“共同名单”和梅雷兹党的所有国会议员都参加了这一示威。然而，犹太复国主义者联盟（Zionist Union）只有两位国会议员米奇·罗森塔尔（Micky Rosentha）和祖哈·巴巴卢（Zuhair Bahalul）参加了抗议。犹太复国主义者联盟的新领导人齐皮·利夫尼（Tzipi Livni）告诉军方电台（Army Radio），她不会参加这一游行，因为“阿拉伯人‘共同名单’的一些成员，不认同她‘以色列是犹太民族国家’的看法。” <text:line-break/><text:line-break/>8月9日，以色列希腊东正教理事会（Council of the Greek Orthodox Church in Israel）呼吁其成员参加11日的抗议活动。该组织称，《犹太国家民族法案》否定了阿拉伯少数族裔在以色列的历史存在，严重损害了他们的利益，还危害基督教和穆斯林的圣地。耶路撒冷拉丁礼宗主教（Latin Patriarchate）呼吁“所有仍深信平等理念的以色列公民……发出他们反对这一法案的声音，发出反对这个国家未来危险的声音。” <text:line-break/><text:line-break/>相关资料： <text:line-break/>和平与平等民主阵线是以色列共产党的选举组织，是“共同名单”选举联盟的成员。梅雷兹党是社会党国际的成员。犹太复国主义者联盟是目前以色列最大的反对党联盟，据称持中左立场。以上组织都支持两国方案。 <text:line-break/>以色列执政党利库德集团主张吞并巴勒斯坦全部领土，反对两国方案。 <text:line-break/>以色列国会共有120个议席，“共同名单”有13席（其中和平与平等民主阵线有4席），梅雷兹党有5席，犹太复国主义者联盟有24席，利库德集团有30席。 <text:line-break/><text:line-break/>来源：以色列共产党网站 <text:line-break/><text:line-break/>原文链接：Tens of Thousands, Arabs &amp;; Jews, Protest Nation-State Law in T-A <text:line-break/><text:line-break/>https://zhuanlan.zhihu.com/p/43375884</text:p>
      <text:p text:style-name="P1">陳真   |  2018.09.01 02:11   |   <text:a xlink:type="simple" xlink:href="http://palinfo.habago.org/Entry?Command=Information_PrintForum&amp;iPage=60#FORUM36902"><text:span text:style-name="T1">#</text:span></text:a></text:p>
      <text:p text:style-name="P2">這類漂亮話，人渣每天都會講上好幾次，因此日期是 17號或18號講的，並沒有差別。引用人渣的鳥話就已經很痛苦了，究竟是哪一天放的屁，無關對錯，無須細究。</text:p>
      <text:p text:style-name="P4"/>
      <text:p text:style-name="P1">葉華   |  2018.09.01 01:12   |   <text:a xlink:type="simple" xlink:href="http://palinfo.habago.org/Entry?Command=Information_PrintForum&amp;iPage=61#FORUM36901"><text:span text:style-name="T1">#</text:span></text:a></text:p>
      <text:p text:style-name="P2">https://imgur.com/EUPBZ6T.jpg</text:p>
      <text:p text:style-name="P1">葉華   |  2018.09.01 01:10   |   <text:a xlink:type="simple" xlink:href="http://palinfo.habago.org/Entry?Command=Information_PrintForum&amp;iPage=61#FORUM36900"><text:span text:style-name="T1">#</text:span></text:a></text:p>
      <text:p text:style-name="P3">哈囉~陳醫生，剛剛想去查蔡英文的新聞相片，發現~其實他那句話在4/17日就出現了耶，您要不要做一下更改?這邊不能貼照片，我有截圖了...</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